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54in"/>
    </style:style>
    <style:style style:name="co40" style:family="table-column">
      <style:table-column-properties fo:break-before="auto" style:column-width="1.8264in"/>
    </style:style>
    <style:style style:name="co41" style:family="table-column">
      <style:table-column-properties fo:break-before="auto" style:column-width="2.3791in"/>
    </style:style>
    <style:style style:name="co42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0.8882in"/>
    </style:style>
    <style:style style:name="co43" style:family="table-column">
      <style:table-column-properties fo:break-before="auto" style:column-width="3.0854in"/>
    </style:style>
    <style:style style:name="co44" style:family="table-column">
      <style:table-column-properties fo:break-before="auto" style:column-width="2.0063in"/>
    </style:style>
    <style:style style:name="co45" style:family="table-column">
      <style:table-column-properties fo:break-before="auto" style:column-width="2.25in"/>
    </style:style>
    <style:style style:name="co46" style:family="table-column">
      <style:table-column-properties fo:break-before="auto" style:column-width="1.672in"/>
    </style:style>
    <style:style style:name="co47" style:family="table-column">
      <style:table-column-properties fo:break-before="auto" style:column-width="4.0756in"/>
    </style:style>
    <style:style style:name="co54" style:family="table-column">
      <style:table-column-properties fo:break-before="auto" style:column-width="1.5173in"/>
    </style:style>
    <style:style style:name="co55" style:family="table-column">
      <style:table-column-properties fo:break-before="auto" style:column-width="3.9339in"/>
    </style:style>
    <style:style style:name="co56" style:family="table-column">
      <style:table-column-properties fo:break-before="auto" style:column-width="2.4307in"/>
    </style:style>
    <style:style style:name="co15" style:family="table-column">
      <style:table-column-properties fo:break-before="auto" style:column-width="0.6307in"/>
    </style:style>
    <style:style style:name="co16" style:family="table-column">
      <style:table-column-properties fo:break-before="auto" style:column-width="1.3374in"/>
    </style:style>
    <style:style style:name="co17" style:family="table-column">
      <style:table-column-properties fo:break-before="auto" style:column-width="3.15in"/>
    </style:style>
    <style:style style:name="co18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835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9807in"/>
    </style:style>
    <style:style style:name="co23" style:family="table-column">
      <style:table-column-properties fo:break-before="auto" style:column-width="0.6047in"/>
    </style:style>
    <style:style style:name="co24" style:family="table-column">
      <style:table-column-properties fo:break-before="auto" style:column-width="1.1575in"/>
    </style:style>
    <style:style style:name="co25" style:family="table-column">
      <style:table-column-properties fo:break-before="auto" style:column-width="0.9138in"/>
    </style:style>
    <style:style style:name="co48" style:family="table-column">
      <style:table-column-properties fo:break-before="auto" style:column-width="0.5665in"/>
    </style:style>
    <style:style style:name="co49" style:family="table-column">
      <style:table-column-properties fo:break-before="auto" style:column-width="1.3252in"/>
    </style:style>
    <style:style style:name="co50" style:family="table-column">
      <style:table-column-properties fo:break-before="auto" style:column-width="0.6437in"/>
    </style:style>
    <style:style style:name="co51" style:family="table-column">
      <style:table-column-properties fo:break-before="auto" style:column-width="0.5925in"/>
    </style:style>
    <style:style style:name="co52" style:family="table-column">
      <style:table-column-properties fo:break-before="auto" style:column-width="2.0575in"/>
    </style:style>
    <style:style style:name="co53" style:family="table-column">
      <style:table-column-properties fo:break-before="auto" style:column-width="1.8902in"/>
    </style:style>
    <style:style style:name="co32" style:family="table-column">
      <style:table-column-properties fo:break-before="auto" style:column-width="0.5835in"/>
    </style:style>
    <style:style style:name="co33" style:family="table-column">
      <style:table-column-properties fo:break-before="auto" style:column-width="1.6075in"/>
    </style:style>
    <style:style style:name="co34" style:family="table-column">
      <style:table-column-properties fo:break-before="auto" style:column-width="2.048in"/>
    </style:style>
    <style:style style:name="co35" style:family="table-column">
      <style:table-column-properties fo:break-before="auto" style:column-width="0.6984in"/>
    </style:style>
    <style:style style:name="co37" style:family="table-column">
      <style:table-column-properties fo:break-before="auto" style:column-width="1.7874in"/>
    </style:style>
    <style:style style:name="co38" style:family="table-column">
      <style:table-column-properties fo:break-before="auto" style:column-width="2.5846in"/>
    </style:style>
    <style:style style:name="co39" style:family="table-column">
      <style:table-column-properties fo:break-before="auto" style:column-width="1.9929in"/>
    </style:style>
    <style:style style:name="ro1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665in" fo:break-before="auto" style:use-optimal-row-height="true"/>
    </style:style>
    <style:style style:name="ro9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17" style:family="table-cell" style:parent-style-name="Default" style:data-style-name="N3"/>
    <style:style style:name="ce8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0.0138in solid #000000" style:diagonal-bl-tr="none" style:diagonal-tl-br="none" fo:background-color="transparent" fo:border-left="none" fo:border-right="none" style:rotation-align="none" fo:border-top="none"/>
    </style:style>
    <style:style style:name="ce10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Chaos" table:style-name="ta1" table:print="false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3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Creator(s)</text:p>
          </table:table-cell>
          <table:table-cell table:style-name="ce1" office:value-type="string">
            <text:p>Area Name</text:p>
          </table:table-cell>
          <table:table-cell table:style-name="ce1" office:value-type="string">
            <text:p>Realm</text:p>
          </table:table-cell>
          <table:table-cell table:style-name="ce1" office:value-type="string">
            <text:p>Explored</text:p>
          </table:table-cell>
          <table:table-cell table:style-name="ce1" office:value-type="string">
            <text:p>Notes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Adalius</text:p>
          </table:table-cell>
          <table:table-cell office:value-type="string">
            <text:p>B Sharp Jazz Club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Adalius</text:p>
          </table:table-cell>
          <table:table-cell office:value-type="string">
            <text:p>Dexter's laborator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string">
            <text:p>alfonzo and tuesdai</text:p>
          </table:table-cell>
          <table:table-cell office:value-type="string">
            <text:p>Alfonzo's Nightmar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string">
            <text:p>Amish</text:p>
          </table:table-cell>
          <table:table-cell office:value-type="string">
            <text:p>Halo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string">
            <text:p>Aneki</text:p>
          </table:table-cell>
          <table:table-cell office:value-type="string">
            <text:p>Dragonball Z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string">
            <text:p>Aneki and Adalius</text:p>
          </table:table-cell>
          <table:table-cell office:value-type="string">
            <text:p>Archo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string">
            <text:p>Artex</text:p>
          </table:table-cell>
          <table:table-cell office:value-type="string">
            <text:p>Freeze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 office:value-type="string">
            <text:p>Da Freezer</text:p>
          </table:table-cell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string">
            <text:p>Artex</text:p>
          </table:table-cell>
          <table:table-cell office:value-type="string">
            <text:p>Hyperfunkzon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string">
            <text:p>artex and maphingis</text:p>
          </table:table-cell>
          <table:table-cell office:value-type="string">
            <text:p>Hyperfunkzone 2.0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string">
            <text:p>Aserena</text:p>
          </table:table-cell>
          <table:table-cell office:value-type="string">
            <text:p>Waldo's 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string">
            <text:p>aserena and frizzle</text:p>
          </table:table-cell>
          <table:table-cell office:value-type="string">
            <text:p>Electric Cav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string">
            <text:p>Ath</text:p>
          </table:table-cell>
          <table:table-cell office:value-type="string">
            <text:p>The Black Ca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string">
            <text:p>Aztec</text:p>
          </table:table-cell>
          <table:table-cell office:value-type="string">
            <text:p>Zippo Showca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string">
            <text:p>Bake</text:p>
          </table:table-cell>
          <table:table-cell office:value-type="string">
            <text:p>Chaos Museu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string">
            <text:p>Bake</text:p>
          </table:table-cell>
          <table:table-cell office:value-type="string">
            <text:p>OJ Cow's Apartmen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string">
            <text:p>Barrayani</text:p>
          </table:table-cell>
          <table:table-cell office:value-type="string">
            <text:p>The Tabard In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string">
            <text:p>Bebe</text:p>
          </table:table-cell>
          <table:table-cell office:value-type="string">
            <text:p>A Gigantic Bedroo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Blazen</text:p>
          </table:table-cell>
          <table:table-cell office:value-type="string">
            <text:p>Forest of Wolv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Blizzard</text:p>
          </table:table-cell>
          <table:table-cell office:value-type="string">
            <text:p>Aquariu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string">
            <text:p>Blizzard</text:p>
          </table:table-cell>
          <table:table-cell office:value-type="string">
            <text:p>Physics Lab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4">
            <text:p>54</text:p>
          </table:table-cell>
          <table:table-cell office:value-type="string">
            <text:p>Briareos</text:p>
          </table:table-cell>
          <table:table-cell office:value-type="string">
            <text:p>Pandaemoniu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aelestis</text:p>
          </table:table-cell>
          <table:table-cell office:value-type="string">
            <text:p>PG's</text:p>
          </table:table-cell>
          <table:table-cell office:value-type="string">
            <text:p>Chaos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58">
            <text:p>58</text:p>
          </table:table-cell>
          <table:table-cell office:value-type="string">
            <text:p>Cailet</text:p>
          </table:table-cell>
          <table:table-cell office:value-type="string">
            <text:p>Inn of the Last Hom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1">
            <text:p>61</text:p>
          </table:table-cell>
          <table:table-cell office:value-type="string">
            <text:p>Calico and Slick</text:p>
          </table:table-cell>
          <table:table-cell office:value-type="string">
            <text:p>Cryde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7">
            <text:p>67</text:p>
          </table:table-cell>
          <table:table-cell office:value-type="string">
            <text:p>Chris</text:p>
          </table:table-cell>
          <table:table-cell office:value-type="string">
            <text:p>Monkeytow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83">
            <text:p>83</text:p>
          </table:table-cell>
          <table:table-cell office:value-type="string">
            <text:p>Crossbone</text:p>
          </table:table-cell>
          <table:table-cell office:value-type="string">
            <text:p>Spooky Pin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1">
            <text:p>91</text:p>
          </table:table-cell>
          <table:table-cell office:value-type="string">
            <text:p>Darwi</text:p>
          </table:table-cell>
          <table:table-cell office:value-type="string">
            <text:p>Toddler 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2">
            <text:p>92</text:p>
          </table:table-cell>
          <table:table-cell office:value-type="string">
            <text:p>Darwi</text:p>
          </table:table-cell>
          <table:table-cell office:value-type="string">
            <text:p>Used Car Lo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3">
            <text:p>93</text:p>
          </table:table-cell>
          <table:table-cell office:value-type="string">
            <text:p>Dayln</text:p>
          </table:table-cell>
          <table:table-cell office:value-type="string">
            <text:p>Dayln's Min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06">
            <text:p>106</text:p>
          </table:table-cell>
          <table:table-cell office:value-type="string">
            <text:p>Distortion</text:p>
          </table:table-cell>
          <table:table-cell office:value-type="string">
            <text:p>The Ten Commandment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07">
            <text:p>107</text:p>
          </table:table-cell>
          <table:table-cell office:value-type="string">
            <text:p>Doh</text:p>
          </table:table-cell>
          <table:table-cell office:value-type="string">
            <text:p>A Spectral Ware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08">
            <text:p>108</text:p>
          </table:table-cell>
          <table:table-cell office:value-type="string">
            <text:p>Doh and Lostar</text:p>
          </table:table-cell>
          <table:table-cell office:value-type="string">
            <text:p>The Simpson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11">
            <text:p>111</text:p>
          </table:table-cell>
          <table:table-cell office:value-type="string">
            <text:p>Dozy</text:p>
          </table:table-cell>
          <table:table-cell office:value-type="string">
            <text:p>Kyoto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 office:value-type="string">
            <text:p>wandering vampire boy in chaos</text:p>
          </table:table-cell>
        </table:table-row>
        <table:table-row table:style-name="ro1" table:visibility="filter">
          <table:table-cell office:value-type="float" office:value="112">
            <text:p>112</text:p>
          </table:table-cell>
          <table:table-cell office:value-type="string">
            <text:p>Drakacanus</text:p>
          </table:table-cell>
          <table:table-cell office:value-type="string">
            <text:p>Darkmoor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14">
            <text:p>114</text:p>
          </table:table-cell>
          <table:table-cell office:value-type="string">
            <text:p>Druss</text:p>
          </table:table-cell>
          <table:table-cell office:value-type="string">
            <text:p>Chaos Candy Stor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15">
            <text:p>115</text:p>
          </table:table-cell>
          <table:table-cell office:value-type="string">
            <text:p>Druss</text:p>
          </table:table-cell>
          <table:table-cell office:value-type="string">
            <text:p>Leprechaun Villag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25">
            <text:p>125</text:p>
          </table:table-cell>
          <table:table-cell office:value-type="string">
            <text:p>Eek and Beefcake</text:p>
          </table:table-cell>
          <table:table-cell office:value-type="string">
            <text:p>Fidohell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26">
            <text:p>126</text:p>
          </table:table-cell>
          <table:table-cell office:value-type="string">
            <text:p>Eek and Beefcake</text:p>
          </table:table-cell>
          <table:table-cell office:value-type="string">
            <text:p>The Tree of Lif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32">
            <text:p>132</text:p>
          </table:table-cell>
          <table:table-cell office:value-type="string">
            <text:p>Eliot</text:p>
          </table:table-cell>
          <table:table-cell office:value-type="string">
            <text:p>Mystic Fores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37">
            <text:p>137</text:p>
          </table:table-cell>
          <table:table-cell office:value-type="string">
            <text:p>Fido</text:p>
          </table:table-cell>
          <table:table-cell office:value-type="string">
            <text:p>Hellpi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39">
            <text:p>139</text:p>
          </table:table-cell>
          <table:table-cell office:value-type="string">
            <text:p>Flaxen</text:p>
          </table:table-cell>
          <table:table-cell office:value-type="string">
            <text:p>Happy Ed's Chinchilla Far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41">
            <text:p>141</text:p>
          </table:table-cell>
          <table:table-cell office:value-type="string">
            <text:p>Flaxen and Beast</text:p>
          </table:table-cell>
          <table:table-cell office:value-type="string">
            <text:p>Chicago Zoo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43">
            <text:p>143</text:p>
          </table:table-cell>
          <table:table-cell office:value-type="string">
            <text:p>Foggie</text:p>
          </table:table-cell>
          <table:table-cell office:value-type="string">
            <text:p>Old Woman in the Sho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44">
            <text:p>144</text:p>
          </table:table-cell>
          <table:table-cell office:value-type="string">
            <text:p>Frizzle</text:p>
          </table:table-cell>
          <table:table-cell office:value-type="string">
            <text:p>Ladde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51">
            <text:p>151</text:p>
          </table:table-cell>
          <table:table-cell office:value-type="string">
            <text:p>Glorfindel</text:p>
          </table:table-cell>
          <table:table-cell office:value-type="string">
            <text:p>Chaotic Fores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52">
            <text:p>152</text:p>
          </table:table-cell>
          <table:table-cell office:value-type="string">
            <text:p>Glorfindel</text:p>
          </table:table-cell>
          <table:table-cell office:value-type="string">
            <text:p>Disney Worl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53">
            <text:p>153</text:p>
          </table:table-cell>
          <table:table-cell office:value-type="string">
            <text:p>Glorfindel</text:p>
          </table:table-cell>
          <table:table-cell office:value-type="string">
            <text:p>Epco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54">
            <text:p>154</text:p>
          </table:table-cell>
          <table:table-cell office:value-type="string">
            <text:p>Glorfindel</text:p>
          </table:table-cell>
          <table:table-cell office:value-type="string">
            <text:p>Mud Puddl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57">
            <text:p>157</text:p>
          </table:table-cell>
          <table:table-cell office:value-type="string">
            <text:p>Glorfindel</text:p>
          </table:table-cell>
          <table:table-cell office:value-type="string">
            <text:p>The Big Red Sho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58">
            <text:p>158</text:p>
          </table:table-cell>
          <table:table-cell office:value-type="string">
            <text:p>Gogglesman</text:p>
          </table:table-cell>
          <table:table-cell office:value-type="string">
            <text:p>Fraggle Rock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61">
            <text:p>161</text:p>
          </table:table-cell>
          <table:table-cell office:value-type="string">
            <text:p>Green</text:p>
          </table:table-cell>
          <table:table-cell office:value-type="string">
            <text:p>Antietam Battlefiel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63">
            <text:p>163</text:p>
          </table:table-cell>
          <table:table-cell office:value-type="string">
            <text:p>Green</text:p>
          </table:table-cell>
          <table:table-cell office:value-type="string">
            <text:p>Ultimate Tournamen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65">
            <text:p>165</text:p>
          </table:table-cell>
          <table:table-cell office:value-type="string">
            <text:p>Groosh</text:p>
          </table:table-cell>
          <table:table-cell office:value-type="string">
            <text:p>Care Bear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69">
            <text:p>169</text:p>
          </table:table-cell>
          <table:table-cell office:value-type="string">
            <text:p>Hayt</text:p>
          </table:table-cell>
          <table:table-cell office:value-type="string">
            <text:p>ROTC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71">
            <text:p>171</text:p>
          </table:table-cell>
          <table:table-cell office:value-type="string">
            <text:p>Heath</text:p>
          </table:table-cell>
          <table:table-cell office:value-type="string">
            <text:p>Hockey Arena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74">
            <text:p>174</text:p>
          </table:table-cell>
          <table:table-cell office:value-type="string">
            <text:p>Highlord</text:p>
          </table:table-cell>
          <table:table-cell office:value-type="string">
            <text:p>Elemental Planes (Earth)</text:p>
          </table:table-cell>
          <table:table-cell office:value-type="string">
            <text:p>Chaos</text:p>
          </table:table-cell>
          <table:table-cell/>
          <table:table-cell office:value-type="string">
            <text:p>closed</text:p>
          </table:table-cell>
        </table:table-row>
        <table:table-row table:style-name="ro1" table:visibility="filter">
          <table:table-cell office:value-type="float" office:value="178">
            <text:p>178</text:p>
          </table:table-cell>
          <table:table-cell office:value-type="string">
            <text:p>Igor</text:p>
          </table:table-cell>
          <table:table-cell office:value-type="string">
            <text:p>Ice Fishing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79">
            <text:p>179</text:p>
          </table:table-cell>
          <table:table-cell office:value-type="string">
            <text:p>Igor</text:p>
          </table:table-cell>
          <table:table-cell office:value-type="string">
            <text:p>Laboratory Maz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81">
            <text:p>181</text:p>
          </table:table-cell>
          <table:table-cell office:value-type="string">
            <text:p>Igor and Edroman</text:p>
          </table:table-cell>
          <table:table-cell office:value-type="string">
            <text:p>WWF Ring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84">
            <text:p>184</text:p>
          </table:table-cell>
          <table:table-cell office:value-type="string">
            <text:p>Infiniti</text:p>
          </table:table-cell>
          <table:table-cell office:value-type="string">
            <text:p>Calvin and Hobb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85">
            <text:p>185</text:p>
          </table:table-cell>
          <table:table-cell office:value-type="string">
            <text:p>Infiniti</text:p>
          </table:table-cell>
          <table:table-cell office:value-type="string">
            <text:p>Nethack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88">
            <text:p>188</text:p>
          </table:table-cell>
          <table:table-cell office:value-type="string">
            <text:p>It</text:p>
          </table:table-cell>
          <table:table-cell office:value-type="string">
            <text:p>Haunted 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89">
            <text:p>189</text:p>
          </table:table-cell>
          <table:table-cell office:value-type="string">
            <text:p>It</text:p>
          </table:table-cell>
          <table:table-cell office:value-type="string">
            <text:p>Lost Ship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90">
            <text:p>190</text:p>
          </table:table-cell>
          <table:table-cell office:value-type="string">
            <text:p>Jaxom</text:p>
          </table:table-cell>
          <table:table-cell office:value-type="string">
            <text:p>Illuminati Pyrami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95">
            <text:p>195</text:p>
          </table:table-cell>
          <table:table-cell office:value-type="string">
            <text:p>Joker</text:p>
          </table:table-cell>
          <table:table-cell office:value-type="string">
            <text:p>Gremlin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96">
            <text:p>196</text:p>
          </table:table-cell>
          <table:table-cell office:value-type="string">
            <text:p>Joker</text:p>
          </table:table-cell>
          <table:table-cell office:value-type="string">
            <text:p>Smileylan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97">
            <text:p>197</text:p>
          </table:table-cell>
          <table:table-cell office:value-type="string">
            <text:p>Jr</text:p>
          </table:table-cell>
          <table:table-cell office:value-type="string">
            <text:p>The Magic Fungu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03">
            <text:p>203</text:p>
          </table:table-cell>
          <table:table-cell office:value-type="string">
            <text:p>Kendric</text:p>
          </table:table-cell>
          <table:table-cell office:value-type="string">
            <text:p>3Kraf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04">
            <text:p>204</text:p>
          </table:table-cell>
          <table:table-cell office:value-type="string">
            <text:p>Kendric</text:p>
          </table:table-cell>
          <table:table-cell office:value-type="string">
            <text:p>Dead or Alive 3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05">
            <text:p>205</text:p>
          </table:table-cell>
          <table:table-cell office:value-type="string">
            <text:p>Kendric</text:p>
          </table:table-cell>
          <table:table-cell office:value-type="string">
            <text:p>Diablo II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06">
            <text:p>206</text:p>
          </table:table-cell>
          <table:table-cell office:value-type="string">
            <text:p>Kendric</text:p>
          </table:table-cell>
          <table:table-cell office:value-type="string">
            <text:p>Gamer's 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11">
            <text:p>211</text:p>
          </table:table-cell>
          <table:table-cell office:value-type="string">
            <text:p>Kinslayer</text:p>
          </table:table-cell>
          <table:table-cell office:value-type="string">
            <text:p>Burdog Gorg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13">
            <text:p>213</text:p>
          </table:table-cell>
          <table:table-cell office:value-type="string">
            <text:p>Kintax</text:p>
          </table:table-cell>
          <table:table-cell office:value-type="string">
            <text:p>Chaos Mall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16">
            <text:p>216</text:p>
          </table:table-cell>
          <table:table-cell office:value-type="string">
            <text:p>Kintax</text:p>
          </table:table-cell>
          <table:table-cell office:value-type="string">
            <text:p>Otyugh Cav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17">
            <text:p>217</text:p>
          </table:table-cell>
          <table:table-cell office:value-type="string">
            <text:p>Kintax</text:p>
          </table:table-cell>
          <table:table-cell office:value-type="string">
            <text:p>R'lyeh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24">
            <text:p>224</text:p>
          </table:table-cell>
          <table:table-cell office:value-type="string">
            <text:p>Kohl and Sioux</text:p>
          </table:table-cell>
          <table:table-cell office:value-type="string">
            <text:p>Game Show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26">
            <text:p>226</text:p>
          </table:table-cell>
          <table:table-cell office:value-type="string">
            <text:p>Koronin</text:p>
          </table:table-cell>
          <table:table-cell office:value-type="string">
            <text:p>Billy Bob's Big Top Circu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27">
            <text:p>227</text:p>
          </table:table-cell>
          <table:table-cell office:value-type="string">
            <text:p>Koronin</text:p>
          </table:table-cell>
          <table:table-cell office:value-type="string">
            <text:p>Jag's Ba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28">
            <text:p>228</text:p>
          </table:table-cell>
          <table:table-cell office:value-type="string">
            <text:p>Koronin</text:p>
          </table:table-cell>
          <table:table-cell office:value-type="string">
            <text:p>Seinfeld Studio Se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32">
            <text:p>232</text:p>
          </table:table-cell>
          <table:table-cell office:value-type="string">
            <text:p>Lauranna</text:p>
          </table:table-cell>
          <table:table-cell office:value-type="string">
            <text:p>Twelve Dancing Princess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34">
            <text:p>234</text:p>
          </table:table-cell>
          <table:table-cell office:value-type="string">
            <text:p>Lime</text:p>
          </table:table-cell>
          <table:table-cell office:value-type="string">
            <text:p>Death Taco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35">
            <text:p>235</text:p>
          </table:table-cell>
          <table:table-cell office:value-type="string">
            <text:p>Lime</text:p>
          </table:table-cell>
          <table:table-cell office:value-type="string">
            <text:p>Looking-Glass Lan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38">
            <text:p>238</text:p>
          </table:table-cell>
          <table:table-cell office:value-type="string">
            <text:p>Lipscom</text:p>
          </table:table-cell>
          <table:table-cell office:value-type="string">
            <text:p>Xanth Swamp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48">
            <text:p>248</text:p>
          </table:table-cell>
          <table:table-cell office:value-type="string">
            <text:p>Lostar</text:p>
          </table:table-cell>
          <table:table-cell office:value-type="string">
            <text:p>Lostar's Bedroo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2">
            <text:p>252</text:p>
          </table:table-cell>
          <table:table-cell office:value-type="string">
            <text:p>Machina</text:p>
          </table:table-cell>
          <table:table-cell office:value-type="string">
            <text:p>Evil Squirrel Tre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4">
            <text:p>254</text:p>
          </table:table-cell>
          <table:table-cell office:value-type="string">
            <text:p>Manson</text:p>
          </table:table-cell>
          <table:table-cell office:value-type="string">
            <text:p>Cloud Cit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60">
            <text:p>260</text:p>
          </table:table-cell>
          <table:table-cell office:value-type="string">
            <text:p>Mischief</text:p>
          </table:table-cell>
          <table:table-cell office:value-type="string">
            <text:p>Larissa's Fun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61">
            <text:p>261</text:p>
          </table:table-cell>
          <table:table-cell office:value-type="string">
            <text:p>Mischief</text:p>
          </table:table-cell>
          <table:table-cell office:value-type="string">
            <text:p>Mouse Trails Cottag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68">
            <text:p>268</text:p>
          </table:table-cell>
          <table:table-cell office:value-type="string">
            <text:p>mischief and simetra</text:p>
          </table:table-cell>
          <table:table-cell office:value-type="string">
            <text:p>Body Mansio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6">
            <text:p>276</text:p>
          </table:table-cell>
          <table:table-cell office:value-type="string">
            <text:p>Mithrandir</text:p>
          </table:table-cell>
          <table:table-cell office:value-type="string">
            <text:p>Toy Factor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7">
            <text:p>277</text:p>
          </table:table-cell>
          <table:table-cell office:value-type="string">
            <text:p>Miyuki</text:p>
          </table:table-cell>
          <table:table-cell office:value-type="string">
            <text:p>Linux Fai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9">
            <text:p>279</text:p>
          </table:table-cell>
          <table:table-cell office:value-type="string">
            <text:p>Miyurachi</text:p>
          </table:table-cell>
          <table:table-cell office:value-type="string">
            <text:p>Summerset Warren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80">
            <text:p>280</text:p>
          </table:table-cell>
          <table:table-cell office:value-type="string">
            <text:p>miyurachi and lagman</text:p>
          </table:table-cell>
          <table:table-cell office:value-type="string">
            <text:p>Spacepor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86">
            <text:p>286</text:p>
          </table:table-cell>
          <table:table-cell office:value-type="string">
            <text:p>Mors</text:p>
          </table:table-cell>
          <table:table-cell office:value-type="string">
            <text:p>Bowling Cit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88">
            <text:p>288</text:p>
          </table:table-cell>
          <table:table-cell office:value-type="string">
            <text:p>Mors</text:p>
          </table:table-cell>
          <table:table-cell office:value-type="string">
            <text:p>Funkytow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92">
            <text:p>292</text:p>
          </table:table-cell>
          <table:table-cell office:value-type="string">
            <text:p>Mos and Darklord</text:p>
          </table:table-cell>
          <table:table-cell office:value-type="string">
            <text:p>Chaos Cinemaplex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Nanook</text:p>
          </table:table-cell>
          <table:table-cell office:value-type="string">
            <text:p>Magic The Gathering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03">
            <text:p>303</text:p>
          </table:table-cell>
          <table:table-cell office:value-type="string">
            <text:p>Nanook</text:p>
          </table:table-cell>
          <table:table-cell office:value-type="string">
            <text:p>Mortal Komba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05">
            <text:p>305</text:p>
          </table:table-cell>
          <table:table-cell office:value-type="string">
            <text:p>Nanook</text:p>
          </table:table-cell>
          <table:table-cell office:value-type="string">
            <text:p>Red Barchetta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06">
            <text:p>306</text:p>
          </table:table-cell>
          <table:table-cell office:value-type="string">
            <text:p>Nanook</text:p>
          </table:table-cell>
          <table:table-cell office:value-type="string">
            <text:p>The Book Nook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07">
            <text:p>307</text:p>
          </table:table-cell>
          <table:table-cell office:value-type="string">
            <text:p>Nanook</text:p>
          </table:table-cell>
          <table:table-cell office:value-type="string">
            <text:p>The Phantom of the Opera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11">
            <text:p>311</text:p>
          </table:table-cell>
          <table:table-cell office:value-type="string">
            <text:p>Necrite</text:p>
          </table:table-cell>
          <table:table-cell office:value-type="string">
            <text:p>Enchanted Jungl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17">
            <text:p>317</text:p>
          </table:table-cell>
          <table:table-cell office:value-type="string">
            <text:p>Olfin</text:p>
          </table:table-cell>
          <table:table-cell office:value-type="string">
            <text:p>The Para-elemental Plane of So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19">
            <text:p>319</text:p>
          </table:table-cell>
          <table:table-cell office:value-type="string">
            <text:p>Olower</text:p>
          </table:table-cell>
          <table:table-cell office:value-type="string">
            <text:p>Club Chao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20">
            <text:p>320</text:p>
          </table:table-cell>
          <table:table-cell office:value-type="string">
            <text:p>Olower</text:p>
          </table:table-cell>
          <table:table-cell office:value-type="string">
            <text:p>Hockey Hall of Fam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22">
            <text:p>322</text:p>
          </table:table-cell>
          <table:table-cell office:value-type="string">
            <text:p>Oneiros</text:p>
          </table:table-cell>
          <table:table-cell office:value-type="string">
            <text:p>BBN Plane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24">
            <text:p>324</text:p>
          </table:table-cell>
          <table:table-cell office:value-type="string">
            <text:p>Orthas</text:p>
          </table:table-cell>
          <table:table-cell office:value-type="string">
            <text:p>Radioactive Sewe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25">
            <text:p>325</text:p>
          </table:table-cell>
          <table:table-cell office:value-type="string">
            <text:p>Orthas</text:p>
          </table:table-cell>
          <table:table-cell office:value-type="string">
            <text:p>Struggling Realiti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26">
            <text:p>326</text:p>
          </table:table-cell>
          <table:table-cell office:value-type="string">
            <text:p>Paradigm</text:p>
          </table:table-cell>
          <table:table-cell office:value-type="string">
            <text:p>Sweetboots 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36">
            <text:p>336</text:p>
          </table:table-cell>
          <table:table-cell office:value-type="string">
            <text:p>Petrov</text:p>
          </table:table-cell>
          <table:table-cell office:value-type="string">
            <text:p>The Enchanged Kingdo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 office:value-type="string">
            <text:p>in book nook, twelve princesses room</text:p>
          </table:table-cell>
        </table:table-row>
        <table:table-row table:style-name="ro1" table:visibility="filter">
          <table:table-cell office:value-type="float" office:value="339">
            <text:p>339</text:p>
          </table:table-cell>
          <table:table-cell office:value-type="string">
            <text:p>Pfunk</text:p>
          </table:table-cell>
          <table:table-cell office:value-type="string">
            <text:p>Innerspac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55">
            <text:p>355</text:p>
          </table:table-cell>
          <table:table-cell office:value-type="string">
            <text:p>Ploppy</text:p>
          </table:table-cell>
          <table:table-cell office:value-type="string">
            <text:p>Humpty Dumpt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56">
            <text:p>356</text:p>
          </table:table-cell>
          <table:table-cell office:value-type="string">
            <text:p>Ploppy</text:p>
          </table:table-cell>
          <table:table-cell office:value-type="string">
            <text:p>JJJ Enterpris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57">
            <text:p>357</text:p>
          </table:table-cell>
          <table:table-cell office:value-type="string">
            <text:p>Ploppy</text:p>
          </table:table-cell>
          <table:table-cell office:value-type="string">
            <text:p>Pulp Fictio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66">
            <text:p>366</text:p>
          </table:table-cell>
          <table:table-cell office:value-type="string">
            <text:p>Polsy</text:p>
          </table:table-cell>
          <table:table-cell office:value-type="string">
            <text:p>Land of the Dinosaur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68">
            <text:p>368</text:p>
          </table:table-cell>
          <table:table-cell office:value-type="string">
            <text:p>Pyros</text:p>
          </table:table-cell>
          <table:table-cell office:value-type="string">
            <text:p>Mento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3">
            <text:p>373</text:p>
          </table:table-cell>
          <table:table-cell office:value-type="string">
            <text:p>Rastafan</text:p>
          </table:table-cell>
          <table:table-cell office:value-type="string">
            <text:p>Alphabet Lan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3">
            <text:p>383</text:p>
          </table:table-cell>
          <table:table-cell office:value-type="string">
            <text:p>Razorx</text:p>
          </table:table-cell>
          <table:table-cell office:value-type="string">
            <text:p>Funky Bathroo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5">
            <text:p>385</text:p>
          </table:table-cell>
          <table:table-cell office:value-type="string">
            <text:p>renfield and nanook</text:p>
          </table:table-cell>
          <table:table-cell office:value-type="string">
            <text:p>Tencho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94">
            <text:p>394</text:p>
          </table:table-cell>
          <table:table-cell office:value-type="string">
            <text:p>Rumor</text:p>
          </table:table-cell>
          <table:table-cell office:value-type="string">
            <text:p>Dog Poun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99">
            <text:p>399</text:p>
          </table:table-cell>
          <table:table-cell office:value-type="string">
            <text:p>Rumor</text:p>
          </table:table-cell>
          <table:table-cell office:value-type="string">
            <text:p>Mahjongg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2">
            <text:p>402</text:p>
          </table:table-cell>
          <table:table-cell office:value-type="string">
            <text:p>Rumor</text:p>
          </table:table-cell>
          <table:table-cell office:value-type="string">
            <text:p>The Princess Brid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11">
            <text:p>411</text:p>
          </table:table-cell>
          <table:table-cell office:value-type="string">
            <text:p>Ryft</text:p>
          </table:table-cell>
          <table:table-cell office:value-type="string">
            <text:p>Mouse 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14">
            <text:p>414</text:p>
          </table:table-cell>
          <table:table-cell office:value-type="string">
            <text:p>Safeire</text:p>
          </table:table-cell>
          <table:table-cell office:value-type="string">
            <text:p>Chinese Checker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0">
            <text:p>420</text:p>
          </table:table-cell>
          <table:table-cell office:value-type="string">
            <text:p>Samiel</text:p>
          </table:table-cell>
          <table:table-cell office:value-type="string">
            <text:p>The Secret of Nimh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2">
            <text:p>422</text:p>
          </table:table-cell>
          <table:table-cell office:value-type="string">
            <text:p>Samiel, Heroin and crowley</text:p>
          </table:table-cell>
          <table:table-cell office:value-type="string">
            <text:p>Old Londo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3">
            <text:p>423</text:p>
          </table:table-cell>
          <table:table-cell office:value-type="string">
            <text:p>Santiago</text:p>
          </table:table-cell>
          <table:table-cell office:value-type="string">
            <text:p>Cap'n Crunch Lan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4">
            <text:p>424</text:p>
          </table:table-cell>
          <table:table-cell office:value-type="string">
            <text:p>Santiago</text:p>
          </table:table-cell>
          <table:table-cell office:value-type="string">
            <text:p>Eiffel Towe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5">
            <text:p>425</text:p>
          </table:table-cell>
          <table:table-cell office:value-type="string">
            <text:p>Santiago</text:p>
          </table:table-cell>
          <table:table-cell office:value-type="string">
            <text:p>Good Humor Truck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7" table:visibility="filter">
          <table:table-cell office:value-type="float" office:value="426">
            <text:p>426</text:p>
          </table:table-cell>
          <table:table-cell office:value-type="string">
            <text:p>Santiago</text:p>
          </table:table-cell>
          <table:table-cell office:value-type="string">
            <text:p>Theatre Des Vampir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 office:value-type="string">
            <text:p>still mapping</text:p>
          </table:table-cell>
        </table:table-row>
        <table:table-row table:style-name="ro1" table:visibility="filter">
          <table:table-cell office:value-type="float" office:value="446">
            <text:p>446</text:p>
          </table:table-cell>
          <table:table-cell office:value-type="string">
            <text:p>Siona</text:p>
          </table:table-cell>
          <table:table-cell office:value-type="string">
            <text:p>Land of Myths and Fabl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 office:value-type="string">
            <text:p>clalled Myth Area</text:p>
          </table:table-cell>
        </table:table-row>
        <table:table-row table:style-name="ro1" table:visibility="filter">
          <table:table-cell office:value-type="float" office:value="447">
            <text:p>447</text:p>
          </table:table-cell>
          <table:table-cell office:value-type="string">
            <text:p>Sioux</text:p>
          </table:table-cell>
          <table:table-cell office:value-type="string">
            <text:p>Grocery Stor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56">
            <text:p>456</text:p>
          </table:table-cell>
          <table:table-cell office:value-type="string">
            <text:p>Slick</text:p>
          </table:table-cell>
          <table:table-cell office:value-type="string">
            <text:p>Beavis and Butthea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57">
            <text:p>457</text:p>
          </table:table-cell>
          <table:table-cell office:value-type="string">
            <text:p>Slick</text:p>
          </table:table-cell>
          <table:table-cell office:value-type="string">
            <text:p>Easter Bunny Academ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60">
            <text:p>460</text:p>
          </table:table-cell>
          <table:table-cell office:value-type="string">
            <text:p>Slick</text:p>
          </table:table-cell>
          <table:table-cell office:value-type="string">
            <text:p>The Dragonbone Chai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62">
            <text:p>462</text:p>
          </table:table-cell>
          <table:table-cell office:value-type="string">
            <text:p>Slister</text:p>
          </table:table-cell>
          <table:table-cell office:value-type="string">
            <text:p>Frosty Igloo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olo</text:p>
          </table:table-cell>
          <table:table-cell office:value-type="string">
            <text:p>11 Melville Terrace</text:p>
          </table:table-cell>
          <table:table-cell office:value-type="string">
            <text:p>Chaos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479">
            <text:p>479</text:p>
          </table:table-cell>
          <table:table-cell office:value-type="string">
            <text:p>Stelari</text:p>
          </table:table-cell>
          <table:table-cell office:value-type="string">
            <text:p>MP3 C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80">
            <text:p>480</text:p>
          </table:table-cell>
          <table:table-cell office:value-type="string">
            <text:p>Stelari</text:p>
          </table:table-cell>
          <table:table-cell office:value-type="string">
            <text:p>Night of Colou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81">
            <text:p>481</text:p>
          </table:table-cell>
          <table:table-cell office:value-type="string">
            <text:p>Stelari</text:p>
          </table:table-cell>
          <table:table-cell office:value-type="string">
            <text:p>Sin Cit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83">
            <text:p>483</text:p>
          </table:table-cell>
          <table:table-cell office:value-type="string">
            <text:p>Stelari</text:p>
          </table:table-cell>
          <table:table-cell office:value-type="string">
            <text:p>The Sausage Dimension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84">
            <text:p>484</text:p>
          </table:table-cell>
          <table:table-cell office:value-type="string">
            <text:p>Stelari and Casso</text:p>
          </table:table-cell>
          <table:table-cell office:value-type="string">
            <text:p>Cowvill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86">
            <text:p>486</text:p>
          </table:table-cell>
          <table:table-cell office:value-type="string">
            <text:p>Stranger</text:p>
          </table:table-cell>
          <table:table-cell office:value-type="string">
            <text:p>Stranger's Tree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93">
            <text:p>493</text:p>
          </table:table-cell>
          <table:table-cell office:value-type="string">
            <text:p>Syd and Arrion</text:p>
          </table:table-cell>
          <table:table-cell office:value-type="string">
            <text:p>Walled Lake Central High School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96">
            <text:p>496</text:p>
          </table:table-cell>
          <table:table-cell office:value-type="string">
            <text:p>Takamori</text:p>
          </table:table-cell>
          <table:table-cell office:value-type="string">
            <text:p>Silicon Cavern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97">
            <text:p>497</text:p>
          </table:table-cell>
          <table:table-cell office:value-type="string">
            <text:p>Takamori</text:p>
          </table:table-cell>
          <table:table-cell office:value-type="string">
            <text:p>Tao Te Cheng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99">
            <text:p>499</text:p>
          </table:table-cell>
          <table:table-cell office:value-type="string">
            <text:p>Takamori</text:p>
          </table:table-cell>
          <table:table-cell office:value-type="string">
            <text:p>The Queen of Hearts' Garde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Takamori</text:p>
          </table:table-cell>
          <table:table-cell office:value-type="string">
            <text:p>The Zodiac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05">
            <text:p>505</text:p>
          </table:table-cell>
          <table:table-cell office:value-type="string">
            <text:p>Talismon</text:p>
          </table:table-cell>
          <table:table-cell office:value-type="string">
            <text:p>Brewery Swamp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06">
            <text:p>506</text:p>
          </table:table-cell>
          <table:table-cell office:value-type="string">
            <text:p>Talismon</text:p>
          </table:table-cell>
          <table:table-cell office:value-type="string">
            <text:p>Carina's Observator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Talismon</text:p>
          </table:table-cell>
          <table:table-cell office:value-type="string">
            <text:p>Vidarian Planet</text:p>
          </table:table-cell>
          <table:table-cell office:value-type="string">
            <text:p>Chaos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545">
            <text:p>545</text:p>
          </table:table-cell>
          <table:table-cell office:value-type="string">
            <text:p>Tharog</text:p>
          </table:table-cell>
          <table:table-cell office:value-type="string">
            <text:p>Alternate Laborator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46">
            <text:p>546</text:p>
          </table:table-cell>
          <table:table-cell office:value-type="string">
            <text:p>Tharog</text:p>
          </table:table-cell>
          <table:table-cell office:value-type="string">
            <text:p>Murky Swamp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47">
            <text:p>547</text:p>
          </table:table-cell>
          <table:table-cell office:value-type="string">
            <text:p>Tharog</text:p>
          </table:table-cell>
          <table:table-cell office:value-type="string">
            <text:p>Prehistoric Earth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48">
            <text:p>548</text:p>
          </table:table-cell>
          <table:table-cell office:value-type="string">
            <text:p>Tharog</text:p>
          </table:table-cell>
          <table:table-cell office:value-type="string">
            <text:p>Red Creek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50">
            <text:p>550</text:p>
          </table:table-cell>
          <table:table-cell office:value-type="string">
            <text:p>Tharog</text:p>
          </table:table-cell>
          <table:table-cell office:value-type="string">
            <text:p>Wormhole Laborator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62">
            <text:p>562</text:p>
          </table:table-cell>
          <table:table-cell office:value-type="string">
            <text:p>Tiro</text:p>
          </table:table-cell>
          <table:table-cell office:value-type="string">
            <text:p>Chaos Overland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 office:value-type="string">
            <text:p>I think this is the mortal kombat overlands area...</text:p>
          </table:table-cell>
        </table:table-row>
        <table:table-row table:style-name="ro1" table:visibility="filter">
          <table:table-cell office:value-type="float" office:value="563">
            <text:p>563</text:p>
          </table:table-cell>
          <table:table-cell office:value-type="string">
            <text:p>Tiro</text:p>
          </table:table-cell>
          <table:table-cell office:value-type="string">
            <text:p>Chess Boar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64">
            <text:p>564</text:p>
          </table:table-cell>
          <table:table-cell office:value-type="string">
            <text:p>Tiro</text:p>
          </table:table-cell>
          <table:table-cell office:value-type="string">
            <text:p>Dr. Seuss's Hunch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66">
            <text:p>566</text:p>
          </table:table-cell>
          <table:table-cell office:value-type="string">
            <text:p>Tiro</text:p>
          </table:table-cell>
          <table:table-cell office:value-type="string">
            <text:p>Lego Monster Lai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68">
            <text:p>568</text:p>
          </table:table-cell>
          <table:table-cell office:value-type="string">
            <text:p>Tiro</text:p>
          </table:table-cell>
          <table:table-cell office:value-type="string">
            <text:p>The Chronicles of Thomas Covenan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0">
            <text:p>570</text:p>
          </table:table-cell>
          <table:table-cell office:value-type="string">
            <text:p>Tiro</text:p>
          </table:table-cell>
          <table:table-cell office:value-type="string">
            <text:p>The Out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6">
            <text:p>576</text:p>
          </table:table-cell>
          <table:table-cell office:value-type="string">
            <text:p>Toasty</text:p>
          </table:table-cell>
          <table:table-cell office:value-type="string">
            <text:p>Green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85">
            <text:p>585</text:p>
          </table:table-cell>
          <table:table-cell office:value-type="string">
            <text:p>Tuesdai</text:p>
          </table:table-cell>
          <table:table-cell office:value-type="string">
            <text:p>Freaky Fruit Orchar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88">
            <text:p>588</text:p>
          </table:table-cell>
          <table:table-cell office:value-type="string">
            <text:p>Tuesdai</text:p>
          </table:table-cell>
          <table:table-cell office:value-type="string">
            <text:p>Kandy Mountai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90">
            <text:p>590</text:p>
          </table:table-cell>
          <table:table-cell office:value-type="string">
            <text:p>Tuesdai</text:p>
          </table:table-cell>
          <table:table-cell office:value-type="string">
            <text:p>Little People Lan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92">
            <text:p>592</text:p>
          </table:table-cell>
          <table:table-cell office:value-type="string">
            <text:p>Tuesdai</text:p>
          </table:table-cell>
          <table:table-cell office:value-type="string">
            <text:p>McDonald'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94">
            <text:p>594</text:p>
          </table:table-cell>
          <table:table-cell office:value-type="string">
            <text:p>Tuesdai</text:p>
          </table:table-cell>
          <table:table-cell office:value-type="string">
            <text:p>Old MacDonald's Far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95">
            <text:p>595</text:p>
          </table:table-cell>
          <table:table-cell office:value-type="string">
            <text:p>Tuesdai</text:p>
          </table:table-cell>
          <table:table-cell office:value-type="string">
            <text:p>The Soda Jerk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97">
            <text:p>597</text:p>
          </table:table-cell>
          <table:table-cell office:value-type="string">
            <text:p>Tuesdai</text:p>
          </table:table-cell>
          <table:table-cell office:value-type="string">
            <text:p>Veggie Garde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99">
            <text:p>599</text:p>
          </table:table-cell>
          <table:table-cell office:value-type="string">
            <text:p>Tuesdai</text:p>
          </table:table-cell>
          <table:table-cell office:value-type="string">
            <text:p>Winnie the Pooh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Tuesdai and Chaos</text:p>
          </table:table-cell>
          <table:table-cell office:value-type="string">
            <text:p>Barney's Studio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01">
            <text:p>601</text:p>
          </table:table-cell>
          <table:table-cell office:value-type="string">
            <text:p>Tulip</text:p>
          </table:table-cell>
          <table:table-cell office:value-type="string">
            <text:p>Bennebroek Mano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02">
            <text:p>602</text:p>
          </table:table-cell>
          <table:table-cell office:value-type="string">
            <text:p>Tweety</text:p>
          </table:table-cell>
          <table:table-cell office:value-type="string">
            <text:p>Chaos Laundr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06">
            <text:p>606</text:p>
          </table:table-cell>
          <table:table-cell office:value-type="string">
            <text:p>Ulme</text:p>
          </table:table-cell>
          <table:table-cell office:value-type="string">
            <text:p>Einstein's Cottag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09">
            <text:p>609</text:p>
          </table:table-cell>
          <table:table-cell office:value-type="string">
            <text:p>Ulme</text:p>
          </table:table-cell>
          <table:table-cell office:value-type="string">
            <text:p>Midgard and Valhalla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14">
            <text:p>614</text:p>
          </table:table-cell>
          <table:table-cell office:value-type="string">
            <text:p>Ulme</text:p>
          </table:table-cell>
          <table:table-cell office:value-type="string">
            <text:p>Wandering Refrigerato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15">
            <text:p>615</text:p>
          </table:table-cell>
          <table:table-cell office:value-type="string">
            <text:p>Urian</text:p>
          </table:table-cell>
          <table:table-cell office:value-type="string">
            <text:p>Ashridge Acr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16">
            <text:p>616</text:p>
          </table:table-cell>
          <table:table-cell office:value-type="string">
            <text:p>Urian</text:p>
          </table:table-cell>
          <table:table-cell office:value-type="string">
            <text:p>Browning Estate</text:p>
          </table:table-cell>
          <table:table-cell office:value-type="string">
            <text:p>Chaos and newbieland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23">
            <text:p>623</text:p>
          </table:table-cell>
          <table:table-cell office:value-type="string">
            <text:p>Vermillion and squeak</text:p>
          </table:table-cell>
          <table:table-cell office:value-type="string">
            <text:p>Legolan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28">
            <text:p>628</text:p>
          </table:table-cell>
          <table:table-cell office:value-type="string">
            <text:p>Vishnu</text:p>
          </table:table-cell>
          <table:table-cell office:value-type="string">
            <text:p>Starbucks Coffe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35">
            <text:p>635</text:p>
          </table:table-cell>
          <table:table-cell office:value-type="string">
            <text:p>Vivianne</text:p>
          </table:table-cell>
          <table:table-cell office:value-type="string">
            <text:p>Warner Bros Inuit Villag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37">
            <text:p>637</text:p>
          </table:table-cell>
          <table:table-cell office:value-type="string">
            <text:p>Vraal</text:p>
          </table:table-cell>
          <table:table-cell office:value-type="string">
            <text:p>Darkmoore Mansion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38">
            <text:p>638</text:p>
          </table:table-cell>
          <table:table-cell office:value-type="string">
            <text:p>Vraal</text:p>
          </table:table-cell>
          <table:table-cell office:value-type="string">
            <text:p>Gug City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41">
            <text:p>641</text:p>
          </table:table-cell>
          <table:table-cell office:value-type="string">
            <text:p>Vraal</text:p>
          </table:table-cell>
          <table:table-cell office:value-type="string">
            <text:p>Teenage Mutant Ninja Turtles sewer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51">
            <text:p>651</text:p>
          </table:table-cell>
          <table:table-cell office:value-type="string">
            <text:p>Watson</text:p>
          </table:table-cell>
          <table:table-cell office:value-type="string">
            <text:p>Petting Zoo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53">
            <text:p>653</text:p>
          </table:table-cell>
          <table:table-cell office:value-type="string">
            <text:p>Wizwise</text:p>
          </table:table-cell>
          <table:table-cell office:value-type="string">
            <text:p>Farm of the Rampaging Piggie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54">
            <text:p>654</text:p>
          </table:table-cell>
          <table:table-cell office:value-type="string">
            <text:p>Wizwise</text:p>
          </table:table-cell>
          <table:table-cell office:value-type="string">
            <text:p>Kareless Kanga'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56">
            <text:p>656</text:p>
          </table:table-cell>
          <table:table-cell office:value-type="string">
            <text:p>Woof</text:p>
          </table:table-cell>
          <table:table-cell office:value-type="string">
            <text:p>Toy Stor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57">
            <text:p>657</text:p>
          </table:table-cell>
          <table:table-cell office:value-type="string">
            <text:p>Woof and Alfonzo</text:p>
          </table:table-cell>
          <table:table-cell office:value-type="string">
            <text:p>Atlantis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59">
            <text:p>659</text:p>
          </table:table-cell>
          <table:table-cell office:value-type="string">
            <text:p>Xiola</text:p>
          </table:table-cell>
          <table:table-cell office:value-type="string">
            <text:p>Hippie Commun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60">
            <text:p>660</text:p>
          </table:table-cell>
          <table:table-cell office:value-type="string">
            <text:p>Xiola</text:p>
          </table:table-cell>
          <table:table-cell office:value-type="string">
            <text:p>Jack's House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62">
            <text:p>662</text:p>
          </table:table-cell>
          <table:table-cell office:value-type="string">
            <text:p>Xiola</text:p>
          </table:table-cell>
          <table:table-cell office:value-type="string">
            <text:p>Sesame Street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64">
            <text:p>664</text:p>
          </table:table-cell>
          <table:table-cell office:value-type="string">
            <text:p>Zair</text:p>
          </table:table-cell>
          <table:table-cell office:value-type="string">
            <text:p>Tornado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65">
            <text:p>665</text:p>
          </table:table-cell>
          <table:table-cell office:value-type="string">
            <text:p>Zetron</text:p>
          </table:table-cell>
          <table:table-cell office:value-type="string">
            <text:p>Shady Oaks Asylum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73">
            <text:p>673</text:p>
          </table:table-cell>
          <table:table-cell office:value-type="string">
            <text:p>Zoom</text:p>
          </table:table-cell>
          <table:table-cell office:value-type="string">
            <text:p>Smurfland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8">
            <text:p>378</text:p>
          </table:table-cell>
          <table:table-cell office:value-type="string">
            <text:p>Rastafan</text:p>
          </table:table-cell>
          <table:table-cell office:value-type="string">
            <text:p>Puppy Mill</text:p>
          </table:table-cell>
          <table:table-cell office:value-type="string">
            <text:p>Chaos</text:p>
          </table:table-cell>
          <table:table-cell office:value-type="string">
            <text:p>Y</text:p>
          </table:table-cell>
          <table:table-cell/>
        </table:table-row>
      </table:table>
      <table:table table:name="Fantasy" table:style-name="ta1" table:print="false"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Creator(s)</text:p>
          </table:table-cell>
          <table:table-cell table:style-name="ce1" office:value-type="string">
            <text:p>Area Name</text:p>
          </table:table-cell>
          <table:table-cell table:style-name="ce1" office:value-type="string">
            <text:p>Realm</text:p>
          </table:table-cell>
          <table:table-cell table:style-name="ce1" office:value-type="string">
            <text:p>Explored</text:p>
          </table:table-cell>
          <table:table-cell table:style-name="ce1" office:value-type="string">
            <text:p>Notes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Adalius</text:p>
          </table:table-cell>
          <table:table-cell office:value-type="string">
            <text:p>Windraker Mano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layna</text:p>
          </table:table-cell>
          <table:table-cell office:value-type="string">
            <text:p>Winter Wonderlan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mish</text:p>
          </table:table-cell>
          <table:table-cell office:value-type="string">
            <text:p>The Tomb of Belzer Stonefoot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 office:value-type="string">
            <text:p>need to figure out how to open explorer's tomb</text:p>
          </table:table-cell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string">
            <text:p>Aneki</text:p>
          </table:table-cell>
          <table:table-cell office:value-type="string">
            <text:p>Ryogi-Pei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string">
            <text:p>Aravan</text:p>
          </table:table-cell>
          <table:table-cell office:value-type="string">
            <text:p>Isle of Bone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string">
            <text:p>Argoth</text:p>
          </table:table-cell>
          <table:table-cell office:value-type="string">
            <text:p>Kellen Mausoleum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sheratyluk</text:p>
          </table:table-cell>
          <table:table-cell office:value-type="string">
            <text:p>Aruwin's Windmill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 office:value-type="string">
            <text:p>is this for merciful miller?</text:p>
          </table:table-cell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string">
            <text:p>Askye</text:p>
          </table:table-cell>
          <table:table-cell office:value-type="string">
            <text:p>Balur's Cav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string">
            <text:p>Aztec</text:p>
          </table:table-cell>
          <table:table-cell office:value-type="string">
            <text:p>Guile's Fores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string">
            <text:p>Aztec</text:p>
          </table:table-cell>
          <table:table-cell office:value-type="string">
            <text:p>Troll Hunter's Cabi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string">
            <text:p>Bake</text:p>
          </table:table-cell>
          <table:table-cell office:value-type="string">
            <text:p>Shadow Tre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althus</text:p>
          </table:table-cell>
          <table:table-cell office:value-type="string">
            <text:p>The Green Lion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 office:value-type="string">
            <text:p>I think this is in taslen somewhere</text:p>
          </table:table-cell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string">
            <text:p>Blackstaff and pull</text:p>
          </table:table-cell>
          <table:table-cell office:value-type="string">
            <text:p>Hobgoblin Cav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string">
            <text:p>Blazen</text:p>
          </table:table-cell>
          <table:table-cell office:value-type="string">
            <text:p>Desert Nomad Villag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desert nomads</text:p>
          </table:table-cell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string">
            <text:p>Bran</text:p>
          </table:table-cell>
          <table:table-cell office:value-type="string">
            <text:p>A High To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Tor in rating</text:p>
          </table:table-cell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string">
            <text:p>Bran</text:p>
          </table:table-cell>
          <table:table-cell office:value-type="string">
            <text:p>Darklynd Park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check wayhaven...is this marked?</text:p>
          </table:table-cell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string">
            <text:p>Bran</text:p>
          </table:table-cell>
          <table:table-cell office:value-type="string">
            <text:p>Faunist Guil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string">
            <text:p>Bran</text:p>
          </table:table-cell>
          <table:table-cell office:value-type="string">
            <text:p>Forest of Menhir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labeled as Menhirs</text:p>
          </table:table-cell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string">
            <text:p>Bran</text:p>
          </table:table-cell>
          <table:table-cell office:value-type="string">
            <text:p>Houses of the Wayhaven Rich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Bran</text:p>
          </table:table-cell>
          <table:table-cell office:value-type="string">
            <text:p>Murus Faralai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Bran</text:p>
          </table:table-cell>
          <table:table-cell office:value-type="string">
            <text:p>Tower of Miritar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string">
            <text:p>Bran and Timescape</text:p>
          </table:table-cell>
          <table:table-cell office:value-type="string">
            <text:p>Serinth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3">
            <text:p>53</text:p>
          </table:table-cell>
          <table:table-cell office:value-type="string">
            <text:p>Briareos</text:p>
          </table:table-cell>
          <table:table-cell office:value-type="string">
            <text:p>Arendia</text:p>
          </table:table-cell>
          <table:table-cell office:value-type="string">
            <text:p>Fantasy</text:p>
          </table:table-cell>
          <table:table-cell/>
          <table:table-cell office:value-type="string">
            <text:p>defunct</text:p>
          </table:table-cell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string">
            <text:p>Caalan</text:p>
          </table:table-cell>
          <table:table-cell office:value-type="string">
            <text:p>Jaffa's Lai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string">
            <text:p>Cailet</text:p>
          </table:table-cell>
          <table:table-cell office:value-type="string">
            <text:p>Askar's Aviary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string">
            <text:p>Calaran</text:p>
          </table:table-cell>
          <table:table-cell office:value-type="string">
            <text:p>Blingdenwoo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2">
            <text:p>62</text:p>
          </table:table-cell>
          <table:table-cell office:value-type="string">
            <text:p>Calvin</text:p>
          </table:table-cell>
          <table:table-cell office:value-type="string">
            <text:p>Lleera's Tre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4">
            <text:p>64</text:p>
          </table:table-cell>
          <table:table-cell office:value-type="string">
            <text:p>Casso</text:p>
          </table:table-cell>
          <table:table-cell office:value-type="string">
            <text:p>Aunt May's Cottag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5">
            <text:p>65</text:p>
          </table:table-cell>
          <table:table-cell office:value-type="string">
            <text:p>Casso</text:p>
          </table:table-cell>
          <table:table-cell office:value-type="string">
            <text:p>Portentous Shopp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hewbacon and Bebe</text:p>
          </table:table-cell>
          <table:table-cell office:value-type="string">
            <text:p>Tomb of Almoni Ploni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71">
            <text:p>71</text:p>
          </table:table-cell>
          <table:table-cell office:value-type="string">
            <text:p>Cirrus</text:p>
          </table:table-cell>
          <table:table-cell office:value-type="string">
            <text:p>Sea Cliff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called seacave in rating</text:p>
          </table:table-cell>
        </table:table-row>
        <table:table-row table:style-name="ro1" table:visibility="filter">
          <table:table-cell office:value-type="float" office:value="72">
            <text:p>72</text:p>
          </table:table-cell>
          <table:table-cell office:value-type="string">
            <text:p>Cirrus</text:p>
          </table:table-cell>
          <table:table-cell office:value-type="string">
            <text:p>Seahave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78">
            <text:p>78</text:p>
          </table:table-cell>
          <table:table-cell office:value-type="string">
            <text:p>Cletus</text:p>
          </table:table-cell>
          <table:table-cell office:value-type="string">
            <text:p>Tower of Arcanarto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82">
            <text:p>82</text:p>
          </table:table-cell>
          <table:table-cell office:value-type="string">
            <text:p>Crossbone</text:p>
          </table:table-cell>
          <table:table-cell office:value-type="string">
            <text:p>Chape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84">
            <text:p>84</text:p>
          </table:table-cell>
          <table:table-cell office:value-type="string">
            <text:p>Crowley</text:p>
          </table:table-cell>
          <table:table-cell office:value-type="string">
            <text:p>Dreamvil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85">
            <text:p>85</text:p>
          </table:table-cell>
          <table:table-cell office:value-type="string">
            <text:p>Damo</text:p>
          </table:table-cell>
          <table:table-cell office:value-type="string">
            <text:p>Desert Palac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87">
            <text:p>87</text:p>
          </table:table-cell>
          <table:table-cell office:value-type="string">
            <text:p>Damo</text:p>
          </table:table-cell>
          <table:table-cell office:value-type="string">
            <text:p>Purana's Cav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Cave on map</text:p>
          </table:table-cell>
        </table:table-row>
        <table:table-row table:style-name="ro1" table:visibility="filter">
          <table:table-cell office:value-type="float" office:value="89">
            <text:p>89</text:p>
          </table:table-cell>
          <table:table-cell office:value-type="string">
            <text:p>Darrkin</text:p>
          </table:table-cell>
          <table:table-cell office:value-type="string">
            <text:p>Alizarian Towe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0">
            <text:p>90</text:p>
          </table:table-cell>
          <table:table-cell office:value-type="string">
            <text:p>Darrkin</text:p>
          </table:table-cell>
          <table:table-cell office:value-type="string">
            <text:p>Worm's Talon Airship Dock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7">
            <text:p>97</text:p>
          </table:table-cell>
          <table:table-cell office:value-type="string">
            <text:p>Dayln</text:p>
          </table:table-cell>
          <table:table-cell office:value-type="string">
            <text:p>Nomad Camp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9">
            <text:p>99</text:p>
          </table:table-cell>
          <table:table-cell office:value-type="string">
            <text:p>Devesine</text:p>
          </table:table-cell>
          <table:table-cell office:value-type="string">
            <text:p>Alagon's Hil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01">
            <text:p>101</text:p>
          </table:table-cell>
          <table:table-cell office:value-type="string">
            <text:p>Distortion</text:p>
          </table:table-cell>
          <table:table-cell office:value-type="string">
            <text:p>Casaria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03">
            <text:p>103</text:p>
          </table:table-cell>
          <table:table-cell office:value-type="string">
            <text:p>Distortion</text:p>
          </table:table-cell>
          <table:table-cell office:value-type="string">
            <text:p>Javelin's towe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in overlands </text:p>
          </table:table-cell>
        </table:table-row>
        <table:table-row table:style-name="ro1" table:visibility="filter">
          <table:table-cell office:value-type="float" office:value="104">
            <text:p>104</text:p>
          </table:table-cell>
          <table:table-cell office:value-type="string">
            <text:p>Distortion</text:p>
          </table:table-cell>
          <table:table-cell office:value-type="string">
            <text:p>Overland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10">
            <text:p>110</text:p>
          </table:table-cell>
          <table:table-cell office:value-type="string">
            <text:p>Dozy</text:p>
          </table:table-cell>
          <table:table-cell office:value-type="string">
            <text:p>Desert Cavern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Desert Tomb</text:p>
          </table:table-cell>
        </table:table-row>
        <table:table-row table:style-name="ro1" table:visibility="filter">
          <table:table-cell office:value-type="float" office:value="113">
            <text:p>113</text:p>
          </table:table-cell>
          <table:table-cell office:value-type="string">
            <text:p>Druss</text:p>
          </table:table-cell>
          <table:table-cell office:value-type="string">
            <text:p>Abbey of Ty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labeled as abbey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russ</text:p>
          </table:table-cell>
          <table:table-cell office:value-type="string">
            <text:p>Symbearn Crypt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russ</text:p>
          </table:table-cell>
          <table:table-cell office:value-type="string">
            <text:p>Tomb of King Alaren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119">
            <text:p>119</text:p>
          </table:table-cell>
          <table:table-cell office:value-type="string">
            <text:p>Druss and Darkfyre</text:p>
          </table:table-cell>
          <table:table-cell office:value-type="string">
            <text:p>Arovian Graveyar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20">
            <text:p>120</text:p>
          </table:table-cell>
          <table:table-cell office:value-type="string">
            <text:p>Dynon</text:p>
          </table:table-cell>
          <table:table-cell office:value-type="string">
            <text:p>Aiden's Tomb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24">
            <text:p>124</text:p>
          </table:table-cell>
          <table:table-cell office:value-type="string">
            <text:p>Eek</text:p>
          </table:table-cell>
          <table:table-cell office:value-type="string">
            <text:p>Gnoll Outpos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27">
            <text:p>127</text:p>
          </table:table-cell>
          <table:table-cell office:value-type="string">
            <text:p>Eek and Beefcake</text:p>
          </table:table-cell>
          <table:table-cell office:value-type="string">
            <text:p>Tower of the Grand Summone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28">
            <text:p>128</text:p>
          </table:table-cell>
          <table:table-cell office:value-type="string">
            <text:p>Eek and Beefcake</text:p>
          </table:table-cell>
          <table:table-cell office:value-type="string">
            <text:p>Van Richten Mano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labeled as van ricthen</text:p>
          </table:table-cell>
        </table:table-row>
        <table:table-row table:style-name="ro1" table:visibility="filter">
          <table:table-cell office:value-type="float" office:value="133">
            <text:p>133</text:p>
          </table:table-cell>
          <table:table-cell office:value-type="string">
            <text:p>Fantasy</text:p>
          </table:table-cell>
          <table:table-cell office:value-type="string">
            <text:p>Frost Giant Lai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unlabeled area in nw</text:p>
          </table:table-cell>
        </table:table-row>
        <table:table-row table:style-name="ro1" table:visibility="filter">
          <table:table-cell office:value-type="float" office:value="134">
            <text:p>134</text:p>
          </table:table-cell>
          <table:table-cell office:value-type="string">
            <text:p>Fantasy</text:p>
          </table:table-cell>
          <table:table-cell office:value-type="string">
            <text:p>Ice Crevic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unknown area leading to ice dragon</text:p>
          </table:table-cell>
        </table:table-row>
        <table:table-row table:style-name="ro1" table:visibility="filter">
          <table:table-cell office:value-type="float" office:value="135">
            <text:p>135</text:p>
          </table:table-cell>
          <table:table-cell office:value-type="string">
            <text:p>Fido</text:p>
          </table:table-cell>
          <table:table-cell office:value-type="string">
            <text:p>Colosseum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40">
            <text:p>140</text:p>
          </table:table-cell>
          <table:table-cell office:value-type="string">
            <text:p>Flaxen</text:p>
          </table:table-cell>
          <table:table-cell office:value-type="string">
            <text:p>Tower of Pak-To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45">
            <text:p>145</text:p>
          </table:table-cell>
          <table:table-cell office:value-type="string">
            <text:p>Fubger</text:p>
          </table:table-cell>
          <table:table-cell office:value-type="string">
            <text:p>The Library of Elandra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46">
            <text:p>146</text:p>
          </table:table-cell>
          <table:table-cell office:value-type="string">
            <text:p>Gabriel</text:p>
          </table:table-cell>
          <table:table-cell office:value-type="string">
            <text:p>Barrow</text:p>
          </table:table-cell>
          <table:table-cell office:value-type="string">
            <text:p>Fantasy</text:p>
          </table:table-cell>
          <table:table-cell/>
          <table:table-cell office:value-type="string">
            <text:p>defunct</text:p>
          </table:table-cell>
        </table:table-row>
        <table:table-row table:style-name="ro1" table:visibility="filter">
          <table:table-cell office:value-type="float" office:value="147">
            <text:p>147</text:p>
          </table:table-cell>
          <table:table-cell office:value-type="string">
            <text:p>Ganzie</text:p>
          </table:table-cell>
          <table:table-cell office:value-type="string">
            <text:p>Clear Falls Valley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Glorfindel</text:p>
          </table:table-cell>
          <table:table-cell office:value-type="string">
            <text:p>Ralintaro's Tower</text:p>
          </table:table-cell>
          <table:table-cell office:value-type="string">
            <text:p>Fantasy and newbieland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166">
            <text:p>166</text:p>
          </table:table-cell>
          <table:table-cell office:value-type="string">
            <text:p>Groosh</text:p>
          </table:table-cell>
          <table:table-cell office:value-type="string">
            <text:p>Knivur Ruin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mount knivur expansion</text:p>
          </table:table-cell>
        </table:table-row>
        <table:table-row table:style-name="ro1" table:visibility="filter">
          <table:table-cell office:value-type="float" office:value="168">
            <text:p>168</text:p>
          </table:table-cell>
          <table:table-cell office:value-type="string">
            <text:p>Halcyon</text:p>
          </table:table-cell>
          <table:table-cell office:value-type="string">
            <text:p>Larem Cemetery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70">
            <text:p>170</text:p>
          </table:table-cell>
          <table:table-cell office:value-type="string">
            <text:p>Heath</text:p>
          </table:table-cell>
          <table:table-cell office:value-type="string">
            <text:p>Devourer Caver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76">
            <text:p>176</text:p>
          </table:table-cell>
          <table:table-cell office:value-type="string">
            <text:p>Hobbes</text:p>
          </table:table-cell>
          <table:table-cell office:value-type="string">
            <text:p>Kalaena's Fountai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Indium</text:p>
          </table:table-cell>
          <table:table-cell office:value-type="string">
            <text:p>Jigokudani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187">
            <text:p>187</text:p>
          </table:table-cell>
          <table:table-cell office:value-type="string">
            <text:p>Ink</text:p>
          </table:table-cell>
          <table:table-cell office:value-type="string">
            <text:p>Solarpeak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is this all the westersea junk?</text:p>
          </table:table-cell>
        </table:table-row>
        <table:table-row table:style-name="ro1" table:visibility="filter">
          <table:table-cell office:value-type="float" office:value="192">
            <text:p>192</text:p>
          </table:table-cell>
          <table:table-cell office:value-type="string">
            <text:p>Johnny</text:p>
          </table:table-cell>
          <table:table-cell office:value-type="string">
            <text:p>Desert Ruin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ruins of an old city in rating</text:p>
          </table:table-cell>
        </table:table-row>
        <table:table-row table:style-name="ro1" table:visibility="filter">
          <table:table-cell office:value-type="float" office:value="193">
            <text:p>193</text:p>
          </table:table-cell>
          <table:table-cell office:value-type="string">
            <text:p>Johnny</text:p>
          </table:table-cell>
          <table:table-cell office:value-type="string">
            <text:p>Sarkath Kha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94">
            <text:p>194</text:p>
          </table:table-cell>
          <table:table-cell office:value-type="string">
            <text:p>Joker</text:p>
          </table:table-cell>
          <table:table-cell office:value-type="string">
            <text:p>Elegon's Hu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99">
            <text:p>199</text:p>
          </table:table-cell>
          <table:table-cell office:value-type="string">
            <text:p>Jux</text:p>
          </table:table-cell>
          <table:table-cell office:value-type="string">
            <text:p>Karak's Hu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00">
            <text:p>200</text:p>
          </table:table-cell>
          <table:table-cell office:value-type="string">
            <text:p>Karde</text:p>
          </table:table-cell>
          <table:table-cell office:value-type="string">
            <text:p>Rich Mansio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01">
            <text:p>201</text:p>
          </table:table-cell>
          <table:table-cell office:value-type="string">
            <text:p>Keeble</text:p>
          </table:table-cell>
          <table:table-cell office:value-type="string">
            <text:p>Dragon Knigh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portal of life areas</text:p>
          </table:table-cell>
        </table:table-row>
        <table:table-row table:style-name="ro1" table:visibility="filter">
          <table:table-cell office:value-type="float" office:value="202">
            <text:p>202</text:p>
          </table:table-cell>
          <table:table-cell office:value-type="string">
            <text:p>Kelson</text:p>
          </table:table-cell>
          <table:table-cell office:value-type="string">
            <text:p>A hidden crevic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08">
            <text:p>208</text:p>
          </table:table-cell>
          <table:table-cell office:value-type="string">
            <text:p>Kino</text:p>
          </table:table-cell>
          <table:table-cell office:value-type="string">
            <text:p>Witch Cove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Kinslayer</text:p>
          </table:table-cell>
          <table:table-cell office:value-type="string">
            <text:p>Forest of Unicorns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214">
            <text:p>214</text:p>
          </table:table-cell>
          <table:table-cell office:value-type="string">
            <text:p>Kintax</text:p>
          </table:table-cell>
          <table:table-cell office:value-type="string">
            <text:p>Hermit's Hu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18">
            <text:p>218</text:p>
          </table:table-cell>
          <table:table-cell office:value-type="string">
            <text:p>Kohl</text:p>
          </table:table-cell>
          <table:table-cell office:value-type="string">
            <text:p>Alchemy Schoo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Rilian's alchemy school</text:p>
          </table:table-cell>
        </table:table-row>
        <table:table-row table:style-name="ro1" table:visibility="filter">
          <table:table-cell office:value-type="float" office:value="219">
            <text:p>219</text:p>
          </table:table-cell>
          <table:table-cell office:value-type="string">
            <text:p>Kohl</text:p>
          </table:table-cell>
          <table:table-cell office:value-type="string">
            <text:p>Azral's Towe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20">
            <text:p>220</text:p>
          </table:table-cell>
          <table:table-cell office:value-type="string">
            <text:p>Kohl</text:p>
          </table:table-cell>
          <table:table-cell office:value-type="string">
            <text:p>Crystal Cave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Crystal Tunnel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Kohl</text:p>
          </table:table-cell>
          <table:table-cell office:value-type="string">
            <text:p>Geloe's Cottage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 office:value-type="string">
            <text:p>walking cottage on fantasy road</text:p>
          </table:table-cell>
        </table:table-row>
        <table:table-row table:style-name="ro1" table:visibility="filter">
          <table:table-cell office:value-type="float" office:value="222">
            <text:p>222</text:p>
          </table:table-cell>
          <table:table-cell office:value-type="string">
            <text:p>Kohl</text:p>
          </table:table-cell>
          <table:table-cell office:value-type="string">
            <text:p>Inyxx Pyrami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23">
            <text:p>223</text:p>
          </table:table-cell>
          <table:table-cell office:value-type="string">
            <text:p>Kohl and Kintax</text:p>
          </table:table-cell>
          <table:table-cell office:value-type="string">
            <text:p>Elven Wood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25">
            <text:p>225</text:p>
          </table:table-cell>
          <table:table-cell office:value-type="string">
            <text:p>Kohl and Timescape</text:p>
          </table:table-cell>
          <table:table-cell office:value-type="string">
            <text:p>Dragon Is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in serinth</text:p>
          </table:table-cell>
        </table:table-row>
        <table:table-row table:style-name="ro1" table:visibility="filter">
          <table:table-cell office:value-type="float" office:value="229">
            <text:p>229</text:p>
          </table:table-cell>
          <table:table-cell office:value-type="string">
            <text:p>Koronin and tuesdai</text:p>
          </table:table-cell>
          <table:table-cell office:value-type="string">
            <text:p>Great Well of Crenda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31">
            <text:p>231</text:p>
          </table:table-cell>
          <table:table-cell office:value-type="string">
            <text:p>Lagman and Raymond</text:p>
          </table:table-cell>
          <table:table-cell office:value-type="string">
            <text:p>Jerusalem</text:p>
          </table:table-cell>
          <table:table-cell office:value-type="string">
            <text:p>Fantasy</text:p>
          </table:table-cell>
          <table:table-cell/>
          <table:table-cell office:value-type="string">
            <text:p>closed</text:p>
          </table:table-cell>
        </table:table-row>
        <table:table-row table:style-name="ro1" table:visibility="filter">
          <table:table-cell office:value-type="float" office:value="236">
            <text:p>236</text:p>
          </table:table-cell>
          <table:table-cell office:value-type="string">
            <text:p>Lipscom</text:p>
          </table:table-cell>
          <table:table-cell office:value-type="string">
            <text:p>Gamal Island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Lockheed</text:p>
          </table:table-cell>
          <table:table-cell office:value-type="string">
            <text:p>Cavern in the Dunes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240">
            <text:p>240</text:p>
          </table:table-cell>
          <table:table-cell office:value-type="string">
            <text:p>Loomer</text:p>
          </table:table-cell>
          <table:table-cell office:value-type="string">
            <text:p>Ganeshan's Pi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sand pit in rating</text:p>
          </table:table-cell>
        </table:table-row>
        <table:table-row table:style-name="ro1" table:visibility="filter">
          <table:table-cell office:value-type="float" office:value="242">
            <text:p>242</text:p>
          </table:table-cell>
          <table:table-cell office:value-type="string">
            <text:p>Lorderon</text:p>
          </table:table-cell>
          <table:table-cell office:value-type="string">
            <text:p>Ruined Mage Schoo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ruined donovan school of magic?</text:p>
          </table:table-cell>
        </table:table-row>
        <table:table-row table:style-name="ro1" table:visibility="filter">
          <table:table-cell office:value-type="float" office:value="243">
            <text:p>243</text:p>
          </table:table-cell>
          <table:table-cell office:value-type="string">
            <text:p>Lostar</text:p>
          </table:table-cell>
          <table:table-cell office:value-type="string">
            <text:p>Ancient Pirate Ship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pirate ship</text:p>
          </table:table-cell>
        </table:table-row>
        <table:table-row table:style-name="ro1" table:visibility="filter">
          <table:table-cell office:value-type="float" office:value="244">
            <text:p>244</text:p>
          </table:table-cell>
          <table:table-cell office:value-type="string">
            <text:p>Lostar</text:p>
          </table:table-cell>
          <table:table-cell office:value-type="string">
            <text:p>Askar's Mano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45">
            <text:p>245</text:p>
          </table:table-cell>
          <table:table-cell office:value-type="string">
            <text:p>Lostar</text:p>
          </table:table-cell>
          <table:table-cell office:value-type="string">
            <text:p>Azziruth's Lai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46">
            <text:p>246</text:p>
          </table:table-cell>
          <table:table-cell office:value-type="string">
            <text:p>Lostar</text:p>
          </table:table-cell>
          <table:table-cell office:value-type="string">
            <text:p>Isle of Vilanthia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47">
            <text:p>247</text:p>
          </table:table-cell>
          <table:table-cell office:value-type="string">
            <text:p>Lostar</text:p>
          </table:table-cell>
          <table:table-cell office:value-type="string">
            <text:p>Lair of the Ogr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49">
            <text:p>249</text:p>
          </table:table-cell>
          <table:table-cell office:value-type="string">
            <text:p>Lostar</text:p>
          </table:table-cell>
          <table:table-cell office:value-type="string">
            <text:p>Necromancer's Lai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0">
            <text:p>250</text:p>
          </table:table-cell>
          <table:table-cell office:value-type="string">
            <text:p>Lostar</text:p>
          </table:table-cell>
          <table:table-cell office:value-type="string">
            <text:p>Tower Of The Moo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1">
            <text:p>251</text:p>
          </table:table-cell>
          <table:table-cell office:value-type="string">
            <text:p>Machina</text:p>
          </table:table-cell>
          <table:table-cell office:value-type="string">
            <text:p>Bukken Tunnel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5">
            <text:p>255</text:p>
          </table:table-cell>
          <table:table-cell office:value-type="string">
            <text:p>Manson</text:p>
          </table:table-cell>
          <table:table-cell office:value-type="string">
            <text:p>Harpy Fores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9">
            <text:p>259</text:p>
          </table:table-cell>
          <table:table-cell office:value-type="string">
            <text:p>Mischief</text:p>
          </table:table-cell>
          <table:table-cell office:value-type="string">
            <text:p>Fort of Torrin Fores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Fort in the woods (serinth)</text:p>
          </table:table-cell>
        </table:table-row>
        <table:table-row table:style-name="ro1" table:visibility="filter">
          <table:table-cell office:value-type="float" office:value="263">
            <text:p>263</text:p>
          </table:table-cell>
          <table:table-cell office:value-type="string">
            <text:p>Mischief</text:p>
          </table:table-cell>
          <table:table-cell office:value-type="string">
            <text:p>Snowbeast Lai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65">
            <text:p>265</text:p>
          </table:table-cell>
          <table:table-cell office:value-type="string">
            <text:p>Mischief and keeble</text:p>
          </table:table-cell>
          <table:table-cell office:value-type="string">
            <text:p>Angelo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Mischief and keeble</text:p>
          </table:table-cell>
          <table:table-cell office:value-type="string">
            <text:p>Mount Perplexus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267">
            <text:p>267</text:p>
          </table:table-cell>
          <table:table-cell office:value-type="string">
            <text:p>Mischief and kintax</text:p>
          </table:table-cell>
          <table:table-cell office:value-type="string">
            <text:p>Tomb of Rutha-A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69">
            <text:p>269</text:p>
          </table:table-cell>
          <table:table-cell office:value-type="string">
            <text:p>Mischief and Zix</text:p>
          </table:table-cell>
          <table:table-cell office:value-type="string">
            <text:p>Djinni Is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8">
            <text:p>278</text:p>
          </table:table-cell>
          <table:table-cell office:value-type="string">
            <text:p>Miyurachi</text:p>
          </table:table-cell>
          <table:table-cell office:value-type="string">
            <text:p>Garou Cav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81">
            <text:p>281</text:p>
          </table:table-cell>
          <table:table-cell office:value-type="string">
            <text:p>Monte</text:p>
          </table:table-cell>
          <table:table-cell office:value-type="string">
            <text:p>Angelo Wel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called monte's well</text:p>
          </table:table-cell>
        </table:table-row>
        <table:table-row table:style-name="ro1" table:visibility="filter">
          <table:table-cell office:value-type="float" office:value="284">
            <text:p>284</text:p>
          </table:table-cell>
          <table:table-cell office:value-type="string">
            <text:p>Morin</text:p>
          </table:table-cell>
          <table:table-cell office:value-type="string">
            <text:p>Naiad Lai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85">
            <text:p>285</text:p>
          </table:table-cell>
          <table:table-cell office:value-type="string">
            <text:p>Morkin</text:p>
          </table:table-cell>
          <table:table-cell office:value-type="string">
            <text:p>Troll Cave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87">
            <text:p>287</text:p>
          </table:table-cell>
          <table:table-cell office:value-type="string">
            <text:p>Mors</text:p>
          </table:table-cell>
          <table:table-cell office:value-type="string">
            <text:p>Community of Demon Summoner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demon summoners</text:p>
          </table:table-cell>
        </table:table-row>
        <table:table-row table:style-name="ro1" table:visibility="filter">
          <table:table-cell office:value-type="float" office:value="290">
            <text:p>290</text:p>
          </table:table-cell>
          <table:table-cell office:value-type="string">
            <text:p>Mos</text:p>
          </table:table-cell>
          <table:table-cell office:value-type="string">
            <text:p>Balooga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93">
            <text:p>293</text:p>
          </table:table-cell>
          <table:table-cell office:value-type="string">
            <text:p>Mosiah</text:p>
          </table:table-cell>
          <table:table-cell office:value-type="string">
            <text:p>Dryad Tre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osiah</text:p>
          </table:table-cell>
          <table:table-cell office:value-type="string">
            <text:p>Zith-el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uzicchik</text:p>
          </table:table-cell>
          <table:table-cell office:value-type="string">
            <text:p>The Lost Village of Willothorn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308">
            <text:p>308</text:p>
          </table:table-cell>
          <table:table-cell office:value-type="string">
            <text:p>Nanook</text:p>
          </table:table-cell>
          <table:table-cell office:value-type="string">
            <text:p>Tower of Fir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09">
            <text:p>309</text:p>
          </table:table-cell>
          <table:table-cell office:value-type="string">
            <text:p>Nanook</text:p>
          </table:table-cell>
          <table:table-cell office:value-type="string">
            <text:p>Tower of Fros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10">
            <text:p>310</text:p>
          </table:table-cell>
          <table:table-cell office:value-type="string">
            <text:p>Nanook and Beast</text:p>
          </table:table-cell>
          <table:table-cell office:value-type="string">
            <text:p>Catacomb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14">
            <text:p>314</text:p>
          </table:table-cell>
          <table:table-cell office:value-type="string">
            <text:p>Olethros</text:p>
          </table:table-cell>
          <table:table-cell office:value-type="string">
            <text:p>Kelo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Serinth</text:p>
          </table:table-cell>
        </table:table-row>
        <table:table-row table:style-name="ro1" table:visibility="filter">
          <table:table-cell office:value-type="float" office:value="316">
            <text:p>316</text:p>
          </table:table-cell>
          <table:table-cell office:value-type="string">
            <text:p>Olfin</text:p>
          </table:table-cell>
          <table:table-cell office:value-type="string">
            <text:p>Grindu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Olower</text:p>
          </table:table-cell>
          <table:table-cell office:value-type="string">
            <text:p>Cave Hideout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321">
            <text:p>321</text:p>
          </table:table-cell>
          <table:table-cell office:value-type="string">
            <text:p>Olower</text:p>
          </table:table-cell>
          <table:table-cell office:value-type="string">
            <text:p>Sphinx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in western desert, I don't remember how to summon this thing :(</text:p>
          </table:table-cell>
        </table:table-row>
        <table:table-row table:style-name="ro1" table:visibility="filter">
          <table:table-cell office:value-type="float" office:value="323">
            <text:p>323</text:p>
          </table:table-cell>
          <table:table-cell office:value-type="string">
            <text:p>Orthas</text:p>
          </table:table-cell>
          <table:table-cell office:value-type="string">
            <text:p>Durhal's Ant Cave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Peeron</text:p>
          </table:table-cell>
          <table:table-cell office:value-type="string">
            <text:p>Abandoned Drow Temple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328">
            <text:p>328</text:p>
          </table:table-cell>
          <table:table-cell office:value-type="string">
            <text:p>Peeron</text:p>
          </table:table-cell>
          <table:table-cell office:value-type="string">
            <text:p>Amethyst Towe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I know where it is, can only go in once for marble</text:p>
          </table:table-cell>
        </table:table-row>
        <table:table-row table:style-name="ro1" table:visibility="filter">
          <table:table-cell office:value-type="float" office:value="329">
            <text:p>329</text:p>
          </table:table-cell>
          <table:table-cell office:value-type="string">
            <text:p>Peeron</text:p>
          </table:table-cell>
          <table:table-cell office:value-type="string">
            <text:p>Catapult Crevic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30">
            <text:p>330</text:p>
          </table:table-cell>
          <table:table-cell office:value-type="string">
            <text:p>Peeron</text:p>
          </table:table-cell>
          <table:table-cell office:value-type="string">
            <text:p>Goblin Caves</text:p>
          </table:table-cell>
          <table:table-cell office:value-type="string">
            <text:p>Fantasy</text:p>
          </table:table-cell>
          <table:table-cell/>
          <table:table-cell office:value-type="string">
            <text:p>closed</text:p>
          </table:table-cell>
        </table:table-row>
        <table:table-row table:style-name="ro1" table:visibility="filter">
          <table:table-cell office:value-type="float" office:value="331">
            <text:p>331</text:p>
          </table:table-cell>
          <table:table-cell office:value-type="string">
            <text:p>Peeron</text:p>
          </table:table-cell>
          <table:table-cell office:value-type="string">
            <text:p>Marble Cast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32">
            <text:p>332</text:p>
          </table:table-cell>
          <table:table-cell office:value-type="string">
            <text:p>Peeron</text:p>
          </table:table-cell>
          <table:table-cell office:value-type="string">
            <text:p>Momentory Keep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get id from forger in wayhaven</text:p>
          </table:table-cell>
        </table:table-row>
        <table:table-row table:style-name="ro1" table:visibility="filter">
          <table:table-cell office:value-type="float" office:value="334">
            <text:p>334</text:p>
          </table:table-cell>
          <table:table-cell office:value-type="string">
            <text:p>Peeron</text:p>
          </table:table-cell>
          <table:table-cell office:value-type="string">
            <text:p>Silversmith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in wayhaven</text:p>
          </table:table-cell>
        </table:table-row>
        <table:table-row table:style-name="ro1" table:visibility="filter">
          <table:table-cell office:value-type="float" office:value="335">
            <text:p>335</text:p>
          </table:table-cell>
          <table:table-cell office:value-type="string">
            <text:p>Peeron</text:p>
          </table:table-cell>
          <table:table-cell office:value-type="string">
            <text:p>Troll De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38">
            <text:p>338</text:p>
          </table:table-cell>
          <table:table-cell office:value-type="string">
            <text:p>Pfunk</text:p>
          </table:table-cell>
          <table:table-cell office:value-type="string">
            <text:p>Forest of Type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42">
            <text:p>342</text:p>
          </table:table-cell>
          <table:table-cell office:value-type="string">
            <text:p>Pfunk</text:p>
          </table:table-cell>
          <table:table-cell office:value-type="string">
            <text:p>Norgrith Mano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43">
            <text:p>343</text:p>
          </table:table-cell>
          <table:table-cell office:value-type="string">
            <text:p>Pfunk</text:p>
          </table:table-cell>
          <table:table-cell office:value-type="string">
            <text:p>Spir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45">
            <text:p>345</text:p>
          </table:table-cell>
          <table:table-cell office:value-type="string">
            <text:p>Pfunk</text:p>
          </table:table-cell>
          <table:table-cell office:value-type="string">
            <text:p>Zelligar's Cast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51">
            <text:p>351</text:p>
          </table:table-cell>
          <table:table-cell office:value-type="string">
            <text:p>Pistil</text:p>
          </table:table-cell>
          <table:table-cell office:value-type="string">
            <text:p>Medlar Cast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53">
            <text:p>353</text:p>
          </table:table-cell>
          <table:table-cell office:value-type="string">
            <text:p>Pistil</text:p>
          </table:table-cell>
          <table:table-cell office:value-type="string">
            <text:p>Temple of the Zombie Go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54">
            <text:p>354</text:p>
          </table:table-cell>
          <table:table-cell office:value-type="string">
            <text:p>Pistil</text:p>
          </table:table-cell>
          <table:table-cell office:value-type="string">
            <text:p>Woodsman's Cottag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Forest cottage</text:p>
          </table:table-cell>
        </table:table-row>
        <table:table-row table:style-name="ro1" table:visibility="filter">
          <table:table-cell office:value-type="float" office:value="358">
            <text:p>358</text:p>
          </table:table-cell>
          <table:table-cell office:value-type="string">
            <text:p>Polanna</text:p>
          </table:table-cell>
          <table:table-cell office:value-type="string">
            <text:p>Dragon Is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off of tapan</text:p>
          </table:table-cell>
        </table:table-row>
        <table:table-row table:style-name="ro1" table:visibility="filter">
          <table:table-cell office:value-type="float" office:value="359">
            <text:p>359</text:p>
          </table:table-cell>
          <table:table-cell office:value-type="string">
            <text:p>Polanna</text:p>
          </table:table-cell>
          <table:table-cell office:value-type="string">
            <text:p>Heave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60">
            <text:p>360</text:p>
          </table:table-cell>
          <table:table-cell office:value-type="string">
            <text:p>Polanna</text:p>
          </table:table-cell>
          <table:table-cell office:value-type="string">
            <text:p>Island of Tapa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61">
            <text:p>361</text:p>
          </table:table-cell>
          <table:table-cell office:value-type="string">
            <text:p>Polanna</text:p>
          </table:table-cell>
          <table:table-cell office:value-type="string">
            <text:p>Mira's Cottag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0">
            <text:p>370</text:p>
          </table:table-cell>
          <table:table-cell office:value-type="string">
            <text:p>Rajah</text:p>
          </table:table-cell>
          <table:table-cell office:value-type="string">
            <text:p>Kingdom of Zanro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1">
            <text:p>371</text:p>
          </table:table-cell>
          <table:table-cell office:value-type="string">
            <text:p>Rakk</text:p>
          </table:table-cell>
          <table:table-cell office:value-type="string">
            <text:p>Filthy Wayhaven Alley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Alley in wayhaven</text:p>
          </table:table-cell>
        </table:table-row>
        <table:table-row table:style-name="ro1" table:visibility="filter">
          <table:table-cell office:value-type="float" office:value="372">
            <text:p>372</text:p>
          </table:table-cell>
          <table:table-cell office:value-type="string">
            <text:p>Rampage and Vraal</text:p>
          </table:table-cell>
          <table:table-cell office:value-type="string">
            <text:p>Temple of Drackonu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labeled as rampage in 'rating'</text:p>
          </table:table-cell>
        </table:table-row>
        <table:table-row table:style-name="ro1" table:visibility="filter">
          <table:table-cell office:value-type="float" office:value="374">
            <text:p>374</text:p>
          </table:table-cell>
          <table:table-cell office:value-type="string">
            <text:p>Rastafan</text:p>
          </table:table-cell>
          <table:table-cell office:value-type="string">
            <text:p>Deep Mountai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5">
            <text:p>375</text:p>
          </table:table-cell>
          <table:table-cell office:value-type="string">
            <text:p>Rastafan</text:p>
          </table:table-cell>
          <table:table-cell office:value-type="string">
            <text:p>Hel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6">
            <text:p>376</text:p>
          </table:table-cell>
          <table:table-cell office:value-type="string">
            <text:p>Rastafan</text:p>
          </table:table-cell>
          <table:table-cell office:value-type="string">
            <text:p>Land of the Ice Peop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7">
            <text:p>377</text:p>
          </table:table-cell>
          <table:table-cell office:value-type="string">
            <text:p>Rastafan</text:p>
          </table:table-cell>
          <table:table-cell office:value-type="string">
            <text:p>Mage Towe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8">
            <text:p>378</text:p>
          </table:table-cell>
          <table:table-cell office:value-type="string">
            <text:p>Rastafan</text:p>
          </table:table-cell>
          <table:table-cell office:value-type="string">
            <text:p>Rabbit Field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79">
            <text:p>379</text:p>
          </table:table-cell>
          <table:table-cell office:value-type="string">
            <text:p>Rastafan</text:p>
          </table:table-cell>
          <table:table-cell office:value-type="string">
            <text:p>Shansabyk's Cast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0">
            <text:p>380</text:p>
          </table:table-cell>
          <table:table-cell office:value-type="string">
            <text:p>Rastafan</text:p>
          </table:table-cell>
          <table:table-cell office:value-type="string">
            <text:p>The Abys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1">
            <text:p>381</text:p>
          </table:table-cell>
          <table:table-cell office:value-type="string">
            <text:p>Rastafan</text:p>
          </table:table-cell>
          <table:table-cell office:value-type="string">
            <text:p>The Dragon Realm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2">
            <text:p>382</text:p>
          </table:table-cell>
          <table:table-cell office:value-type="string">
            <text:p>Rastafan</text:p>
          </table:table-cell>
          <table:table-cell office:value-type="string">
            <text:p>The Drow Kingdom of fe dar Sha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4">
            <text:p>384</text:p>
          </table:table-cell>
          <table:table-cell office:value-type="string">
            <text:p>Razorx</text:p>
          </table:table-cell>
          <table:table-cell office:value-type="string">
            <text:p>The Barbarian Plain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6">
            <text:p>386</text:p>
          </table:table-cell>
          <table:table-cell office:value-type="string">
            <text:p>Requiem</text:p>
          </table:table-cell>
          <table:table-cell office:value-type="string">
            <text:p>Faerie Glad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7">
            <text:p>387</text:p>
          </table:table-cell>
          <table:table-cell office:value-type="string">
            <text:p>Requiem</text:p>
          </table:table-cell>
          <table:table-cell office:value-type="string">
            <text:p>Lair of the Matriarch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8">
            <text:p>388</text:p>
          </table:table-cell>
          <table:table-cell office:value-type="string">
            <text:p>Requiem</text:p>
          </table:table-cell>
          <table:table-cell office:value-type="string">
            <text:p>Theatre of Soul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89">
            <text:p>389</text:p>
          </table:table-cell>
          <table:table-cell office:value-type="string">
            <text:p>Requiem</text:p>
          </table:table-cell>
          <table:table-cell office:value-type="string">
            <text:p>Troll Allianc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91">
            <text:p>391</text:p>
          </table:table-cell>
          <table:table-cell office:value-type="string">
            <text:p>Riekl</text:p>
          </table:table-cell>
          <table:table-cell office:value-type="string">
            <text:p>Temple of Alythra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95">
            <text:p>395</text:p>
          </table:table-cell>
          <table:table-cell office:value-type="string">
            <text:p>Rumor</text:p>
          </table:table-cell>
          <table:table-cell office:value-type="string">
            <text:p>Dragon Labyrinth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it's in isle of ao</text:p>
          </table:table-cell>
        </table:table-row>
        <table:table-row table:style-name="ro1" table:visibility="filter">
          <table:table-cell office:value-type="float" office:value="397">
            <text:p>397</text:p>
          </table:table-cell>
          <table:table-cell office:value-type="string">
            <text:p>Rumor</text:p>
          </table:table-cell>
          <table:table-cell office:value-type="string">
            <text:p>Hall of King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98">
            <text:p>398</text:p>
          </table:table-cell>
          <table:table-cell office:value-type="string">
            <text:p>Rumor</text:p>
          </table:table-cell>
          <table:table-cell office:value-type="string">
            <text:p>Isle of Equinity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1">
            <text:p>401</text:p>
          </table:table-cell>
          <table:table-cell office:value-type="string">
            <text:p>Rumor</text:p>
          </table:table-cell>
          <table:table-cell office:value-type="string">
            <text:p>The Isle of Ao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3">
            <text:p>403</text:p>
          </table:table-cell>
          <table:table-cell office:value-type="string">
            <text:p>Rumor</text:p>
          </table:table-cell>
          <table:table-cell office:value-type="string">
            <text:p>Tookwich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4">
            <text:p>404</text:p>
          </table:table-cell>
          <table:table-cell office:value-type="string">
            <text:p>Rumor</text:p>
          </table:table-cell>
          <table:table-cell office:value-type="string">
            <text:p>Xaxi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7">
            <text:p>407</text:p>
          </table:table-cell>
          <table:table-cell office:value-type="string">
            <text:p>Ryft</text:p>
          </table:table-cell>
          <table:table-cell office:value-type="string">
            <text:p>Everlynd Park Maz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9">
            <text:p>409</text:p>
          </table:table-cell>
          <table:table-cell office:value-type="string">
            <text:p>Ryft</text:p>
          </table:table-cell>
          <table:table-cell office:value-type="string">
            <text:p>Great Lighthouse of Land's En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13">
            <text:p>413</text:p>
          </table:table-cell>
          <table:table-cell office:value-type="string">
            <text:p>Ryft</text:p>
          </table:table-cell>
          <table:table-cell office:value-type="string">
            <text:p>Temple of Kourly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15">
            <text:p>415</text:p>
          </table:table-cell>
          <table:table-cell office:value-type="string">
            <text:p>Safeire</text:p>
          </table:table-cell>
          <table:table-cell office:value-type="string">
            <text:p>Spring of Kierlanai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called spring</text:p>
          </table:table-cell>
        </table:table-row>
        <table:table-row table:style-name="ro1" table:visibility="filter">
          <table:table-cell office:value-type="float" office:value="416">
            <text:p>416</text:p>
          </table:table-cell>
          <table:table-cell office:value-type="string">
            <text:p>Safeire</text:p>
          </table:table-cell>
          <table:table-cell office:value-type="string">
            <text:p>Tower of Vindae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17">
            <text:p>417</text:p>
          </table:table-cell>
          <table:table-cell office:value-type="string">
            <text:p>Safeire</text:p>
          </table:table-cell>
          <table:table-cell office:value-type="string">
            <text:p>Wayhaven Lover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18">
            <text:p>418</text:p>
          </table:table-cell>
          <table:table-cell office:value-type="string">
            <text:p>Salrylia</text:p>
          </table:table-cell>
          <table:table-cell office:value-type="string">
            <text:p>Abandoned Garde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1">
            <text:p>421</text:p>
          </table:table-cell>
          <table:table-cell office:value-type="string">
            <text:p>Samiel</text:p>
          </table:table-cell>
          <table:table-cell office:value-type="string">
            <text:p>Thistlebeard's Galleo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9">
            <text:p>429</text:p>
          </table:table-cell>
          <table:table-cell office:value-type="string">
            <text:p>Seiger</text:p>
          </table:table-cell>
          <table:table-cell office:value-type="string">
            <text:p>Diamond Min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mine in overlands</text:p>
          </table:table-cell>
        </table:table-row>
        <table:table-row table:style-name="ro1" table:visibility="filter">
          <table:table-cell office:value-type="float" office:value="430">
            <text:p>430</text:p>
          </table:table-cell>
          <table:table-cell office:value-type="string">
            <text:p>Seiger</text:p>
          </table:table-cell>
          <table:table-cell office:value-type="string">
            <text:p>Fwiffo's Cottag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Seiger</text:p>
          </table:table-cell>
          <table:table-cell office:value-type="string">
            <text:p>Gargoyle Den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 office:value-type="string">
            <text:p>is this in overlands?</text:p>
          </table:table-cell>
        </table:table-row>
        <table:table-row table:style-name="ro1" table:visibility="filter">
          <table:table-cell office:value-type="float" office:value="432">
            <text:p>432</text:p>
          </table:table-cell>
          <table:table-cell office:value-type="string">
            <text:p>Seiger</text:p>
          </table:table-cell>
          <table:table-cell office:value-type="string">
            <text:p>Mt. Silvermoo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33">
            <text:p>433</text:p>
          </table:table-cell>
          <table:table-cell office:value-type="string">
            <text:p>Seiger</text:p>
          </table:table-cell>
          <table:table-cell office:value-type="string">
            <text:p>Mt. Silvermoon Graveyar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34">
            <text:p>434</text:p>
          </table:table-cell>
          <table:table-cell office:value-type="string">
            <text:p>Seiger</text:p>
          </table:table-cell>
          <table:table-cell office:value-type="string">
            <text:p>Samantha's Cathedra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35">
            <text:p>435</text:p>
          </table:table-cell>
          <table:table-cell office:value-type="string">
            <text:p>Seiger</text:p>
          </table:table-cell>
          <table:table-cell office:value-type="string">
            <text:p>Sin'Jun's Cav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eiger</text:p>
          </table:table-cell>
          <table:table-cell office:value-type="string">
            <text:p>St. Elmo's Grave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 office:value-type="string">
            <text:p>graveyard in overlands?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erpentine</text:p>
          </table:table-cell>
          <table:table-cell office:value-type="string">
            <text:p>Icy Grave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erpentine</text:p>
          </table:table-cell>
          <table:table-cell office:value-type="string">
            <text:p>Woodsman's Hut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440">
            <text:p>440</text:p>
          </table:table-cell>
          <table:table-cell office:value-type="string">
            <text:p>Shadow</text:p>
          </table:table-cell>
          <table:table-cell office:value-type="string">
            <text:p>Fire Giant Lai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41">
            <text:p>441</text:p>
          </table:table-cell>
          <table:table-cell office:value-type="string">
            <text:p>Shadow</text:p>
          </table:table-cell>
          <table:table-cell office:value-type="string">
            <text:p>Shadow Dragon Lai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42">
            <text:p>442</text:p>
          </table:table-cell>
          <table:table-cell office:value-type="string">
            <text:p>Shadow</text:p>
          </table:table-cell>
          <table:table-cell office:value-type="string">
            <text:p>The Plane of Fir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43">
            <text:p>443</text:p>
          </table:table-cell>
          <table:table-cell office:value-type="string">
            <text:p>Shadowlotus</text:p>
          </table:table-cell>
          <table:table-cell office:value-type="string">
            <text:p>Bandit Hu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44">
            <text:p>444</text:p>
          </table:table-cell>
          <table:table-cell office:value-type="string">
            <text:p>Shadowlotus</text:p>
          </table:table-cell>
          <table:table-cell office:value-type="string">
            <text:p>Cave of the Snowbeas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49">
            <text:p>449</text:p>
          </table:table-cell>
          <table:table-cell office:value-type="string">
            <text:p>Skeet</text:p>
          </table:table-cell>
          <table:table-cell office:value-type="string">
            <text:p>Gnome Hous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Skeet</text:p>
          </table:table-cell>
          <table:table-cell office:value-type="string">
            <text:p>Scorpion cave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51">
            <text:p>451</text:p>
          </table:table-cell>
          <table:table-cell office:value-type="string">
            <text:p>Skeet</text:p>
          </table:table-cell>
          <table:table-cell office:value-type="string">
            <text:p>Teek's Islan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52">
            <text:p>452</text:p>
          </table:table-cell>
          <table:table-cell office:value-type="string">
            <text:p>Skinless</text:p>
          </table:table-cell>
          <table:table-cell office:value-type="string">
            <text:p>Karticos's Hove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called hovel</text:p>
          </table:table-cell>
        </table:table-row>
        <table:table-row table:style-name="ro1" table:visibility="filter">
          <table:table-cell office:value-type="float" office:value="453">
            <text:p>453</text:p>
          </table:table-cell>
          <table:table-cell office:value-type="string">
            <text:p>Skinless</text:p>
          </table:table-cell>
          <table:table-cell office:value-type="string">
            <text:p>Orc Tunne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54">
            <text:p>454</text:p>
          </table:table-cell>
          <table:table-cell office:value-type="string">
            <text:p>Skinless</text:p>
          </table:table-cell>
          <table:table-cell office:value-type="string">
            <text:p>Orc Villag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55">
            <text:p>455</text:p>
          </table:table-cell>
          <table:table-cell office:value-type="string">
            <text:p>Skinless</text:p>
          </table:table-cell>
          <table:table-cell office:value-type="string">
            <text:p>Realm of the Marsh Goblin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lick</text:p>
          </table:table-cell>
          <table:table-cell office:value-type="string">
            <text:p>Roc's Nest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463">
            <text:p>463</text:p>
          </table:table-cell>
          <table:table-cell office:value-type="string">
            <text:p>Slister</text:p>
          </table:table-cell>
          <table:table-cell office:value-type="string">
            <text:p>Lost Wood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64">
            <text:p>464</text:p>
          </table:table-cell>
          <table:table-cell office:value-type="string">
            <text:p>Slister</text:p>
          </table:table-cell>
          <table:table-cell office:value-type="string">
            <text:p>Prismatia's Caver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68">
            <text:p>468</text:p>
          </table:table-cell>
          <table:table-cell office:value-type="string">
            <text:p>Solo</text:p>
          </table:table-cell>
          <table:table-cell office:value-type="string">
            <text:p>Ancient Dolme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70">
            <text:p>470</text:p>
          </table:table-cell>
          <table:table-cell office:value-type="string">
            <text:p>Solo</text:p>
          </table:table-cell>
          <table:table-cell office:value-type="string">
            <text:p>Zosimus's Hous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map says alchemists house</text:p>
          </table:table-cell>
        </table:table-row>
        <table:table-row table:style-name="ro1" table:visibility="filter">
          <table:table-cell office:value-type="float" office:value="471">
            <text:p>471</text:p>
          </table:table-cell>
          <table:table-cell office:value-type="string">
            <text:p>Sorva</text:p>
          </table:table-cell>
          <table:table-cell office:value-type="string">
            <text:p>Boggart Va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73">
            <text:p>473</text:p>
          </table:table-cell>
          <table:table-cell office:value-type="string">
            <text:p>Sorva</text:p>
          </table:table-cell>
          <table:table-cell office:value-type="string">
            <text:p>Tomb of Horrors</text:p>
          </table:table-cell>
          <table:table-cell office:value-type="string">
            <text:p>Fantasy</text:p>
          </table:table-cell>
          <table:table-cell/>
          <table:table-cell office:value-type="string">
            <text:p>defunct</text:p>
          </table:table-cell>
        </table:table-row>
        <table:table-row table:style-name="ro1" table:visibility="filter">
          <table:table-cell office:value-type="float" office:value="477">
            <text:p>477</text:p>
          </table:table-cell>
          <table:table-cell office:value-type="string">
            <text:p>Stelari</text:p>
          </table:table-cell>
          <table:table-cell office:value-type="string">
            <text:p>Excavation Site in the Iceland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78">
            <text:p>478</text:p>
          </table:table-cell>
          <table:table-cell office:value-type="string">
            <text:p>Stelari</text:p>
          </table:table-cell>
          <table:table-cell office:value-type="string">
            <text:p>Hacketoff's Bridg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82">
            <text:p>482</text:p>
          </table:table-cell>
          <table:table-cell office:value-type="string">
            <text:p>Stelari</text:p>
          </table:table-cell>
          <table:table-cell office:value-type="string">
            <text:p>Temple of Rauthga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89">
            <text:p>489</text:p>
          </table:table-cell>
          <table:table-cell office:value-type="string">
            <text:p>Surielle</text:p>
          </table:table-cell>
          <table:table-cell office:value-type="string">
            <text:p>Angel Garde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91">
            <text:p>491</text:p>
          </table:table-cell>
          <table:table-cell office:value-type="string">
            <text:p>Syd</text:p>
          </table:table-cell>
          <table:table-cell office:value-type="string">
            <text:p>Druid Cops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92">
            <text:p>492</text:p>
          </table:table-cell>
          <table:table-cell office:value-type="string">
            <text:p>Syd</text:p>
          </table:table-cell>
          <table:table-cell office:value-type="string">
            <text:p>Grue Cav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98">
            <text:p>498</text:p>
          </table:table-cell>
          <table:table-cell office:value-type="string">
            <text:p>Takamori</text:p>
          </table:table-cell>
          <table:table-cell office:value-type="string">
            <text:p>The Mission of Kecyc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'A missionary camp' in rating</text:p>
          </table:table-cell>
        </table:table-row>
        <table:table-row table:style-name="ro1" table:visibility="filter">
          <table:table-cell office:value-type="float" office:value="501">
            <text:p>501</text:p>
          </table:table-cell>
          <table:table-cell office:value-type="string">
            <text:p>Talimar</text:p>
          </table:table-cell>
          <table:table-cell office:value-type="string">
            <text:p>Lemuria Dream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03">
            <text:p>503</text:p>
          </table:table-cell>
          <table:table-cell office:value-type="string">
            <text:p>Talimar</text:p>
          </table:table-cell>
          <table:table-cell office:value-type="string">
            <text:p>Old Storyteller's Cabi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the old hermit</text:p>
          </table:table-cell>
        </table:table-row>
        <table:table-row table:style-name="ro1" table:visibility="filter">
          <table:table-cell office:value-type="float" office:value="507">
            <text:p>507</text:p>
          </table:table-cell>
          <table:table-cell office:value-type="string">
            <text:p>Talismon</text:p>
          </table:table-cell>
          <table:table-cell office:value-type="string">
            <text:p>Cove of the Thre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08">
            <text:p>508</text:p>
          </table:table-cell>
          <table:table-cell office:value-type="string">
            <text:p>Talismon</text:p>
          </table:table-cell>
          <table:table-cell office:value-type="string">
            <text:p>Masqu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10">
            <text:p>510</text:p>
          </table:table-cell>
          <table:table-cell office:value-type="string">
            <text:p>Talismon and Bork</text:p>
          </table:table-cell>
          <table:table-cell office:value-type="string">
            <text:p>Mount Knivu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12">
            <text:p>512</text:p>
          </table:table-cell>
          <table:table-cell office:value-type="string">
            <text:p>Tarin</text:p>
          </table:table-cell>
          <table:table-cell office:value-type="string">
            <text:p>Azra's Tunne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this is in murus faralain, but not marked yet</text:p>
          </table:table-cell>
        </table:table-row>
        <table:table-row table:style-name="ro1" table:visibility="filter">
          <table:table-cell office:value-type="float" office:value="513">
            <text:p>513</text:p>
          </table:table-cell>
          <table:table-cell office:value-type="string">
            <text:p>Tarin</text:p>
          </table:table-cell>
          <table:table-cell office:value-type="string">
            <text:p>Ethereal Towe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15">
            <text:p>515</text:p>
          </table:table-cell>
          <table:table-cell office:value-type="string">
            <text:p>Tarin</text:p>
          </table:table-cell>
          <table:table-cell office:value-type="string">
            <text:p>Haunted Mano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16">
            <text:p>516</text:p>
          </table:table-cell>
          <table:table-cell office:value-type="string">
            <text:p>Tarin</text:p>
          </table:table-cell>
          <table:table-cell office:value-type="string">
            <text:p>Holy Shrin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18">
            <text:p>518</text:p>
          </table:table-cell>
          <table:table-cell office:value-type="string">
            <text:p>Tarin</text:p>
          </table:table-cell>
          <table:table-cell office:value-type="string">
            <text:p>Wayhaven Hitown Dock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assuming this is docks in wayhaven</text:p>
          </table:table-cell>
        </table:table-row>
        <table:table-row table:style-name="ro1" table:visibility="filter">
          <table:table-cell office:value-type="float" office:value="521">
            <text:p>521</text:p>
          </table:table-cell>
          <table:table-cell office:value-type="string">
            <text:p>Tensor</text:p>
          </table:table-cell>
          <table:table-cell office:value-type="string">
            <text:p>Ant Cave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23">
            <text:p>523</text:p>
          </table:table-cell>
          <table:table-cell office:value-type="string">
            <text:p>Tensor</text:p>
          </table:table-cell>
          <table:table-cell office:value-type="string">
            <text:p>Barovia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26">
            <text:p>526</text:p>
          </table:table-cell>
          <table:table-cell office:value-type="string">
            <text:p>Tensor</text:p>
          </table:table-cell>
          <table:table-cell office:value-type="string">
            <text:p>Der'Thala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27">
            <text:p>527</text:p>
          </table:table-cell>
          <table:table-cell office:value-type="string">
            <text:p>Tensor</text:p>
          </table:table-cell>
          <table:table-cell office:value-type="string">
            <text:p>Epic Ques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Tensor</text:p>
          </table:table-cell>
          <table:table-cell office:value-type="string">
            <text:p>Gargoyle Lair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Tensor</text:p>
          </table:table-cell>
          <table:table-cell office:value-type="string">
            <text:p>Ice Cave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 office:value-type="string">
            <text:p>epic cave?</text:p>
          </table:table-cell>
        </table:table-row>
        <table:table-row table:style-name="ro1" table:visibility="filter">
          <table:table-cell office:value-type="float" office:value="530">
            <text:p>530</text:p>
          </table:table-cell>
          <table:table-cell office:value-type="string">
            <text:p>Tensor</text:p>
          </table:table-cell>
          <table:table-cell office:value-type="string">
            <text:p>Kati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31">
            <text:p>531</text:p>
          </table:table-cell>
          <table:table-cell office:value-type="string">
            <text:p>Tensor</text:p>
          </table:table-cell>
          <table:table-cell office:value-type="string">
            <text:p>Lonely Keep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32">
            <text:p>532</text:p>
          </table:table-cell>
          <table:table-cell office:value-type="string">
            <text:p>Tensor</text:p>
          </table:table-cell>
          <table:table-cell office:value-type="string">
            <text:p>Obsidian Towe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unknown area I think...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ensor</text:p>
          </table:table-cell>
          <table:table-cell office:value-type="string">
            <text:p>Pyron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534">
            <text:p>534</text:p>
          </table:table-cell>
          <table:table-cell office:value-type="string">
            <text:p>Tensor</text:p>
          </table:table-cell>
          <table:table-cell office:value-type="string">
            <text:p>Rampar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35">
            <text:p>535</text:p>
          </table:table-cell>
          <table:table-cell office:value-type="string">
            <text:p>Tensor</text:p>
          </table:table-cell>
          <table:table-cell office:value-type="string">
            <text:p>Ravenlof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36">
            <text:p>536</text:p>
          </table:table-cell>
          <table:table-cell office:value-type="string">
            <text:p>Tensor</text:p>
          </table:table-cell>
          <table:table-cell office:value-type="string">
            <text:p>Ravenloft Cast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Tensor</text:p>
          </table:table-cell>
          <table:table-cell office:value-type="string">
            <text:p>Ravenloft of the Past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Tensor</text:p>
          </table:table-cell>
          <table:table-cell office:value-type="string">
            <text:p>Shadowborn Manor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540">
            <text:p>540</text:p>
          </table:table-cell>
          <table:table-cell office:value-type="string">
            <text:p>Tensor</text:p>
          </table:table-cell>
          <table:table-cell office:value-type="string">
            <text:p>Tasle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Tensor</text:p>
          </table:table-cell>
          <table:table-cell office:value-type="string">
            <text:p>The Planes of Hell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542">
            <text:p>542</text:p>
          </table:table-cell>
          <table:table-cell office:value-type="string">
            <text:p>Tensor</text:p>
          </table:table-cell>
          <table:table-cell office:value-type="string">
            <text:p>Treant Fores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49">
            <text:p>549</text:p>
          </table:table-cell>
          <table:table-cell office:value-type="string">
            <text:p>Tharog</text:p>
          </table:table-cell>
          <table:table-cell office:value-type="string">
            <text:p>Rimalkin Cav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51">
            <text:p>551</text:p>
          </table:table-cell>
          <table:table-cell office:value-type="string">
            <text:p>Theseus</text:p>
          </table:table-cell>
          <table:table-cell office:value-type="string">
            <text:p>The Wreck of Stormbringe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52">
            <text:p>552</text:p>
          </table:table-cell>
          <table:table-cell office:value-type="string">
            <text:p>Thorin</text:p>
          </table:table-cell>
          <table:table-cell office:value-type="string">
            <text:p>Valley of Forests and Glacier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57">
            <text:p>557</text:p>
          </table:table-cell>
          <table:table-cell office:value-type="string">
            <text:p>Thyros</text:p>
          </table:table-cell>
          <table:table-cell office:value-type="string">
            <text:p>Rocky Hil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61">
            <text:p>561</text:p>
          </table:table-cell>
          <table:table-cell office:value-type="string">
            <text:p>Tinder</text:p>
          </table:table-cell>
          <table:table-cell office:value-type="string">
            <text:p>Kazhir's Hu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65">
            <text:p>565</text:p>
          </table:table-cell>
          <table:table-cell office:value-type="string">
            <text:p>Tiro</text:p>
          </table:table-cell>
          <table:table-cell office:value-type="string">
            <text:p>Forest Beach and Cov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69">
            <text:p>569</text:p>
          </table:table-cell>
          <table:table-cell office:value-type="string">
            <text:p>Tiro</text:p>
          </table:table-cell>
          <table:table-cell office:value-type="string">
            <text:p>The Mew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1">
            <text:p>571</text:p>
          </table:table-cell>
          <table:table-cell office:value-type="string">
            <text:p>Tiro and blackstaff</text:p>
          </table:table-cell>
          <table:table-cell office:value-type="string">
            <text:p>Wayhave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3">
            <text:p>573</text:p>
          </table:table-cell>
          <table:table-cell office:value-type="string">
            <text:p>Tiro and Zetron</text:p>
          </table:table-cell>
          <table:table-cell office:value-type="string">
            <text:p>Isle of Kimlark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4">
            <text:p>574</text:p>
          </table:table-cell>
          <table:table-cell office:value-type="string">
            <text:p>To</text:p>
          </table:table-cell>
          <table:table-cell office:value-type="string">
            <text:p>A Dark Caver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7">
            <text:p>577</text:p>
          </table:table-cell>
          <table:table-cell office:value-type="string">
            <text:p>Toasty</text:p>
          </table:table-cell>
          <table:table-cell office:value-type="string">
            <text:p>Stormrock Cast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8">
            <text:p>578</text:p>
          </table:table-cell>
          <table:table-cell office:value-type="string">
            <text:p>Tramane</text:p>
          </table:table-cell>
          <table:table-cell office:value-type="string">
            <text:p>Enchanted Spring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9">
            <text:p>579</text:p>
          </table:table-cell>
          <table:table-cell office:value-type="string">
            <text:p>Tramane, Thyros, and Kendric</text:p>
          </table:table-cell>
          <table:table-cell office:value-type="string">
            <text:p>Crevice of the Mystic Seal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80">
            <text:p>580</text:p>
          </table:table-cell>
          <table:table-cell office:value-type="string">
            <text:p>Trandamere</text:p>
          </table:table-cell>
          <table:table-cell office:value-type="string">
            <text:p>Fachan Villag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81">
            <text:p>581</text:p>
          </table:table-cell>
          <table:table-cell office:value-type="string">
            <text:p>Trandamere</text:p>
          </table:table-cell>
          <table:table-cell office:value-type="string">
            <text:p>Lair of the Owlbea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82">
            <text:p>582</text:p>
          </table:table-cell>
          <table:table-cell office:value-type="string">
            <text:p>Tranzic</text:p>
          </table:table-cell>
          <table:table-cell office:value-type="string">
            <text:p>Abandoned Forest Hom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labeled forest trail in rating/map</text:p>
          </table:table-cell>
        </table:table-row>
        <table:table-row table:style-name="ro1" table:visibility="filter">
          <table:table-cell office:value-type="float" office:value="583">
            <text:p>583</text:p>
          </table:table-cell>
          <table:table-cell office:value-type="string">
            <text:p>Tranzic</text:p>
          </table:table-cell>
          <table:table-cell office:value-type="string">
            <text:p>Cave in the Hill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cavern in rating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Tuesdai</text:p>
          </table:table-cell>
          <table:table-cell office:value-type="string">
            <text:p>Kunzit's Hole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598">
            <text:p>598</text:p>
          </table:table-cell>
          <table:table-cell office:value-type="string">
            <text:p>Tuesdai</text:p>
          </table:table-cell>
          <table:table-cell office:value-type="string">
            <text:p>Wayhaven Shop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'Bell Tower' in wayhaven area, I haven't separated these out</text:p>
          </table:table-cell>
        </table:table-row>
        <table:table-row table:style-name="ro1" table:visibility="filter">
          <table:table-cell office:value-type="float" office:value="605">
            <text:p>605</text:p>
          </table:table-cell>
          <table:table-cell office:value-type="string">
            <text:p>Ulme</text:p>
          </table:table-cell>
          <table:table-cell office:value-type="string">
            <text:p>Deghna's Maz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just called maze in rating</text:p>
          </table:table-cell>
        </table:table-row>
        <table:table-row table:style-name="ro1" table:visibility="filter">
          <table:table-cell office:value-type="float" office:value="617">
            <text:p>617</text:p>
          </table:table-cell>
          <table:table-cell office:value-type="string">
            <text:p>Various</text:p>
          </table:table-cell>
          <table:table-cell office:value-type="string">
            <text:p>Fantasy Overland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main fantasy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Vermillion</text:p>
          </table:table-cell>
          <table:table-cell office:value-type="string">
            <text:p>Dragon Cave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621">
            <text:p>621</text:p>
          </table:table-cell>
          <table:table-cell office:value-type="string">
            <text:p>Vermillion</text:p>
          </table:table-cell>
          <table:table-cell office:value-type="string">
            <text:p>Harfain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24">
            <text:p>624</text:p>
          </table:table-cell>
          <table:table-cell office:value-type="string">
            <text:p>Vexorg</text:p>
          </table:table-cell>
          <table:table-cell office:value-type="string">
            <text:p>Desert Psionicist Tent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25">
            <text:p>625</text:p>
          </table:table-cell>
          <table:table-cell office:value-type="string">
            <text:p>Vexorg</text:p>
          </table:table-cell>
          <table:table-cell office:value-type="string">
            <text:p>Desert Stronghold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26">
            <text:p>626</text:p>
          </table:table-cell>
          <table:table-cell office:value-type="string">
            <text:p>Vexorg</text:p>
          </table:table-cell>
          <table:table-cell office:value-type="string">
            <text:p>Realm of the Verbeeg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27">
            <text:p>627</text:p>
          </table:table-cell>
          <table:table-cell office:value-type="string">
            <text:p>Vexorg</text:p>
          </table:table-cell>
          <table:table-cell office:value-type="string">
            <text:p>Rock Pi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29">
            <text:p>629</text:p>
          </table:table-cell>
          <table:table-cell office:value-type="string">
            <text:p>Vivianne</text:p>
          </table:table-cell>
          <table:table-cell office:value-type="string">
            <text:p>Desert Cavern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Desert Tomb</text:p>
          </table:table-cell>
        </table:table-row>
        <table:table-row table:style-name="ro1" table:visibility="filter">
          <table:table-cell office:value-type="float" office:value="636">
            <text:p>636</text:p>
          </table:table-cell>
          <table:table-cell office:value-type="string">
            <text:p>Vlad</text:p>
          </table:table-cell>
          <table:table-cell office:value-type="string">
            <text:p>Garrison on the Plain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Vraal</text:p>
          </table:table-cell>
          <table:table-cell office:value-type="string">
            <text:p>Overgrown Fields</text:p>
          </table:table-cell>
          <table:table-cell office:value-type="string">
            <text:p>Fantasy and Newbieland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640">
            <text:p>640</text:p>
          </table:table-cell>
          <table:table-cell office:value-type="string">
            <text:p>Vraal</text:p>
          </table:table-cell>
          <table:table-cell office:value-type="string">
            <text:p>Schloss Mordenheim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Mordenheim Manor</text:p>
          </table:table-cell>
        </table:table-row>
        <table:table-row table:style-name="ro1" table:visibility="filter">
          <table:table-cell office:value-type="float" office:value="642">
            <text:p>642</text:p>
          </table:table-cell>
          <table:table-cell office:value-type="string">
            <text:p>Vraal and Rampage</text:p>
          </table:table-cell>
          <table:table-cell office:value-type="string">
            <text:p>Snake Pi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43">
            <text:p>643</text:p>
          </table:table-cell>
          <table:table-cell office:value-type="string">
            <text:p>Vryce</text:p>
          </table:table-cell>
          <table:table-cell office:value-type="string">
            <text:p>Uslopta's Tower</text:p>
          </table:table-cell>
          <table:table-cell office:value-type="string">
            <text:p>Fantasy and Newbieland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44">
            <text:p>644</text:p>
          </table:table-cell>
          <table:table-cell office:value-type="string">
            <text:p>Wain</text:p>
          </table:table-cell>
          <table:table-cell office:value-type="string">
            <text:p>Cavemaw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Wain</text:p>
          </table:table-cell>
          <table:table-cell office:value-type="string">
            <text:p>Temple of Light</text:p>
          </table:table-cell>
          <table:table-cell office:value-type="string">
            <text:p>Fantas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646">
            <text:p>646</text:p>
          </table:table-cell>
          <table:table-cell office:value-type="string">
            <text:p>Wain</text:p>
          </table:table-cell>
          <table:table-cell office:value-type="string">
            <text:p>Troll Bridg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49">
            <text:p>649</text:p>
          </table:table-cell>
          <table:table-cell office:value-type="string">
            <text:p>Watson</text:p>
          </table:table-cell>
          <table:table-cell office:value-type="string">
            <text:p>Elemental Plane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called elemental area</text:p>
          </table:table-cell>
        </table:table-row>
        <table:table-row table:style-name="ro1" table:visibility="filter">
          <table:table-cell office:value-type="float" office:value="652">
            <text:p>652</text:p>
          </table:table-cell>
          <table:table-cell office:value-type="string">
            <text:p>Watson</text:p>
          </table:table-cell>
          <table:table-cell office:value-type="string">
            <text:p>Talbo's Forest Hom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58">
            <text:p>658</text:p>
          </table:table-cell>
          <table:table-cell office:value-type="string">
            <text:p>Xanthil</text:p>
          </table:table-cell>
          <table:table-cell office:value-type="string">
            <text:p>Troll Fores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61">
            <text:p>661</text:p>
          </table:table-cell>
          <table:table-cell office:value-type="string">
            <text:p>Xiola</text:p>
          </table:table-cell>
          <table:table-cell office:value-type="string">
            <text:p>Phantom Ship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hidden treasure quest</text:p>
          </table:table-cell>
        </table:table-row>
        <table:table-row table:style-name="ro1" table:visibility="filter">
          <table:table-cell office:value-type="float" office:value="666">
            <text:p>666</text:p>
          </table:table-cell>
          <table:table-cell office:value-type="string">
            <text:p>Zetron and Lagman</text:p>
          </table:table-cell>
          <table:table-cell office:value-type="string">
            <text:p>Pegasus Port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67">
            <text:p>667</text:p>
          </table:table-cell>
          <table:table-cell office:value-type="string">
            <text:p>Zhaoyun</text:p>
          </table:table-cell>
          <table:table-cell office:value-type="string">
            <text:p>Shaolin Templ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68">
            <text:p>668</text:p>
          </table:table-cell>
          <table:table-cell office:value-type="string">
            <text:p>Zimpor</text:p>
          </table:table-cell>
          <table:table-cell office:value-type="string">
            <text:p>Banyan Tree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69">
            <text:p>669</text:p>
          </table:table-cell>
          <table:table-cell office:value-type="string">
            <text:p>Zimpor</text:p>
          </table:table-cell>
          <table:table-cell office:value-type="string">
            <text:p>Crevice in the Hills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 office:value-type="string">
            <text:p>Valley in area name</text:p>
          </table:table-cell>
        </table:table-row>
        <table:table-row table:style-name="ro1" table:visibility="filter">
          <table:table-cell office:value-type="float" office:value="670">
            <text:p>670</text:p>
          </table:table-cell>
          <table:table-cell office:value-type="string">
            <text:p>Zimpor</text:p>
          </table:table-cell>
          <table:table-cell office:value-type="string">
            <text:p>Tunnels of the Rohm Giddor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71">
            <text:p>671</text:p>
          </table:table-cell>
          <table:table-cell office:value-type="string">
            <text:p>Zix</text:p>
          </table:table-cell>
          <table:table-cell office:value-type="string">
            <text:p>Giant Camp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72">
            <text:p>672</text:p>
          </table:table-cell>
          <table:table-cell office:value-type="string">
            <text:p>Zix</text:p>
          </table:table-cell>
          <table:table-cell office:value-type="string">
            <text:p>Wayhaven Arena</text:p>
          </table:table-cell>
          <table:table-cell office:value-type="string">
            <text:p>Fantasy</text:p>
          </table:table-cell>
          <table:table-cell office:value-type="string">
            <text:p>Y</text:p>
          </table:table-cell>
          <table:table-cell/>
        </table:table-row>
      </table:table>
      <table:table table:name="Science" table:style-name="ta1" table:print="false">
        <table:table-column table:style-name="co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56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Creator(s)</text:p>
          </table:table-cell>
          <table:table-cell table:style-name="ce1" office:value-type="string">
            <text:p>Area Name</text:p>
          </table:table-cell>
          <table:table-cell table:style-name="ce1" office:value-type="string">
            <text:p>Realm</text:p>
          </table:table-cell>
          <table:table-cell table:style-name="ce1" office:value-type="string">
            <text:p>Explored</text:p>
          </table:table-cell>
          <table:table-cell table:style-name="ce1" office:value-type="string">
            <text:p>Notes</text:p>
          </table:table-cell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string">
            <text:p>Alerik</text:p>
          </table:table-cell>
          <table:table-cell office:value-type="string">
            <text:p>O'Hare International Airport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string">
            <text:p>Angio</text:p>
          </table:table-cell>
          <table:table-cell office:value-type="string">
            <text:p>Gas Station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string">
            <text:p>Arrion</text:p>
          </table:table-cell>
          <table:table-cell office:value-type="string">
            <text:p>Starcraft:Broodwa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string">
            <text:p>Aserena</text:p>
          </table:table-cell>
          <table:table-cell office:value-type="string">
            <text:p>Lost City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string">
            <text:p>Assassin</text:p>
          </table:table-cell>
          <table:table-cell office:value-type="string">
            <text:p>Mortimer's Church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string">
            <text:p>Balthus and Pfunk</text:p>
          </table:table-cell>
          <table:table-cell office:value-type="string">
            <text:p>Carnegie Hall 2.0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8">
            <text:p>68</text:p>
          </table:table-cell>
          <table:table-cell office:value-type="string">
            <text:p>Chrome</text:p>
          </table:table-cell>
          <table:table-cell office:value-type="string">
            <text:p>Military Bunk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9">
            <text:p>69</text:p>
          </table:table-cell>
          <table:table-cell office:value-type="string">
            <text:p>Chrome</text:p>
          </table:table-cell>
          <table:table-cell office:value-type="string">
            <text:p>SolChem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70">
            <text:p>70</text:p>
          </table:table-cell>
          <table:table-cell office:value-type="string">
            <text:p>Cirrus</text:p>
          </table:table-cell>
          <table:table-cell office:value-type="string">
            <text:p>Borg Cub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73">
            <text:p>73</text:p>
          </table:table-cell>
          <table:table-cell office:value-type="string">
            <text:p>Cletus</text:p>
          </table:table-cell>
          <table:table-cell office:value-type="string">
            <text:p>Atlanta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74">
            <text:p>74</text:p>
          </table:table-cell>
          <table:table-cell office:value-type="string">
            <text:p>Cletus</text:p>
          </table:table-cell>
          <table:table-cell office:value-type="string">
            <text:p>D.C. Megatech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75">
            <text:p>75</text:p>
          </table:table-cell>
          <table:table-cell office:value-type="string">
            <text:p>Cletus</text:p>
          </table:table-cell>
          <table:table-cell office:value-type="string">
            <text:p>First Church of Christ, Computer Programm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 office:value-type="string">
            <text:p>Atlanta, pretty sure this is cyberpope</text:p>
          </table:table-cell>
        </table:table-row>
        <table:table-row table:style-name="ro1" table:visibility="filter">
          <table:table-cell office:value-type="float" office:value="76">
            <text:p>76</text:p>
          </table:table-cell>
          <table:table-cell office:value-type="string">
            <text:p>Cletus</text:p>
          </table:table-cell>
          <table:table-cell office:value-type="string">
            <text:p>Kord Mutual Insuranc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77">
            <text:p>77</text:p>
          </table:table-cell>
          <table:table-cell office:value-type="string">
            <text:p>Cletus</text:p>
          </table:table-cell>
          <table:table-cell office:value-type="string">
            <text:p>Pittsburgh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80">
            <text:p>80</text:p>
          </table:table-cell>
          <table:table-cell office:value-type="string">
            <text:p>Crolack</text:p>
          </table:table-cell>
          <table:table-cell office:value-type="string">
            <text:p>The Lost Submarin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81">
            <text:p>81</text:p>
          </table:table-cell>
          <table:table-cell office:value-type="string">
            <text:p>Crolack</text:p>
          </table:table-cell>
          <table:table-cell office:value-type="string">
            <text:p>X1S17 Stealth Tank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5">
            <text:p>95</text:p>
          </table:table-cell>
          <table:table-cell office:value-type="string">
            <text:p>Dayln</text:p>
          </table:table-cell>
          <table:table-cell office:value-type="string">
            <text:p>Global Merc Training Theatr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6">
            <text:p>96</text:p>
          </table:table-cell>
          <table:table-cell office:value-type="string">
            <text:p>Dayln</text:p>
          </table:table-cell>
          <table:table-cell office:value-type="string">
            <text:p>Global Merc, Detroit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8">
            <text:p>98</text:p>
          </table:table-cell>
          <table:table-cell office:value-type="string">
            <text:p>Delenn</text:p>
          </table:table-cell>
          <table:table-cell office:value-type="string">
            <text:p>Florida Sinkhol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Distortion</text:p>
          </table:table-cell>
          <table:table-cell office:value-type="string">
            <text:p>Alien Shi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02">
            <text:p>102</text:p>
          </table:table-cell>
          <table:table-cell office:value-type="string">
            <text:p>Distortion</text:p>
          </table:table-cell>
          <table:table-cell office:value-type="string">
            <text:p>Duke Nukem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05">
            <text:p>105</text:p>
          </table:table-cell>
          <table:table-cell office:value-type="string">
            <text:p>Distortion</text:p>
          </table:table-cell>
          <table:table-cell office:value-type="string">
            <text:p>Steel Factory</text:p>
          </table:table-cell>
          <table:table-cell office:value-type="string">
            <text:p>Science</text:p>
          </table:table-cell>
          <table:table-cell office:value-type="string">
            <text:p>D</text:p>
          </table:table-cell>
          <table:table-cell/>
        </table:table-row>
        <table:table-row table:style-name="ro1" table:visibility="filter">
          <table:table-cell office:value-type="float" office:value="109">
            <text:p>109</text:p>
          </table:table-cell>
          <table:table-cell office:value-type="string">
            <text:p>Doh and Rumor</text:p>
          </table:table-cell>
          <table:table-cell office:value-type="string">
            <text:p>Whorehous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16">
            <text:p>116</text:p>
          </table:table-cell>
          <table:table-cell office:value-type="string">
            <text:p>Druss</text:p>
          </table:table-cell>
          <table:table-cell office:value-type="string">
            <text:p>Ruined Bunk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21">
            <text:p>121</text:p>
          </table:table-cell>
          <table:table-cell office:value-type="string">
            <text:p>Dynon</text:p>
          </table:table-cell>
          <table:table-cell office:value-type="string">
            <text:p>Codename:Kodiak</text:p>
          </table:table-cell>
          <table:table-cell office:value-type="string">
            <text:p>Science and Newbieland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38">
            <text:p>138</text:p>
          </table:table-cell>
          <table:table-cell office:value-type="string">
            <text:p>Flaxen</text:p>
          </table:table-cell>
          <table:table-cell office:value-type="string">
            <text:p>Bomb Shelt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48">
            <text:p>148</text:p>
          </table:table-cell>
          <table:table-cell office:value-type="string">
            <text:p>Garet</text:p>
          </table:table-cell>
          <table:table-cell office:value-type="string">
            <text:p>Dan's Garag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Gerin</text:p>
          </table:table-cell>
          <table:table-cell office:value-type="string">
            <text:p>Mos Eisley Cantina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56">
            <text:p>156</text:p>
          </table:table-cell>
          <table:table-cell office:value-type="string">
            <text:p>Glorfindel</text:p>
          </table:table-cell>
          <table:table-cell office:value-type="string">
            <text:p>Schroedinger's Lab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59">
            <text:p>159</text:p>
          </table:table-cell>
          <table:table-cell office:value-type="string">
            <text:p>Gogmagog</text:p>
          </table:table-cell>
          <table:table-cell office:value-type="string">
            <text:p>Bandit Cam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60">
            <text:p>160</text:p>
          </table:table-cell>
          <table:table-cell office:value-type="string">
            <text:p>Gogmagog</text:p>
          </table:table-cell>
          <table:table-cell office:value-type="string">
            <text:p>ICU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62">
            <text:p>162</text:p>
          </table:table-cell>
          <table:table-cell office:value-type="string">
            <text:p>Green</text:p>
          </table:table-cell>
          <table:table-cell office:value-type="string">
            <text:p>Battlestar Galactica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64">
            <text:p>164</text:p>
          </table:table-cell>
          <table:table-cell office:value-type="string">
            <text:p>Groosh</text:p>
          </table:table-cell>
          <table:table-cell office:value-type="string">
            <text:p>Abandoned Building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 office:value-type="string">
            <text:p>I want to say this is in atlanta</text:p>
          </table:table-cell>
        </table:table-row>
        <table:table-row table:style-name="ro1" table:visibility="filter">
          <table:table-cell office:value-type="float" office:value="172">
            <text:p>172</text:p>
          </table:table-cell>
          <table:table-cell office:value-type="string">
            <text:p>Heath</text:p>
          </table:table-cell>
          <table:table-cell office:value-type="string">
            <text:p>UED Installation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75">
            <text:p>175</text:p>
          </table:table-cell>
          <table:table-cell office:value-type="string">
            <text:p>Hobbes</text:p>
          </table:table-cell>
          <table:table-cell office:value-type="string">
            <text:p>Contention Training Ground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77">
            <text:p>177</text:p>
          </table:table-cell>
          <table:table-cell office:value-type="string">
            <text:p>Horus</text:p>
          </table:table-cell>
          <table:table-cell office:value-type="string">
            <text:p>Warhammer 40,000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80">
            <text:p>180</text:p>
          </table:table-cell>
          <table:table-cell office:value-type="string">
            <text:p>Igor</text:p>
          </table:table-cell>
          <table:table-cell office:value-type="string">
            <text:p>Temple of Syrinx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83">
            <text:p>183</text:p>
          </table:table-cell>
          <table:table-cell office:value-type="string">
            <text:p>Indium</text:p>
          </table:table-cell>
          <table:table-cell office:value-type="string">
            <text:p>Patisseri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86">
            <text:p>186</text:p>
          </table:table-cell>
          <table:table-cell office:value-type="string">
            <text:p>Infiniti</text:p>
          </table:table-cell>
          <table:table-cell office:value-type="string">
            <text:p>Refugee Hous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91">
            <text:p>191</text:p>
          </table:table-cell>
          <table:table-cell office:value-type="string">
            <text:p>Jeffo</text:p>
          </table:table-cell>
          <table:table-cell office:value-type="string">
            <text:p>Last Chance Truck Sto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198">
            <text:p>198</text:p>
          </table:table-cell>
          <table:table-cell office:value-type="string">
            <text:p>Jux</text:p>
          </table:table-cell>
          <table:table-cell office:value-type="string">
            <text:p>Doom</text:p>
          </table:table-cell>
          <table:table-cell office:value-type="string">
            <text:p>Science</text:p>
          </table:table-cell>
          <table:table-cell office:value-type="string">
            <text:p>D</text:p>
          </table:table-cell>
          <table:table-cell/>
        </table:table-row>
        <table:table-row table:style-name="ro1" table:visibility="filter">
          <table:table-cell office:value-type="float" office:value="215">
            <text:p>215</text:p>
          </table:table-cell>
          <table:table-cell office:value-type="string">
            <text:p>Kintax</text:p>
          </table:table-cell>
          <table:table-cell office:value-type="string">
            <text:p>Mutation Experimentation Lab</text:p>
          </table:table-cell>
          <table:table-cell office:value-type="string">
            <text:p>Science</text:p>
          </table:table-cell>
          <table:table-cell office:value-type="string">
            <text:p>D</text:p>
          </table:table-cell>
          <table:table-cell/>
        </table:table-row>
        <table:table-row table:style-name="ro1" table:visibility="filter">
          <table:table-cell office:value-type="float" office:value="230">
            <text:p>230</text:p>
          </table:table-cell>
          <table:table-cell office:value-type="string">
            <text:p>Kwuteg</text:p>
          </table:table-cell>
          <table:table-cell office:value-type="string">
            <text:p>Valley of the Tribe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33">
            <text:p>233</text:p>
          </table:table-cell>
          <table:table-cell office:value-type="string">
            <text:p>Leto</text:p>
          </table:table-cell>
          <table:table-cell office:value-type="string">
            <text:p>Dun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37">
            <text:p>237</text:p>
          </table:table-cell>
          <table:table-cell office:value-type="string">
            <text:p>Lipscom</text:p>
          </table:table-cell>
          <table:table-cell office:value-type="string">
            <text:p>Oasis in the Badland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41">
            <text:p>241</text:p>
          </table:table-cell>
          <table:table-cell office:value-type="string">
            <text:p>Lorderon</text:p>
          </table:table-cell>
          <table:table-cell office:value-type="string">
            <text:p>Redneck Trail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3">
            <text:p>253</text:p>
          </table:table-cell>
          <table:table-cell office:value-type="string">
            <text:p>Malaclypse</text:p>
          </table:table-cell>
          <table:table-cell office:value-type="string">
            <text:p>Subway Sandwich Sho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6">
            <text:p>256</text:p>
          </table:table-cell>
          <table:table-cell office:value-type="string">
            <text:p>Maphingis</text:p>
          </table:table-cell>
          <table:table-cell office:value-type="string">
            <text:p>Mantle Corps Super Max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7">
            <text:p>257</text:p>
          </table:table-cell>
          <table:table-cell office:value-type="string">
            <text:p>Mischief</text:p>
          </table:table-cell>
          <table:table-cell office:value-type="string">
            <text:p>Camazot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58">
            <text:p>258</text:p>
          </table:table-cell>
          <table:table-cell office:value-type="string">
            <text:p>Mischief</text:p>
          </table:table-cell>
          <table:table-cell office:value-type="string">
            <text:p>Dead-End Alley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62">
            <text:p>262</text:p>
          </table:table-cell>
          <table:table-cell office:value-type="string">
            <text:p>Mischief</text:p>
          </table:table-cell>
          <table:table-cell office:value-type="string">
            <text:p>Murdock Chicken Plant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64">
            <text:p>264</text:p>
          </table:table-cell>
          <table:table-cell office:value-type="string">
            <text:p>Mischief and</text:p>
          </table:table-cell>
          <table:table-cell office:value-type="string">
            <text:p>Mega-Tokyo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0">
            <text:p>270</text:p>
          </table:table-cell>
          <table:table-cell office:value-type="string">
            <text:p>Mithrandir</text:p>
          </table:table-cell>
          <table:table-cell office:value-type="string">
            <text:p>Crashed Satellit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1">
            <text:p>271</text:p>
          </table:table-cell>
          <table:table-cell office:value-type="string">
            <text:p>Mithrandir</text:p>
          </table:table-cell>
          <table:table-cell office:value-type="string">
            <text:p>Mercenary Tent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2">
            <text:p>272</text:p>
          </table:table-cell>
          <table:table-cell office:value-type="string">
            <text:p>Mithrandir</text:p>
          </table:table-cell>
          <table:table-cell office:value-type="string">
            <text:p>Sandman's Oasi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3">
            <text:p>273</text:p>
          </table:table-cell>
          <table:table-cell office:value-type="string">
            <text:p>Mithrandir</text:p>
          </table:table-cell>
          <table:table-cell office:value-type="string">
            <text:p>Swamp Lak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4">
            <text:p>274</text:p>
          </table:table-cell>
          <table:table-cell office:value-type="string">
            <text:p>Mithrandir</text:p>
          </table:table-cell>
          <table:table-cell office:value-type="string">
            <text:p>Swede Research Cent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75">
            <text:p>275</text:p>
          </table:table-cell>
          <table:table-cell office:value-type="string">
            <text:p>Mithrandir</text:p>
          </table:table-cell>
          <table:table-cell office:value-type="string">
            <text:p>Toxic Waste Dum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83">
            <text:p>283</text:p>
          </table:table-cell>
          <table:table-cell office:value-type="string">
            <text:p>Morin</text:p>
          </table:table-cell>
          <table:table-cell office:value-type="string">
            <text:p>Drug Lab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96">
            <text:p>296</text:p>
          </table:table-cell>
          <table:table-cell office:value-type="string">
            <text:p>Muzicchik and Ariakus</text:p>
          </table:table-cell>
          <table:table-cell office:value-type="string">
            <text:p>Forgotten Sewer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97">
            <text:p>297</text:p>
          </table:table-cell>
          <table:table-cell office:value-type="string">
            <text:p>Muzicchik and Ariakus</text:p>
          </table:table-cell>
          <table:table-cell office:value-type="string">
            <text:p>Miltary Cam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98">
            <text:p>298</text:p>
          </table:table-cell>
          <table:table-cell office:value-type="string">
            <text:p>Nanook</text:p>
          </table:table-cell>
          <table:table-cell office:value-type="string">
            <text:p>Air Force Bas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299">
            <text:p>299</text:p>
          </table:table-cell>
          <table:table-cell office:value-type="string">
            <text:p>Nanook</text:p>
          </table:table-cell>
          <table:table-cell office:value-type="string">
            <text:p>Environmentalist Cam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01">
            <text:p>301</text:p>
          </table:table-cell>
          <table:table-cell office:value-type="string">
            <text:p>Nanook</text:p>
          </table:table-cell>
          <table:table-cell office:value-type="string">
            <text:p>Mar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02">
            <text:p>302</text:p>
          </table:table-cell>
          <table:table-cell office:value-type="string">
            <text:p>Nanook</text:p>
          </table:table-cell>
          <table:table-cell office:value-type="string">
            <text:p>Midways Space Station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12">
            <text:p>312</text:p>
          </table:table-cell>
          <table:table-cell office:value-type="string">
            <text:p>Nermal</text:p>
          </table:table-cell>
          <table:table-cell office:value-type="string">
            <text:p>European Robotics – Survey, Design and Development Offic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13">
            <text:p>313</text:p>
          </table:table-cell>
          <table:table-cell office:value-type="string">
            <text:p>Nermal</text:p>
          </table:table-cell>
          <table:table-cell office:value-type="string">
            <text:p>Silicon Wraiths HQ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15">
            <text:p>315</text:p>
          </table:table-cell>
          <table:table-cell office:value-type="string">
            <text:p>Olfin</text:p>
          </table:table-cell>
          <table:table-cell office:value-type="string">
            <text:p>Drexler Nanolab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37">
            <text:p>337</text:p>
          </table:table-cell>
          <table:table-cell office:value-type="string">
            <text:p>Pfunk</text:p>
          </table:table-cell>
          <table:table-cell office:value-type="string">
            <text:p>Carnegie Hall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40">
            <text:p>340</text:p>
          </table:table-cell>
          <table:table-cell office:value-type="string">
            <text:p>Pfunk</text:p>
          </table:table-cell>
          <table:table-cell office:value-type="string">
            <text:p>NYPD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44">
            <text:p>344</text:p>
          </table:table-cell>
          <table:table-cell office:value-type="string">
            <text:p>Pfunk</text:p>
          </table:table-cell>
          <table:table-cell office:value-type="string">
            <text:p>Wax Museum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47">
            <text:p>347</text:p>
          </table:table-cell>
          <table:table-cell office:value-type="string">
            <text:p>Pistil</text:p>
          </table:table-cell>
          <table:table-cell office:value-type="string">
            <text:p>Detroit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48">
            <text:p>348</text:p>
          </table:table-cell>
          <table:table-cell office:value-type="string">
            <text:p>Pistil</text:p>
          </table:table-cell>
          <table:table-cell office:value-type="string">
            <text:p>Fallout Shelt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49">
            <text:p>349</text:p>
          </table:table-cell>
          <table:table-cell office:value-type="string">
            <text:p>Pistil</text:p>
          </table:table-cell>
          <table:table-cell office:value-type="string">
            <text:p>GenCorp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Pistil</text:p>
          </table:table-cell>
          <table:table-cell office:value-type="string">
            <text:p>HTC Northern Expansion Terminal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52">
            <text:p>352</text:p>
          </table:table-cell>
          <table:table-cell office:value-type="string">
            <text:p>Pistil</text:p>
          </table:table-cell>
          <table:table-cell office:value-type="string">
            <text:p>Science Wasteland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 office:value-type="string">
            <text:p>I think this is main science</text:p>
          </table:table-cell>
        </table:table-row>
        <table:table-row table:style-name="ro1" table:visibility="filter">
          <table:table-cell office:value-type="float" office:value="362">
            <text:p>362</text:p>
          </table:table-cell>
          <table:table-cell office:value-type="string">
            <text:p>Polsy</text:p>
          </table:table-cell>
          <table:table-cell office:value-type="string">
            <text:p>A Quiet Swam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63">
            <text:p>363</text:p>
          </table:table-cell>
          <table:table-cell office:value-type="string">
            <text:p>Polsy</text:p>
          </table:table-cell>
          <table:table-cell office:value-type="string">
            <text:p>CybDom Inc.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64">
            <text:p>364</text:p>
          </table:table-cell>
          <table:table-cell office:value-type="string">
            <text:p>Polsy</text:p>
          </table:table-cell>
          <table:table-cell office:value-type="string">
            <text:p>Desert Path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65">
            <text:p>365</text:p>
          </table:table-cell>
          <table:table-cell office:value-type="string">
            <text:p>Polsy</text:p>
          </table:table-cell>
          <table:table-cell office:value-type="string">
            <text:p>ICAR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67">
            <text:p>367</text:p>
          </table:table-cell>
          <table:table-cell office:value-type="string">
            <text:p>Polsy</text:p>
          </table:table-cell>
          <table:table-cell office:value-type="string">
            <text:p>Rocky Mountainsid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Quicksilver</text:p>
          </table:table-cell>
          <table:table-cell office:value-type="string">
            <text:p>Satellite Tracking Station</text:p>
          </table:table-cell>
          <table:table-cell office:value-type="string">
            <text:p>Science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391">
            <text:p>391</text:p>
          </table:table-cell>
          <table:table-cell office:value-type="string">
            <text:p>Requiem</text:p>
          </table:table-cell>
          <table:table-cell office:value-type="string">
            <text:p>Voodoo Scavenger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94">
            <text:p>394</text:p>
          </table:table-cell>
          <table:table-cell office:value-type="string">
            <text:p>Rumor</text:p>
          </table:table-cell>
          <table:table-cell office:value-type="string">
            <text:p>Aegis Global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397">
            <text:p>397</text:p>
          </table:table-cell>
          <table:table-cell office:value-type="string">
            <text:p>Rumor</text:p>
          </table:table-cell>
          <table:table-cell office:value-type="string">
            <text:p>EMA Complex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1">
            <text:p>401</text:p>
          </table:table-cell>
          <table:table-cell office:value-type="string">
            <text:p>Rumor</text:p>
          </table:table-cell>
          <table:table-cell office:value-type="string">
            <text:p>Mantis Swam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2">
            <text:p>402</text:p>
          </table:table-cell>
          <table:table-cell office:value-type="string">
            <text:p>Rumor</text:p>
          </table:table-cell>
          <table:table-cell office:value-type="string">
            <text:p>Mantis Swamp 2.0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07">
            <text:p>407</text:p>
          </table:table-cell>
          <table:table-cell office:value-type="string">
            <text:p>Rumor and Vaix</text:p>
          </table:table-cell>
          <table:table-cell office:value-type="string">
            <text:p>MicroTech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10">
            <text:p>410</text:p>
          </table:table-cell>
          <table:table-cell office:value-type="string">
            <text:p>Ryft</text:p>
          </table:table-cell>
          <table:table-cell office:value-type="string">
            <text:p>Fuzzy Aliens of Mar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1">
            <text:p>421</text:p>
          </table:table-cell>
          <table:table-cell office:value-type="string">
            <text:p>Samiel</text:p>
          </table:table-cell>
          <table:table-cell office:value-type="string">
            <text:p>The Amazon Research Cent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29">
            <text:p>429</text:p>
          </table:table-cell>
          <table:table-cell office:value-type="string">
            <text:p>Saragon</text:p>
          </table:table-cell>
          <table:table-cell office:value-type="string">
            <text:p>Impact Crat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30">
            <text:p>430</text:p>
          </table:table-cell>
          <table:table-cell office:value-type="string">
            <text:p>Scrubby</text:p>
          </table:table-cell>
          <table:table-cell office:value-type="string">
            <text:p>Ruined Reacto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47">
            <text:p>447</text:p>
          </table:table-cell>
          <table:table-cell office:value-type="string">
            <text:p>Shadowlotus</text:p>
          </table:table-cell>
          <table:table-cell office:value-type="string">
            <text:p>Weather Station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50">
            <text:p>450</text:p>
          </table:table-cell>
          <table:table-cell office:value-type="string">
            <text:p>Skeet</text:p>
          </table:table-cell>
          <table:table-cell office:value-type="string">
            <text:p>Aurora Missile Bas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63">
            <text:p>463</text:p>
          </table:table-cell>
          <table:table-cell office:value-type="string">
            <text:p>Slister</text:p>
          </table:table-cell>
          <table:table-cell office:value-type="string">
            <text:p>Alpha Team and Alien Shi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moof</text:p>
          </table:table-cell>
          <table:table-cell office:value-type="string">
            <text:p>Toy Store</text:p>
          </table:table-cell>
          <table:table-cell office:value-type="string">
            <text:p>Science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468">
            <text:p>468</text:p>
          </table:table-cell>
          <table:table-cell office:value-type="string">
            <text:p>Snookie</text:p>
          </table:table-cell>
          <table:table-cell office:value-type="string">
            <text:p>Cybers Insurance Company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71">
            <text:p>471</text:p>
          </table:table-cell>
          <table:table-cell office:value-type="string">
            <text:p>Solo</text:p>
          </table:table-cell>
          <table:table-cell office:value-type="string">
            <text:p>Antimammonist Vault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74">
            <text:p>474</text:p>
          </table:table-cell>
          <table:table-cell office:value-type="string">
            <text:p>Sorva</text:p>
          </table:table-cell>
          <table:table-cell office:value-type="string">
            <text:p>New York City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 office:value-type="string">
            <text:p>don't think this is labeled in science</text:p>
          </table:table-cell>
        </table:table-row>
        <table:table-row table:style-name="ro1" table:visibility="filter">
          <table:table-cell office:value-type="float" office:value="476">
            <text:p>476</text:p>
          </table:table-cell>
          <table:table-cell office:value-type="string">
            <text:p>Steel</text:p>
          </table:table-cell>
          <table:table-cell office:value-type="string">
            <text:p>Airport Arcad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 office:value-type="string">
            <text:p>this should be done in hangar</text:p>
          </table:table-cell>
        </table:table-row>
        <table:table-row table:style-name="ro1" table:visibility="filter">
          <table:table-cell office:value-type="float" office:value="477">
            <text:p>477</text:p>
          </table:table-cell>
          <table:table-cell office:value-type="string">
            <text:p>Steel</text:p>
          </table:table-cell>
          <table:table-cell office:value-type="string">
            <text:p>MK ][ Machin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teel</text:p>
          </table:table-cell>
          <table:table-cell office:value-type="string">
            <text:p>Samurai Showdown</text:p>
          </table:table-cell>
          <table:table-cell office:value-type="string">
            <text:p>Science</text:p>
          </table:table-cell>
          <table:table-cell office:value-type="string">
            <text:p>N</text:p>
          </table:table-cell>
          <table:table-cell office:value-type="string">
            <text:p>shenanigans is too big to go here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tercus</text:p>
          </table:table-cell>
          <table:table-cell office:value-type="string">
            <text:p>NASTAR</text:p>
          </table:table-cell>
          <table:table-cell office:value-type="string">
            <text:p>Science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492">
            <text:p>492</text:p>
          </table:table-cell>
          <table:table-cell office:value-type="string">
            <text:p>Syd</text:p>
          </table:table-cell>
          <table:table-cell office:value-type="string">
            <text:p>Bombfreaks' Abbey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497">
            <text:p>497</text:p>
          </table:table-cell>
          <table:table-cell office:value-type="string">
            <text:p>Takamori</text:p>
          </table:table-cell>
          <table:table-cell office:value-type="string">
            <text:p>Kilton Research Inc.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06">
            <text:p>506</text:p>
          </table:table-cell>
          <table:table-cell office:value-type="string">
            <text:p>Talimar</text:p>
          </table:table-cell>
          <table:table-cell office:value-type="string">
            <text:p>Supply Shuttl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13">
            <text:p>513</text:p>
          </table:table-cell>
          <table:table-cell office:value-type="string">
            <text:p>Talismon and Outlaw</text:p>
          </table:table-cell>
          <table:table-cell office:value-type="string">
            <text:p>Old Subway Station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16">
            <text:p>516</text:p>
          </table:table-cell>
          <table:table-cell office:value-type="string">
            <text:p>Tarin</text:p>
          </table:table-cell>
          <table:table-cell office:value-type="string">
            <text:p>Genlab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22">
            <text:p>522</text:p>
          </table:table-cell>
          <table:table-cell office:value-type="string">
            <text:p>Telcontar</text:p>
          </table:table-cell>
          <table:table-cell office:value-type="string">
            <text:p>Luddite Commun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26">
            <text:p>526</text:p>
          </table:table-cell>
          <table:table-cell office:value-type="string">
            <text:p>Tensor</text:p>
          </table:table-cell>
          <table:table-cell office:value-type="string">
            <text:p>Cybertron</text:p>
          </table:table-cell>
          <table:table-cell office:value-type="string">
            <text:p>Science</text:p>
          </table:table-cell>
          <table:table-cell office:value-type="string">
            <text:p>D</text:p>
          </table:table-cell>
          <table:table-cell/>
        </table:table-row>
        <table:table-row table:style-name="ro1" table:visibility="filter">
          <table:table-cell office:value-type="float" office:value="545">
            <text:p>545</text:p>
          </table:table-cell>
          <table:table-cell office:value-type="string">
            <text:p>Tensor</text:p>
          </table:table-cell>
          <table:table-cell office:value-type="string">
            <text:p>USS Enterprise (TNG)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55">
            <text:p>555</text:p>
          </table:table-cell>
          <table:table-cell office:value-type="string">
            <text:p>Thumpson</text:p>
          </table:table-cell>
          <table:table-cell office:value-type="string">
            <text:p>Space Simulato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57">
            <text:p>557</text:p>
          </table:table-cell>
          <table:table-cell office:value-type="string">
            <text:p>Thyros</text:p>
          </table:table-cell>
          <table:table-cell office:value-type="string">
            <text:p>Hidden Bunker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77">
            <text:p>577</text:p>
          </table:table-cell>
          <table:table-cell office:value-type="string">
            <text:p>Toad</text:p>
          </table:table-cell>
          <table:table-cell office:value-type="string">
            <text:p>Bots 'R' Us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88">
            <text:p>588</text:p>
          </table:table-cell>
          <table:table-cell office:value-type="string">
            <text:p>Tuesdai</text:p>
          </table:table-cell>
          <table:table-cell office:value-type="string">
            <text:p>Hamilton Plant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589">
            <text:p>589</text:p>
          </table:table-cell>
          <table:table-cell office:value-type="string">
            <text:p>Tuesdai</text:p>
          </table:table-cell>
          <table:table-cell office:value-type="string">
            <text:p>Incinerato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Tuesdai</text:p>
          </table:table-cell>
          <table:table-cell office:value-type="string">
            <text:p>Mega-Tokyo Bike Shop</text:p>
          </table:table-cell>
          <table:table-cell office:value-type="string">
            <text:p>Science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598">
            <text:p>598</text:p>
          </table:table-cell>
          <table:table-cell office:value-type="string">
            <text:p>Tuesdai</text:p>
          </table:table-cell>
          <table:table-cell office:value-type="string">
            <text:p>Underwood Disease Testing Cent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05">
            <text:p>605</text:p>
          </table:table-cell>
          <table:table-cell office:value-type="string">
            <text:p>Ulme</text:p>
          </table:table-cell>
          <table:table-cell office:value-type="string">
            <text:p>Collapsed Subway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06">
            <text:p>606</text:p>
          </table:table-cell>
          <table:table-cell office:value-type="string">
            <text:p>Ulme</text:p>
          </table:table-cell>
          <table:table-cell office:value-type="string">
            <text:p>Crashed Plan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09">
            <text:p>609</text:p>
          </table:table-cell>
          <table:table-cell office:value-type="string">
            <text:p>Ulme</text:p>
          </table:table-cell>
          <table:table-cell office:value-type="string">
            <text:p>Exobiology Laboratory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Ulme</text:p>
          </table:table-cell>
          <table:table-cell office:value-type="string">
            <text:p>HTC Kiosk</text:p>
          </table:table-cell>
          <table:table-cell office:value-type="string">
            <text:p>Science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612">
            <text:p>612</text:p>
          </table:table-cell>
          <table:table-cell office:value-type="string">
            <text:p>Ulme</text:p>
          </table:table-cell>
          <table:table-cell office:value-type="string">
            <text:p>Oil Storage Cav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13">
            <text:p>613</text:p>
          </table:table-cell>
          <table:table-cell office:value-type="string">
            <text:p>Ulme</text:p>
          </table:table-cell>
          <table:table-cell office:value-type="string">
            <text:p>Old Guard Tow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14">
            <text:p>614</text:p>
          </table:table-cell>
          <table:table-cell office:value-type="string">
            <text:p>Ulme</text:p>
          </table:table-cell>
          <table:table-cell office:value-type="string">
            <text:p>Swamp Tunnel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Vermillion</text:p>
          </table:table-cell>
          <table:table-cell office:value-type="string">
            <text:p>Buried Trailer</text:p>
          </table:table-cell>
          <table:table-cell office:value-type="string">
            <text:p>Science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632">
            <text:p>632</text:p>
          </table:table-cell>
          <table:table-cell office:value-type="string">
            <text:p>Vivianne</text:p>
          </table:table-cell>
          <table:table-cell office:value-type="string">
            <text:p>Desert Min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33">
            <text:p>633</text:p>
          </table:table-cell>
          <table:table-cell office:value-type="string">
            <text:p>Vivianne</text:p>
          </table:table-cell>
          <table:table-cell office:value-type="string">
            <text:p>Jeremy's Swamp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34">
            <text:p>634</text:p>
          </table:table-cell>
          <table:table-cell office:value-type="string">
            <text:p>Vivianne</text:p>
          </table:table-cell>
          <table:table-cell office:value-type="string">
            <text:p>Ruined Barn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35">
            <text:p>635</text:p>
          </table:table-cell>
          <table:table-cell office:value-type="string">
            <text:p>Vivianne</text:p>
          </table:table-cell>
          <table:table-cell office:value-type="string">
            <text:p>The Fern Man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36">
            <text:p>636</text:p>
          </table:table-cell>
          <table:table-cell office:value-type="string">
            <text:p>Vivianne</text:p>
          </table:table-cell>
          <table:table-cell office:value-type="string">
            <text:p>Toxic Waste Site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665">
            <text:p>665</text:p>
          </table:table-cell>
          <table:table-cell office:value-type="string">
            <text:p>Xiola</text:p>
          </table:table-cell>
          <table:table-cell office:value-type="string">
            <text:p>Water Tower</text:p>
          </table:table-cell>
          <table:table-cell office:value-type="string">
            <text:p>Science</text:p>
          </table:table-cell>
          <table:table-cell office:value-type="string">
            <text:p>Y</text:p>
          </table:table-cell>
          <table:table-cell/>
        </table:table-row>
      </table:table>
      <table:table table:name="Secret Area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row table:style-name="ro2">
          <table:table-cell table:number-columns-repeated="2"/>
          <table:table-cell office:value-type="string">
            <text:p>** areas not in arealist</text:p>
          </table:table-cell>
        </table:table-row>
        <table:table-row table:style-name="ro1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Temple of Qiao Hou</text:p>
          </table:table-cell>
          <table:table-cell table:style-name="Default" office:value-type="string">
            <text:p>Hidden in a pile of rubble in 'Excavation Site' area</text:p>
          </table:table-cell>
        </table:table-row>
      </table:table>
      <table:table table:name="dungeons" table:style-name="ta1" table:print="false">
        <table:table-column table:style-name="co1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office:value-type="string">
            <text:p>Realm</text:p>
          </table:table-cell>
          <table:table-cell office:value-type="string">
            <text:p>Area</text:p>
          </table:table-cell>
          <table:table-cell table:number-columns-repeated="2"/>
        </table:table-row>
        <table:table-row table:style-name="ro1">
          <table:table-cell office:value-type="string">
            <text:p>chaos</text:p>
          </table:table-cell>
          <table:table-cell office:value-type="string">
            <text:p>smurfland</text:p>
          </table:table-cell>
          <table:table-cell/>
          <table:table-cell office:value-type="string">
            <text:p>good for puppies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/>
          <table:table-cell office:value-type="string">
            <text:p>good for puppies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death taco</text:p>
          </table:table-cell>
          <table:table-cell table:number-columns-repeated="2"/>
        </table:table-row>
        <table:table-row table:style-name="ro1">
          <table:table-cell office:value-type="string">
            <text:p>chaos</text:p>
          </table:table-cell>
          <table:table-cell table:number-columns-repeated="3"/>
        </table:table-row>
      </table:table>
      <table:table table:name="forg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troll hunter's village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westersea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luddite commune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teek island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grand hall of the rohm giddor</text:p>
          </table:table-cell>
          <table:table-cell office:value-type="string">
            <text:p>requires miniquests to get to it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angelo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deep mountain</text:p>
          </table:table-cell>
          <table:table-cell office:value-type="string">
            <text:p>hidden, maybe dragon armor quest is here?</text:p>
          </table:table-cell>
        </table:table-row>
      </table:table>
      <table:table table:name="water spot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knivur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temple of alythra</text:p>
          </table:table-cell>
          <table:table-cell office:value-type="string">
            <text:p>second floor</text:p>
          </table:table-cell>
        </table:table-row>
      </table:table>
      <table:table table:name="coins" table:style-name="ta1" table:print="false">
        <table:table-column table:style-name="co48" table:default-cell-style-name="Default"/>
        <table:table-column table:style-name="co49" table:default-cell-style-name="Default"/>
        <table:table-column table:style-name="co20" table:default-cell-style-name="ce15"/>
        <table:table-column table:style-name="co50" table:default-cell-style-name="ce15"/>
        <table:table-column table:style-name="co15" table:default-cell-style-name="ce15"/>
        <table:table-column table:style-name="co51" table:default-cell-style-name="ce15"/>
        <table:table-column table:style-name="co52" table:default-cell-style-name="Default"/>
        <table:table-column table:style-name="co7" table:default-cell-style-name="Default"/>
        <table:table-column table:style-name="co53" table:default-cell-style-name="Default"/>
        <table:table-column table:style-name="co18" table:default-cell-style-name="ce17"/>
        <table:table-column table:style-name="co7" table:default-cell-style-name="ce17"/>
        <table:table-row table:style-name="ro1">
          <table:table-cell table:style-name="ce13" office:value-type="string">
            <text:p>Realm</text:p>
          </table:table-cell>
          <table:table-cell table:style-name="ce13" office:value-type="string">
            <text:p>Area</text:p>
          </table:table-cell>
          <table:table-cell table:style-name="ce14" office:value-type="string">
            <text:p>Min (K)</text:p>
          </table:table-cell>
          <table:table-cell table:style-name="ce14" office:value-type="string">
            <text:p>Max (K)</text:p>
          </table:table-cell>
          <table:table-cell table:style-name="ce14" office:value-type="string">
            <text:p>Avg (K)</text:p>
          </table:table-cell>
          <table:table-cell table:style-name="ce14" office:value-type="string">
            <text:p>type</text:p>
          </table:table-cell>
          <table:table-cell table:style-name="ce13" office:value-type="string">
            <text:p>notes</text:p>
          </table:table-cell>
          <table:table-cell/>
          <table:table-cell table:style-name="ce1" office:value-type="string">
            <text:p>pile</text:p>
          </table:table-cell>
          <table:table-cell table:style-name="ce16"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6">
          <table:table-cell office:value-type="string">
            <text:p>fantasy</text:p>
          </table:table-cell>
          <table:table-cell office:value-type="string">
            <text:p>Catacombs 1.0</text:p>
          </table:table-cell>
          <table:table-cell office:value-type="float" office:value="0.14">
            <text:p>0.14</text:p>
          </table:table-cell>
          <table:table-cell office:value-type="float" office:value="27">
            <text:p>27.00</text:p>
          </table:table-cell>
          <table:table-cell office:value-type="float" office:value="8">
            <text:p>8.00</text:p>
          </table:table-cell>
          <table:table-cell office:value-type="string">
            <text:p>small</text:p>
          </table:table-cell>
          <table:table-cell office:value-type="string">
            <text:p>good coins/donates on 3<text:span text:style-name="T1">rd</text:span> floor</text:p>
          </table:table-cell>
          <table:table-cell/>
          <table:table-cell office:value-type="string">
            <text:p>sing gold coin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chicken guards</text:p>
          </table:table-cell>
          <table:table-cell office:value-type="float" office:value="0.335">
            <text:p>0.34</text:p>
          </table:table-cell>
          <table:table-cell office:value-type="float" office:value="40">
            <text:p>40.00</text:p>
          </table:table-cell>
          <table:table-cell office:value-type="float" office:value="15">
            <text:p>15.00</text:p>
          </table:table-cell>
          <table:table-cell office:value-type="string">
            <text:p>medium</text:p>
          </table:table-cell>
          <table:table-cell office:value-type="string">
            <text:p>big specials, good coins/donates</text:p>
          </table:table-cell>
          <table:table-cell/>
          <table:table-cell office:value-type="string">
            <text:p>couple gold coin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6">
          <table:table-cell office:value-type="string">
            <text:p>fantasy</text:p>
          </table:table-cell>
          <table:table-cell office:value-type="string">
            <text:p>wayhaven scholars</text:p>
          </table:table-cell>
          <table:table-cell office:value-type="float" office:value="2">
            <text:p>2.00</text:p>
          </table:table-cell>
          <table:table-cell office:value-type="float" office:value="8">
            <text:p>8.00</text:p>
          </table:table-cell>
          <table:table-cell office:value-type="float" office:value="7.5">
            <text:p>7.50</text:p>
          </table:table-cell>
          <table:table-cell office:value-type="string">
            <text:p>small</text:p>
          </table:table-cell>
          <table:table-cell office:value-type="string">
            <text:p>good coins</text:p>
          </table:table-cell>
          <table:table-cell/>
          <table:table-cell office:value-type="string">
            <text:p>few gold coin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6">
          <table:table-cell office:value-type="string">
            <text:p>fantasy</text:p>
          </table:table-cell>
          <table:table-cell office:value-type="string">
            <text:p>wayhaven ogres</text:p>
          </table:table-cell>
          <table:table-cell office:value-type="float" office:value="2">
            <text:p>2.00</text:p>
          </table:table-cell>
          <table:table-cell office:value-type="float" office:value="8">
            <text:p>8.00</text:p>
          </table:table-cell>
          <table:table-cell office:value-type="float" office:value="7.5">
            <text:p>7.50</text:p>
          </table:table-cell>
          <table:table-cell office:value-type="string">
            <text:p>small</text:p>
          </table:table-cell>
          <table:table-cell office:value-type="string">
            <text:p>good coins/donates</text:p>
          </table:table-cell>
          <table:table-cell/>
          <table:table-cell office:value-type="string">
            <text:p>bunch of gold coins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6">
          <table:table-cell office:value-type="string">
            <text:p>chaos</text:p>
          </table:table-cell>
          <table:table-cell office:value-type="string">
            <text:p>smurfland</text:p>
          </table:table-cell>
          <table:table-cell office:value-type="float" office:value="7">
            <text:p>7.00</text:p>
          </table:table-cell>
          <table:table-cell office:value-type="float" office:value="21">
            <text:p>21.00</text:p>
          </table:table-cell>
          <table:table-cell office:value-type="float" office:value="10">
            <text:p>10.00</text:p>
          </table:table-cell>
          <table:table-cell office:value-type="string">
            <text:p>small</text:p>
          </table:table-cell>
          <table:table-cell office:value-type="string">
            <text:p>good coins in smurf castle</text:p>
          </table:table-cell>
          <table:table-cell/>
          <table:table-cell office:value-type="string">
            <text:p>tiny stack of gold coins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</table:table-row>
        <table:table-row table:style-name="ro6">
          <table:table-cell office:value-type="string">
            <text:p>chaos</text:p>
          </table:table-cell>
          <table:table-cell office:value-type="string">
            <text:p>xanth swamp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8.5">
            <text:p>8.50</text:p>
          </table:table-cell>
          <table:table-cell office:value-type="string">
            <text:p>small</text:p>
          </table:table-cell>
          <table:table-cell office:value-type="string">
            <text:p>coins</text:p>
          </table:table-cell>
          <table:table-cell/>
          <table:table-cell office:value-type="string">
            <text:p>small pile of gold coins</text:p>
          </table:table-cell>
          <table:table-cell office:value-type="float" office:value="50">
            <text:p>50</text:p>
          </table:table-cell>
          <table:table-cell office:value-type="float" office:value="249">
            <text:p>249</text:p>
          </table:table-cell>
        </table:table-row>
        <table:table-row table:style-name="ro6">
          <table:table-cell office:value-type="string">
            <text:p>fantasy</text:p>
          </table:table-cell>
          <table:table-cell office:value-type="string">
            <text:p>durhal's</text:p>
          </table:table-cell>
          <table:table-cell office:value-type="float" office:value="13">
            <text:p>13.00</text:p>
          </table:table-cell>
          <table:table-cell office:value-type="float" office:value="22">
            <text:p>22.00</text:p>
          </table:table-cell>
          <table:table-cell office:value-type="float" office:value="15">
            <text:p>15.00</text:p>
          </table:table-cell>
          <table:table-cell office:value-type="string">
            <text:p>small</text:p>
          </table:table-cell>
          <table:table-cell office:value-type="string">
            <text:p>decent coins/donates</text:p>
          </table:table-cell>
          <table:table-cell/>
          <table:table-cell office:value-type="string">
            <text:p>pile of gold coins</text:p>
          </table:table-cell>
          <table:table-cell office:value-type="float" office:value="250">
            <text:p>250</text:p>
          </table:table-cell>
          <table:table-cell office:value-type="float" office:value="499">
            <text:p>499</text:p>
          </table:table-cell>
        </table:table-row>
        <table:table-row table:style-name="ro6">
          <table:table-cell office:value-type="string">
            <text:p>fantasy</text:p>
          </table:table-cell>
          <table:table-cell office:value-type="string">
            <text:p>westersea slums</text:p>
          </table:table-cell>
          <table:table-cell office:value-type="float" office:value="15">
            <text:p>15.00</text:p>
          </table:table-cell>
          <table:table-cell office:value-type="float" office:value="90">
            <text:p>90.00</text:p>
          </table:table-cell>
          <table:table-cell office:value-type="float" office:value="45">
            <text:p>45.00</text:p>
          </table:table-cell>
          <table:table-cell office:value-type="string">
            <text:p>medium</text:p>
          </table:table-cell>
          <table:table-cell office:value-type="string">
            <text:p>crazy coins and good donates</text:p>
          </table:table-cell>
          <table:table-cell/>
          <table:table-cell office:value-type="string">
            <text:p>large pile of gold coins</text:p>
          </table:table-cell>
          <table:table-cell office:value-type="float" office:value="500">
            <text:p>500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ultimate tournament</text:p>
          </table:table-cell>
          <table:table-cell office:value-type="float" office:value="23">
            <text:p>23.00</text:p>
          </table:table-cell>
          <table:table-cell office:value-type="float" office:value="50">
            <text:p>50.00</text:p>
          </table:table-cell>
          <table:table-cell office:value-type="float" office:value="30">
            <text:p>30.00</text:p>
          </table:table-cell>
          <table:table-cell office:value-type="string">
            <text:p>medium</text:p>
          </table:table-cell>
          <table:table-cell office:value-type="string">
            <text:p>good coins on mobs</text:p>
          </table:table-cell>
          <table:table-cell/>
          <table:table-cell office:value-type="string">
            <text:p>really large pile of gold coins</text:p>
          </table:table-cell>
          <table:table-cell office:value-type="float" office:value="1000">
            <text:p>1,000</text:p>
          </table:table-cell>
          <table:table-cell office:value-type="float" office:value="4999">
            <text:p>4,999</text:p>
          </table:table-cell>
        </table:table-row>
        <table:table-row table:style-name="ro1">
          <table:table-cell table:number-columns-repeated="8"/>
          <table:table-cell office:value-type="string">
            <text:p>humongous pile of gold coins</text:p>
          </table:table-cell>
          <table:table-cell office:value-type="float" office:value="5000">
            <text:p>5,000</text:p>
          </table:table-cell>
          <table:table-cell office:value-type="float" office:value="9999">
            <text:p>9,999</text:p>
          </table:table-cell>
        </table:table-row>
        <table:table-row table:style-name="ro1">
          <table:table-cell table:number-columns-repeated="8"/>
          <table:table-cell office:value-type="string">
            <text:p>small fortune of gold coins</text:p>
          </table:table-cell>
          <table:table-cell office:value-type="float" office:value="10000">
            <text:p>10,000</text:p>
          </table:table-cell>
          <table:table-cell office:value-type="float" office:value="49999">
            <text:p>49,999</text:p>
          </table:table-cell>
        </table:table-row>
        <table:table-row table:style-name="ro1">
          <table:table-cell table:number-columns-repeated="8"/>
          <table:table-cell office:value-type="string">
            <text:p>sizable fortune of gold coins</text:p>
          </table:table-cell>
          <table:table-cell office:value-type="float" office:value="50000">
            <text:p>50,000</text:p>
          </table:table-cell>
          <table:table-cell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op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1021" table:default-cell-style-name="Default"/>
        <table:table-row table:style-name="ro3">
          <table:table-cell table:style-name="ce8" office:value-type="string">
            <text:p>Realm</text:p>
          </table:table-cell>
          <table:table-cell table:style-name="ce8" office:value-type="string">
            <text:p>Area</text:p>
          </table:table-cell>
          <table:table-cell table:style-name="ce8" office:value-type="string">
            <text:p>Notes</text:p>
          </table:table-cell>
          <table:table-cell table:style-name="ce9" office:value-type="string">
            <text:p>in cmud?</text:p>
          </table:table-cell>
          <table:table-cell table:number-columns-repeated="1020"/>
        </table:table-row>
        <table:table-row table:style-name="ro1">
          <table:table-cell office:value-type="string">
            <text:p>chaos</text:p>
          </table:table-cell>
          <table:table-cell office:value-type="string">
            <text:p>covenant</text:p>
          </table:table-cell>
          <table:table-cell office:value-type="string">
            <text:p>vortex, 4w, e, s, w, read book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chaos</text:p>
          </table:table-cell>
          <table:table-cell office:value-type="string">
            <text:p>crydee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chaos</text:p>
          </table:table-cell>
          <table:table-cell office:value-type="string">
            <text:p>darkmoore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chaos</text:p>
          </table:table-cell>
          <table:table-cell office:value-type="string">
            <text:p>fred used cars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chaos</text:p>
          </table:table-cell>
          <table:table-cell office:value-type="string">
            <text:p>gug city</text:p>
          </table:table-cell>
          <table:table-cell office:value-type="string">
            <text:p>dig in graveyard with shovel</text:p>
          </table:table-cell>
          <table:table-cell table:number-columns-repeated="1021"/>
        </table:table-row>
        <table:table-row table:style-name="ro3">
          <table:table-cell office:value-type="string">
            <text:p>chaos</text:p>
          </table:table-cell>
          <table:table-cell office:value-type="string">
            <text:p>mortal kombat area</text:p>
          </table:table-cell>
          <table:table-cell office:value-type="string">
            <text:p>the villag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chaos</text:p>
          </table:table-cell>
          <table:table-cell office:value-type="string">
            <text:p>northern cowville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>
            <text:p>chaos</text:p>
          </table:table-cell>
          <table:table-cell office:value-type="string">
            <text:p>the land 1</text:p>
          </table:table-cell>
          <table:table-cell office:value-type="string">
            <text:p>in the tree, near the ford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>
            <text:p>chaos</text:p>
          </table:table-cell>
          <table:table-cell office:value-type="string">
            <text:p>the land 2</text:p>
          </table:table-cell>
          <table:table-cell office:value-type="string">
            <text:p>in the tree, near the ford</text:p>
          </table:table-cell>
          <table:table-cell table:number-columns-repeated="1021"/>
        </table:table-row>
        <table:table-row table:style-name="ro3">
          <table:table-cell office:value-type="string">
            <text:p>fantasy</text:p>
          </table:table-cell>
          <table:table-cell office:value-type="string">
            <text:p>angelo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east shop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west shop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troll shop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science</text:p>
          </table:table-cell>
          <table:table-cell office:value-type="string">
            <text:p>atlanta </text:p>
          </table:table-cell>
          <table:table-cell office:value-type="string">
            <text:p>north shop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science</text:p>
          </table:table-cell>
          <table:table-cell office:value-type="string">
            <text:p>atlanta </text:p>
          </table:table-cell>
          <table:table-cell office:value-type="string">
            <text:p>south shop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science</text:p>
          </table:table-cell>
          <table:table-cell office:value-type="string">
            <text:p>detroit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>
            <text:p>science</text:p>
          </table:table-cell>
          <table:table-cell office:value-type="string">
            <text:p>dune</text:p>
          </table:table-cell>
          <table:table-cell table:number-columns-repeated="1022"/>
        </table:table-row>
        <table:table-row table:style-name="ro3">
          <table:table-cell office:value-type="string">
            <text:p>science</text:p>
          </table:table-cell>
          <table:table-cell office:value-type="string">
            <text:p>luddite community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science</text:p>
          </table:table-cell>
          <table:table-cell office:value-type="string">
            <text:p>northern expasion shop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>
            <text:p>fantasy</text:p>
          </table:table-cell>
          <table:table-cell office:value-type="string">
            <text:p>troll alliance</text:p>
          </table:table-cell>
          <table:table-cell table:number-columns-repeated="1022"/>
        </table:table-row>
      </table:table>
      <table:table table:name="pubs" table:style-name="ta1" table:print="false">
        <table:table-column table:style-name="co2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8">
          <table:table-cell table:style-name="ce10" office:value-type="string">
            <text:p>Realm</text:p>
          </table:table-cell>
          <table:table-cell table:style-name="ce10" office:value-type="string">
            <text:p>Area</text:p>
          </table:table-cell>
          <table:table-cell table:style-name="ce10" office:value-type="string">
            <text:p>Pub Name</text:p>
          </table:table-cell>
          <table:table-cell table:style-name="ce1" office:value-type="string">
            <text:p>Notes</text:p>
          </table:table-cell>
        </table:table-row>
        <table:table-row table:style-name="ro8">
          <table:table-cell office:value-type="string">
            <text:p>chaos</text:p>
          </table:table-cell>
          <table:table-cell office:value-type="string">
            <text:p>myth area</text:p>
          </table:table-cell>
          <table:table-cell office:value-type="string">
            <text:p>bacchus' pub</text:p>
          </table:table-cell>
          <table:table-cell/>
        </table:table-row>
        <table:table-row table:style-name="ro8">
          <table:table-cell office:value-type="string">
            <text:p>chaos</text:p>
          </table:table-cell>
          <table:table-cell office:value-type="string">
            <text:p>darkmoore</text:p>
          </table:table-cell>
          <table:table-cell office:value-type="string">
            <text:p>barker's bar</text:p>
          </table:table-cell>
          <table:table-cell office:value-type="string">
            <text:p>darkmoore brewery</text:p>
          </table:table-cell>
        </table:table-row>
        <table:table-row table:style-name="ro8">
          <table:table-cell table:style-name="ce11" office:value-type="string">
            <text:p>chaos</text:p>
          </table:table-cell>
          <table:table-cell office:value-type="string">
            <text:p>Covenant</text:p>
          </table:table-cell>
          <table:table-cell office:value-type="string">
            <text:p>Covenant Bar (pub?)</text:p>
          </table:table-cell>
          <table:table-cell/>
        </table:table-row>
        <table:table-row table:style-name="ro8">
          <table:table-cell table:style-name="ce11" office:value-type="string">
            <text:p>chaos</text:p>
          </table:table-cell>
          <table:table-cell office:value-type="string">
            <text:p>Crydee</text:p>
          </table:table-cell>
          <table:table-cell office:value-type="string">
            <text:p>Crydee Village Pub</text:p>
          </table:table-cell>
          <table:table-cell/>
        </table:table-row>
        <table:table-row table:style-name="ro8">
          <table:table-cell office:value-type="string">
            <text:p>chaos</text:p>
          </table:table-cell>
          <table:table-cell office:value-type="string">
            <text:p>chaos cineplex</text:p>
          </table:table-cell>
          <table:table-cell office:value-type="string">
            <text:p>dolen's inferno</text:p>
          </table:table-cell>
          <table:table-cell office:value-type="string">
            <text:p>freddy kruegar area</text:p>
          </table:table-cell>
        </table:table-row>
        <table:table-row table:style-name="ro8">
          <table:table-cell table:style-name="ce11" office:value-type="string">
            <text:p>chaos</text:p>
          </table:table-cell>
          <table:table-cell office:value-type="string">
            <text:p>leprechaun village</text:p>
          </table:table-cell>
          <table:table-cell office:value-type="string">
            <text:p>end of the rainbow bar</text:p>
          </table:table-cell>
          <table:table-cell/>
        </table:table-row>
        <table:table-row table:style-name="ro8">
          <table:table-cell office:value-type="string">
            <text:p>chaos</text:p>
          </table:table-cell>
          <table:table-cell office:value-type="string">
            <text:p>gug city</text:p>
          </table:table-cell>
          <table:table-cell office:value-type="string">
            <text:p>gug's butcher shop</text:p>
          </table:table-cell>
          <table:table-cell office:value-type="string">
            <text:p>in darkmoore gug city</text:p>
          </table:table-cell>
        </table:table-row>
        <table:table-row table:style-name="ro8">
          <table:table-cell office:value-type="string">
            <text:p>chaos</text:p>
          </table:table-cell>
          <table:table-cell table:number-columns-repeated="2" office:value-type="string">
            <text:p>inn of the last home</text:p>
          </table:table-cell>
          <table:table-cell/>
        </table:table-row>
        <table:table-row table:style-name="ro8">
          <table:table-cell office:value-type="string">
            <text:p>chaos</text:p>
          </table:table-cell>
          <table:table-cell office:value-type="string">
            <text:p>kyoto</text:p>
          </table:table-cell>
          <table:table-cell office:value-type="string">
            <text:p>kyoto inn</text:p>
          </table:table-cell>
          <table:table-cell office:value-type="string">
            <text:p>find vampire boy in chaos</text:p>
          </table:table-cell>
        </table:table-row>
        <table:table-row table:style-name="ro8">
          <table:table-cell table:style-name="ce11" office:value-type="string">
            <text:p>chaos</text:p>
          </table:table-cell>
          <table:table-cell office:value-type="string">
            <text:p>Cowville</text:p>
          </table:table-cell>
          <table:table-cell office:value-type="string">
            <text:p>Queen's Hoof</text:p>
          </table:table-cell>
          <table:table-cell/>
        </table:table-row>
        <table:table-row table:style-name="ro8">
          <table:table-cell table:style-name="ce11" office:value-type="string">
            <text:p>chaos</text:p>
          </table:table-cell>
          <table:table-cell office:value-type="string">
            <text:p>Brewery Swamp</text:p>
          </table:table-cell>
          <table:table-cell office:value-type="string">
            <text:p>Reservoir Tavern</text:p>
          </table:table-cell>
          <table:table-cell/>
        </table:table-row>
        <table:table-row table:style-name="ro8">
          <table:table-cell office:value-type="string">
            <text:p>chaos</text:p>
          </table:table-cell>
          <table:table-cell office:value-type="string">
            <text:p>pulp fiction</text:p>
          </table:table-cell>
          <table:table-cell office:value-type="string">
            <text:p>sally leyroy's</text:p>
          </table:table-cell>
          <table:table-cell/>
        </table:table-row>
        <table:table-row table:style-name="ro8">
          <table:table-cell office:value-type="string">
            <text:p>chaos</text:p>
          </table:table-cell>
          <table:table-cell office:value-type="string">
            <text:p>starbuck's ocffee</text:p>
          </table:table-cell>
          <table:table-cell office:value-type="string">
            <text:p>starbuck's coffee counter</text:p>
          </table:table-cell>
          <table:table-cell/>
        </table:table-row>
        <table:table-row table:style-name="ro8">
          <table:table-cell office:value-type="string">
            <text:p>chaos</text:p>
          </table:table-cell>
          <table:table-cell office:value-type="string">
            <text:p>Linux Fair</text:p>
          </table:table-cell>
          <table:table-cell office:value-type="string">
            <text:p>The Linux Cafe</text:p>
          </table:table-cell>
          <table:table-cell/>
        </table:table-row>
        <table:table-row table:style-name="ro8">
          <table:table-cell office:value-type="string">
            <text:p>chaos</text:p>
          </table:table-cell>
          <table:table-cell office:value-type="string">
            <text:p>atlantis</text:p>
          </table:table-cell>
          <table:table-cell office:value-type="string">
            <text:p>the undersea pub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barovia</text:p>
          </table:table-cell>
          <table:table-cell office:value-type="string">
            <text:p>blood of the vine tavern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sarkath kahn</text:p>
          </table:table-cell>
          <table:table-cell office:value-type="string">
            <text:p>egon's inn</text:p>
          </table:table-cell>
          <table:table-cell/>
        </table:table-row>
        <table:table-row table:style-name="ro9">
          <table:table-cell office:value-type="string">
            <text:p>fantasy</text:p>
          </table:table-cell>
          <table:table-cell office:value-type="string">
            <text:p>knivur</text:p>
          </table:table-cell>
          <table:table-cell office:value-type="string">
            <text:p>golden nugget pub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harfain</text:p>
          </table:table-cell>
          <table:table-cell office:value-type="string">
            <text:p>kaynbee's tavern</text:p>
          </table:table-cell>
          <table:table-cell/>
        </table:table-row>
        <table:table-row table:style-name="ro8">
          <table:table-cell table:style-name="ce12"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Lally's Pub (Wayhaven)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rampage</text:p>
          </table:table-cell>
          <table:table-cell office:value-type="string">
            <text:p>lazarian tavern</text:p>
          </table:table-cell>
          <table:table-cell office:value-type="string">
            <text:p>rampage area in pegasus port</text:p>
          </table:table-cell>
        </table:table-row>
        <table:table-row table:style-name="ro8">
          <table:table-cell office:value-type="string">
            <text:p>fantasy</text:p>
          </table:table-cell>
          <table:table-cell office:value-type="string">
            <text:p>chapel forest</text:p>
          </table:table-cell>
          <table:table-cell office:value-type="string">
            <text:p>nightshade pub</text:p>
          </table:table-cell>
          <table:table-cell office:value-type="string">
            <text:p>in willow tree</text:p>
          </table:table-cell>
        </table:table-row>
        <table:table-row table:style-name="ro8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Pub of Keylonica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Pub of Raric</text:p>
          </table:table-cell>
          <table:table-cell/>
        </table:table-row>
        <table:table-row table:style-name="ro8">
          <table:table-cell table:style-name="ce12" office:value-type="string">
            <text:p>fantasy</text:p>
          </table:table-cell>
          <table:table-cell office:value-type="string">
            <text:p>Catacombs</text:p>
          </table:table-cell>
          <table:table-cell office:value-type="string">
            <text:p>Razed Tavern (Catacombs1)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rosewood pub</text:p>
          </table:table-cell>
          <table:table-cell office:value-type="string">
            <text:p>in fort</text:p>
          </table:table-cell>
        </table:table-row>
        <table:table-row table:style-name="ro8">
          <table:table-cell office:value-type="string">
            <text:p>fantasy</text:p>
          </table:table-cell>
          <table:table-cell office:value-type="string">
            <text:p>town of grindur</text:p>
          </table:table-cell>
          <table:table-cell office:value-type="string">
            <text:p>southern face tavern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swampy drinks</text:p>
          </table:table-cell>
          <table:table-cell office:value-type="string">
            <text:p>city of razorin</text:p>
          </table:table-cell>
        </table:table-row>
        <table:table-row table:style-name="ro8">
          <table:table-cell office:value-type="string">
            <text:p>fantasy</text:p>
          </table:table-cell>
          <table:table-cell office:value-type="string">
            <text:p>troll alliance</text:p>
          </table:table-cell>
          <table:table-cell office:value-type="string">
            <text:p>the black river pub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the meat market</text:p>
          </table:table-cell>
          <table:table-cell/>
        </table:table-row>
        <table:table-row table:style-name="ro8">
          <table:table-cell table:style-name="ce12"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The Short &amp; Sweet Pub</text:p>
          </table:table-cell>
          <table:table-cell office:value-type="string">
            <text:p>muggers</text:p>
          </table:table-cell>
        </table:table-row>
        <table:table-row table:style-name="ro8">
          <table:table-cell table:style-name="ce12"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The Tall &amp; Long Pub</text:p>
          </table:table-cell>
          <table:table-cell office:value-type="string">
            <text:p>muggers</text:p>
          </table:table-cell>
        </table:table-row>
        <table:table-row table:style-name="ro8">
          <table:table-cell table:style-name="ce12"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The Tall And Short Of It</text:p>
          </table:table-cell>
          <table:table-cell office:value-type="string">
            <text:p>muggers</text:p>
          </table:table-cell>
        </table:table-row>
        <table:table-row table:style-name="ro8">
          <table:table-cell table:style-name="ce12" office:value-type="string">
            <text:p>fantasy</text:p>
          </table:table-cell>
          <table:table-cell office:value-type="string">
            <text:p>Wayhaven</text:p>
          </table:table-cell>
          <table:table-cell office:value-type="string">
            <text:p>the wayhaven pub (se wayhaven)</text:p>
          </table:table-cell>
          <table:table-cell/>
        </table:table-row>
        <table:table-row table:style-name="ro8">
          <table:table-cell table:style-name="ce12"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pub of waff</text:p>
          </table:table-cell>
          <table:table-cell office:value-type="string">
            <text:p>in town of waff</text:p>
          </table:table-cell>
        </table:table-row>
        <table:table-row table:style-name="ro8">
          <table:table-cell table:style-name="ce12"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winter's haven</text:p>
          </table:table-cell>
          <table:table-cell/>
        </table:table-row>
        <table:table-row table:style-name="ro8">
          <table:table-cell table:style-name="ce11" office:value-type="string">
            <text:p>science</text:p>
          </table:table-cell>
          <table:table-cell office:value-type="string">
            <text:p>Detroit</text:p>
          </table:table-cell>
          <table:table-cell office:value-type="string">
            <text:p>Bill Bond's Bar and Tavern</text:p>
          </table:table-cell>
          <table:table-cell/>
        </table:table-row>
        <table:table-row table:style-name="ro8">
          <table:table-cell office:value-type="string">
            <text:p>science</text:p>
          </table:table-cell>
          <table:table-cell office:value-type="string">
            <text:p>camazot</text:p>
          </table:table-cell>
          <table:table-cell office:value-type="string">
            <text:p>camazot distillery</text:p>
          </table:table-cell>
          <table:table-cell/>
        </table:table-row>
        <table:table-row table:style-name="ro8">
          <table:table-cell table:style-name="ce11"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Dead Hawaian</text:p>
          </table:table-cell>
          <table:table-cell/>
        </table:table-row>
        <table:table-row table:style-name="ro8">
          <table:table-cell table:style-name="ce11"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Dead Pub? (ne atlanta)</text:p>
          </table:table-cell>
          <table:table-cell/>
        </table:table-row>
        <table:table-row table:style-name="ro8">
          <table:table-cell table:style-name="ce11" office:value-type="string">
            <text:p>science</text:p>
          </table:table-cell>
          <table:table-cell office:value-type="string">
            <text:p>Mars</text:p>
          </table:table-cell>
          <table:table-cell office:value-type="string">
            <text:p>Deever's Tavern</text:p>
          </table:table-cell>
          <table:table-cell/>
        </table:table-row>
        <table:table-row table:style-name="ro8">
          <table:table-cell table:style-name="ce11" office:value-type="string">
            <text:p>science</text:p>
          </table:table-cell>
          <table:table-cell office:value-type="string">
            <text:p>Space Simulator</text:p>
          </table:table-cell>
          <table:table-cell office:value-type="string">
            <text:p>the Grav Bar</text:p>
          </table:table-cell>
          <table:table-cell/>
        </table:table-row>
        <table:table-row table:style-name="ro8">
          <table:table-cell office:value-type="string">
            <text:p>science</text:p>
          </table:table-cell>
          <table:table-cell office:value-type="string">
            <text:p>mega-tokyo</text:p>
          </table:table-cell>
          <table:table-cell office:value-type="string">
            <text:p>knight saber sushi bar &amp; steakhouse</text:p>
          </table:table-cell>
          <table:table-cell/>
        </table:table-row>
        <table:table-row table:style-name="ro8">
          <table:table-cell office:value-type="string">
            <text:p>science</text:p>
          </table:table-cell>
          <table:table-cell/>
          <table:table-cell office:value-type="string">
            <text:p>legal grounds</text:p>
          </table:table-cell>
          <table:table-cell office:value-type="string">
            <text:p>???</text:p>
          </table:table-cell>
        </table:table-row>
        <table:table-row table:style-name="ro8">
          <table:table-cell table:style-name="ce11" office:value-type="string">
            <text:p>science</text:p>
          </table:table-cell>
          <table:table-cell office:value-type="string">
            <text:p>Dune</text:p>
          </table:table-cell>
          <table:table-cell office:value-type="string">
            <text:p>the spacing bar</text:p>
          </table:table-cell>
          <table:table-cell/>
        </table:table-row>
        <table:table-row table:style-name="ro8">
          <table:table-cell table:style-name="ce11" office:value-type="string">
            <text:p>science</text:p>
          </table:table-cell>
          <table:table-cell office:value-type="string">
            <text:p>HTC Northern Expansion</text:p>
          </table:table-cell>
          <table:table-cell office:value-type="string">
            <text:p>Syderman's Drink Shop</text:p>
          </table:table-cell>
          <table:table-cell/>
        </table:table-row>
        <table:table-row table:style-name="ro8">
          <table:table-cell office:value-type="string">
            <text:p>science</text:p>
          </table:table-cell>
          <table:table-cell office:value-type="string">
            <text:p>mega-tokyo</text:p>
          </table:table-cell>
          <table:table-cell office:value-type="string">
            <text:p>techno karaoke bar</text:p>
          </table:table-cell>
          <table:table-cell/>
        </table:table-row>
        <table:table-row table:style-name="ro8">
          <table:table-cell office:value-type="string">
            <text:p>science</text:p>
          </table:table-cell>
          <table:table-cell/>
          <table:table-cell office:value-type="string">
            <text:p>ten forward</text:p>
          </table:table-cell>
          <table:table-cell office:value-type="string">
            <text:p>no idea</text:p>
          </table:table-cell>
        </table:table-row>
        <table:table-row table:style-name="ro8">
          <table:table-cell office:value-type="string">
            <text:p>science</text:p>
          </table:table-cell>
          <table:table-cell/>
          <table:table-cell office:value-type="string">
            <text:p>the bar car of the musicland express</text:p>
          </table:table-cell>
          <table:table-cell/>
        </table:table-row>
        <table:table-row table:style-name="ro8">
          <table:table-cell office:value-type="string">
            <text:p>science</text:p>
          </table:table-cell>
          <table:table-cell office:value-type="string">
            <text:p>cantina</text:p>
          </table:table-cell>
          <table:table-cell office:value-type="string">
            <text:p>the cantina</text:p>
          </table:table-cell>
          <table:table-cell office:value-type="string">
            <text:p>star wars pod</text:p>
          </table:table-cell>
        </table:table-row>
        <table:table-row table:style-name="ro8">
          <table:table-cell office:value-type="string">
            <text:p>science</text:p>
          </table:table-cell>
          <table:table-cell/>
          <table:table-cell office:value-type="string">
            <text:p>the minkling moon</text:p>
          </table:table-cell>
          <table:table-cell office:value-type="string">
            <text:p>???</text:p>
          </table:table-cell>
        </table:table-row>
        <table:table-row table:style-name="ro8">
          <table:table-cell office:value-type="string">
            <text:p>science</text:p>
          </table:table-cell>
          <table:table-cell office:value-type="string">
            <text:p>Science, Hanger (midway)</text:p>
          </table:table-cell>
          <table:table-cell office:value-type="string">
            <text:p>the zero-g club</text:p>
          </table:table-cell>
          <table:table-cell office:value-type="string">
            <text:p>bottom of midway, nw room</text:p>
          </table:table-cell>
        </table:table-row>
      </table:table>
      <table:database-ranges>
        <table:database-range table:name="__Anonymous_Sheet_DB__1" table:target-range-address="Chaos.A1:Chaos.F198" table:display-filter-buttons="true">
          <table:filter>
            <table:filter-condition table:field-number="4" table:value="N" table:operator="="/>
          </table:filter>
        </table:database-range>
        <table:database-range table:name="__Anonymous_Sheet_DB__2" table:target-range-address="Science.A1:Science.A132"/>
        <table:database-range table:name="__Anonymous_Sheet_DB__3" table:target-range-address="Science.A1:Science.F133" table:display-filter-buttons="true">
          <table:filter>
            <table:filter-condition table:field-number="4" table:value="N" table:operator="="/>
          </table:filter>
          <table:sort>
            <table:sort-by table:field-number="0" table:data-type="automatic"/>
          </table:sort>
        </table:database-range>
        <table:database-range table:target-range-address="coins.A1:coins.G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number:min-integer-digits="1"/>
      <number:text>%</number:text>
    </number:percentage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number number:decimal-places="0" number:min-integer-digits="1" number:grouping="true"/>
      <style:map style:condition="value()&gt;=0" style:apply-style-name="N148P0"/>
    </number:number-style>
    <number:number-style style:name="N149">
      <number:number number:decimal-places="1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1/21/2015</text:date>, <text:time>10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2T02:25:27.14</meta:creation-date>
    <dc:date>2015-01-21T10:35:03</dc:date>
    <meta:editing-duration>P1DT19H20M25S</meta:editing-duration>
    <meta:editing-cycles>286</meta:editing-cycles>
    <meta:generator>OpenOffice/4.1.1$Unix OpenOffice.org_project/411m6$Build-9775</meta:generator>
    <meta:document-statistic meta:table-count="10" meta:cell-count="3552" meta:object-count="0"/>
  </office:meta>
</office:document-meta>
</file>